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755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04cm"/>
    </style:style>
    <style:style style:name="co9" style:family="table-column">
      <style:table-column-properties fo:break-before="auto" style:column-width="3.941cm"/>
    </style:style>
    <style:style style:name="co10" style:family="table-column">
      <style:table-column-properties fo:break-before="auto" style:column-width="3.683cm"/>
    </style:style>
    <style:style style:name="co11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4.196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25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4.773cm"/>
    </style:style>
    <style:style style:name="co18" style:family="table-column">
      <style:table-column-properties fo:break-before="auto" style:column-width="3.78cm"/>
    </style:style>
    <style:style style:name="co19" style:family="table-column">
      <style:table-column-properties fo:break-before="auto" style:column-width="3.0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21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 style:data-style-name="N121">
      <style:table-cell-properties fo:background-color="#ffcc99"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transparent" fo:border="0.74pt solid #000000"/>
    </style:style>
    <style:style style:name="ce45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 style:data-style-name="N49">
      <style:table-cell-properties fo:background-color="#ffcc99" fo:border="0.74pt solid #000000"/>
    </style:style>
    <style:style style:name="ce36" style:family="table-cell" style:parent-style-name="Default">
      <style:table-cell-properties fo:background-color="#ffcc99" style:text-align-source="fix" style:repeat-content="false" fo:border="0.74pt solid #000000"/>
      <style:paragraph-properties fo:text-align="end" fo:margin-left="0cm"/>
    </style:style>
    <style:style style:name="ce18" style:family="table-cell" style:parent-style-name="Default">
      <style:table-cell-properties fo:background-color="#ffff00" fo:border="0.74pt solid #000000"/>
    </style:style>
    <style:style style:name="ce33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ff00" fo:border="0.74pt solid #000000"/>
    </style:style>
    <style:style style:name="ce47" style:family="table-cell" style:parent-style-name="Default" style:data-style-name="N61">
      <style:table-cell-properties fo:background-color="#ffcc99" fo:border="0.74pt solid #000000"/>
    </style:style>
    <style:style style:name="ce49" style:family="table-cell" style:parent-style-name="Default">
      <style:table-cell-properties fo:background-color="#ffcc99" fo:border="0.74pt solid #000000"/>
    </style:style>
    <style:style style:name="ce5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6e6e6" fo:border="0.74pt solid #000000"/>
    </style:style>
    <style:style style:name="ce38" style:family="table-cell" style:parent-style-name="Default">
      <style:table-cell-properties fo:background-color="#ffcc99" fo:border="0.74pt solid #000000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23">
      <style:table-cell-properties fo:background-color="#e6e6e6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 style:data-style-name="N123">
      <style:table-cell-properties fo:background-color="#ffcc99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>
      <style:table-cell-properties fo:background-color="#ffcc99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fff00"/>
    </style:style>
    <style:style style:name="ce75" style:family="table-cell" style:parent-style-name="Default" style:data-style-name="N49">
      <style:table-cell-properties fo:background-color="#ffff00" fo:border="0.74pt solid #000000"/>
    </style:style>
    <style:style style:name="ce76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77" style:family="table-cell" style:parent-style-name="Default" style:data-style-name="N61">
      <style:table-cell-properties fo:background-color="#ffff00" fo:border="0.74pt solid #000000"/>
    </style:style>
    <style:style style:name="ce14" style:family="table-cell" style:parent-style-name="Default">
      <style:table-cell-properties fo:background-color="#e6e6e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23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fo:background-color="#e6e6e6" style:text-align-source="fix" style:repeat-content="false" fo:border="0.74pt solid #000000"/>
      <style:paragraph-properties fo:text-align="end" fo:margin-left="0cm"/>
    </style:style>
    <style:style style:name="ce70" style:family="table-cell" style:parent-style-name="Default">
      <style:table-cell-properties fo:background-color="#00ff00" style:text-align-source="fix" style:repeat-content="false" fo:border="0.74pt solid #000000"/>
      <style:paragraph-properties fo:text-align="end" fo:margin-left="0cm"/>
    </style:style>
    <style:style style:name="ce71" style:family="table-cell" style:parent-style-name="Default" style:data-style-name="N123">
      <style:table-cell-properties fo:background-color="#00ff00"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 style:data-style-name="N123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 style:data-style-name="N124">
      <style:table-cell-properties fo:border="0.74pt solid #000000"/>
    </style:style>
    <style:style style:name="ce89" style:family="table-cell" style:parent-style-name="Default" style:data-style-name="N124">
      <style:table-cell-properties fo:background-color="#00ff00" fo:border="0.74pt solid #00000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none"/>
    </style:style>
    <style:style style:name="ce58" style:family="table-cell" style:parent-style-name="Default" style:data-style-name="N123">
      <style:table-cell-properties fo:border="none"/>
    </style:style>
    <style:style style:name="ce5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 style:data-style-name="N124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MFSaltosX2_0" table:style-name="ta1">
        <table:shapes>
          <draw:frame draw:z-index="0" draw:style-name="gr1" draw:text-style-name="P1" svg:width="34.45cm" svg:height="22.199cm" svg:x="55.428cm" svg:y="1.129cm">
            <draw:object draw:notify-on-update-of-ranges="resultadosMFSaltosX2_0.A4:resultadosMFSaltosX2_0.A54 resultadosMFSaltosX2_0.B2:resultadosMFSaltosX2_0.B2 resultadosMFSaltosX2_0.D4:resultadosMFSaltosX2_0.D31 resultadosMFSaltosX2_0.F2:resultadosMFSaltosX2_0.F2 resultadosMFSaltosX2_0.H4:resultadosMFSaltosX2_0.H31 resultadosMFSaltosX2_0.J2:resultadosMFSaltosX2_0.J2 resultadosMFSaltosX2_0.L4:resultadosMFSaltosX2_0.L31 resultadosMFSaltosX2_0.N2:resultadosMFSaltosX2_0.N2 resultadosMFSaltosX2_0.P4:resultadosMFSaltosX2_0.P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1"/>
        <table:table-column table:style-name="co6" table:number-columns-repeated="2" table:default-cell-style-name="Default"/>
        <table:table-column table:style-name="co4" table:default-cell-style-name="Default"/>
        <table:table-column table:style-name="co1" table:default-cell-style-name="ce6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61"/>
        <table:table-column table:style-name="co8" table:number-columns-repeated="2" table:default-cell-style-name="ce24"/>
        <table:table-column table:style-name="co9" table:default-cell-style-name="ce24"/>
        <table:table-column table:style-name="co9" table:default-cell-style-name="ce61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hita4 - i9, 128 GB, 10 cores, 3.7 GHz</text:p>
          </table:table-cell>
          <table:covered-table-cell table:number-columns-repeated="11" table:style-name="ce1"/>
          <table:table-cell table:style-name="ce1"/>
          <table:table-cell table:style-name="ce80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 table:number-columns-spanned="4" table:number-rows-spanned="1">
            <text:p><text:s text:c="2"/>Método da Divisão <text:s/></text:p>
          </table:table-cell>
          <table:covered-table-cell table:style-name="ce1" office:value-type="string" calcext:value-type="string">
            <text:p><text:s text:c="2"/></text:p>
          </table:covered-table-cell>
          <table:covered-table-cell table:style-name="ce1" office:value-type="string" calcext:value-type="string">
            <text:p><text:s/></text:p>
          </table:covered-table-cell>
          <table:covered-table-cell table:style-name="ce1"/>
          <table:table-cell table:style-name="ce1" office:value-type="string" calcext:value-type="string" table:number-columns-spanned="4" table:number-rows-spanned="1">
            <text:p><text:s text:c="2"/>Método da Euclides <text:s/></text:p>
          </table:table-cell>
          <table:covered-table-cell table:style-name="ce1" office:value-type="string" calcext:value-type="string">
            <text:p><text:s text:c="2"/></text:p>
          </table:covered-table-cell>
          <table:covered-table-cell table:style-name="ce1" office:value-type="string" calcext:value-type="string">
            <text:p><text:s/></text:p>
          </table:covered-table-cell>
          <table:covered-table-cell table:style-name="ce1"/>
          <table:table-cell table:style-name="ce1" office:value-type="string" calcext:value-type="string" table:number-columns-spanned="4" table:number-rows-spanned="1">
            <text:p><text:s text:c="2"/>Método de Fermat <text:s/></text:p>
          </table:table-cell>
          <table:covered-table-cell table:style-name="ce1" office:value-type="string" calcext:value-type="string">
            <text:p><text:s text:c="2"/></text:p>
          </table:covered-table-cell>
          <table:covered-table-cell table:style-name="ce1" office:value-type="string" calcext:value-type="string">
            <text:p><text:s/></text:p>
          </table:covered-table-cell>
          <table:covered-table-cell table:style-name="ce1"/>
          <table:table-cell table:style-name="ce1" office:value-type="string" calcext:value-type="string" table:number-columns-spanned="4" table:number-rows-spanned="1">
            <text:p>Método do Crivo Quadrático</text:p>
          </table:table-cell>
          <table:covered-table-cell table:style-name="ce80" office:value-type="string" calcext:value-type="string">
            <text:p><text:s text:c="2"/></text:p>
          </table:covered-table-cell>
          <table:covered-table-cell table:style-name="ce80" office:value-type="string" calcext:value-type="string">
            <text:p><text:s/></text:p>
          </table:covered-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n </text:p>
          </table:table-cell>
          <table:table-cell table:style-name="ce1" office:value-type="string" calcext:value-type="string">
            <text:p><text:s/>p </text:p>
          </table:table-cell>
          <table:table-cell table:style-name="ce1" office:value-type="string" calcext:value-type="string">
            <text:p><text:s/>q </text:p>
          </table:table-cell>
          <table:table-cell table:style-name="ce5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1" office:value-type="string" calcext:value-type="string">
            <text:p><text:s/>p </text:p>
          </table:table-cell>
          <table:table-cell table:style-name="ce1" office:value-type="string" calcext:value-type="string">
            <text:p><text:s/>q </text:p>
          </table:table-cell>
          <table:table-cell table:style-name="ce5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1" office:value-type="string" calcext:value-type="string">
            <text:p><text:s/>p </text:p>
          </table:table-cell>
          <table:table-cell table:style-name="ce1" office:value-type="string" calcext:value-type="string">
            <text:p><text:s/>q </text:p>
          </table:table-cell>
          <table:table-cell table:style-name="ce5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1" office:value-type="string" calcext:value-type="string">
            <text:p><text:s/>p </text:p>
          </table:table-cell>
          <table:table-cell table:style-name="ce1" office:value-type="string" calcext:value-type="string">
            <text:p><text:s/>q </text:p>
          </table:table-cell>
          <table:table-cell table:style-name="ce5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51" office:value-type="string" calcext:value-type="string">
            <text:p>DD:HH:MM:SS</text:p>
          </table:table-cell>
        </table:table-row>
        <table:table-row table:style-name="ro2">
          <table:table-cell table:style-name="ce2" office:value-type="float" office:value="866423017" calcext:value-type="float">
            <text:p>8,664E+08</text:p>
          </table:table-cell>
          <table:table-cell table:style-name="ce3" office:value-type="float" office:value="8273" calcext:value-type="float">
            <text:p>8273</text:p>
          </table:table-cell>
          <table:table-cell table:style-name="ce3" office:value-type="float" office:value="104729" calcext:value-type="float">
            <text:p>104729</text:p>
          </table:table-cell>
          <table:table-cell table:style-name="ce6" office:value-type="float" office:value="243" calcext:value-type="float">
            <text:p>243</text:p>
          </table:table-cell>
          <table:table-cell table:style-name="ce29" table:formula="of:=[.D4]/86400/1000" office:value-type="time" office:time-value="PT00H00M00.243S" calcext:value-type="time">
            <text:p>00:00:00,243</text:p>
          </table:table-cell>
          <table:table-cell table:style-name="ce3" office:value-type="float" office:value="8273" calcext:value-type="float">
            <text:p>8273</text:p>
          </table:table-cell>
          <table:table-cell table:style-name="ce3" office:value-type="float" office:value="104729" calcext:value-type="float">
            <text:p>104729</text:p>
          </table:table-cell>
          <table:table-cell table:style-name="ce6" office:value-type="float" office:value="239" calcext:value-type="float">
            <text:p>239</text:p>
          </table:table-cell>
          <table:table-cell table:style-name="ce29" table:formula="of:=[.H4]/86400/1000" office:value-type="time" office:time-value="PT00H00M00.239S" calcext:value-type="time">
            <text:p>00:00:00,239</text:p>
          </table:table-cell>
          <table:table-cell table:style-name="ce3" office:value-type="float" office:value="104729" calcext:value-type="float">
            <text:p>104729</text:p>
          </table:table-cell>
          <table:table-cell table:style-name="ce3" office:value-type="float" office:value="8273" calcext:value-type="float">
            <text:p>8273</text:p>
          </table:table-cell>
          <table:table-cell table:style-name="ce6" office:value-type="float" office:value="5" calcext:value-type="float">
            <text:p>5</text:p>
          </table:table-cell>
          <table:table-cell table:style-name="ce29" table:formula="of:=[.L4]/86400/1000" office:value-type="time" office:time-value="PT00H00M00.005S" calcext:value-type="time">
            <text:p>00:00:00,005</text:p>
          </table:table-cell>
          <table:table-cell table:style-name="ce3" office:value-type="float" office:value="8273" calcext:value-type="float">
            <text:p>8273</text:p>
          </table:table-cell>
          <table:table-cell table:style-name="ce3" office:value-type="float" office:value="104729" calcext:value-type="float">
            <text:p>104729</text:p>
          </table:table-cell>
          <table:table-cell table:style-name="ce34" office:value-type="float" office:value="5" calcext:value-type="float">
            <text:p>5</text:p>
          </table:table-cell>
          <table:table-cell table:style-name="ce29" table:formula="of:=[.P4]/86400/1000" office:value-type="time" office:time-value="PT00H00M00.005S" calcext:value-type="time">
            <text:p>00:00:00,005</text:p>
          </table:table-cell>
          <table:table-cell table:style-name="ce25"/>
        </table:table-row>
        <table:table-row table:style-name="ro2">
          <table:table-cell table:style-name="ce2" office:value-type="float" office:value="3465918073" calcext:value-type="float">
            <text:p>3,466E+09</text:p>
          </table:table-cell>
          <table:table-cell table:style-name="ce3" office:value-type="float" office:value="16547" calcext:value-type="float">
            <text:p>16547</text:p>
          </table:table-cell>
          <table:table-cell table:style-name="ce3" office:value-type="float" office:value="209459" calcext:value-type="float">
            <text:p>209459</text:p>
          </table:table-cell>
          <table:table-cell table:style-name="ce6" office:value-type="float" office:value="684" calcext:value-type="float">
            <text:p>684</text:p>
          </table:table-cell>
          <table:table-cell table:style-name="ce29" table:formula="of:=[.D5]/86400/1000" office:value-type="time" office:time-value="PT00H00M00.684S" calcext:value-type="time">
            <text:p>00:00:00,684</text:p>
          </table:table-cell>
          <table:table-cell table:style-name="ce3" office:value-type="float" office:value="16547" calcext:value-type="float">
            <text:p>16547</text:p>
          </table:table-cell>
          <table:table-cell table:style-name="ce3" office:value-type="float" office:value="209459" calcext:value-type="float">
            <text:p>209459</text:p>
          </table:table-cell>
          <table:table-cell table:style-name="ce6" office:value-type="float" office:value="672" calcext:value-type="float">
            <text:p>672</text:p>
          </table:table-cell>
          <table:table-cell table:style-name="ce29" table:formula="of:=[.H5]/86400/1000" office:value-type="time" office:time-value="PT00H00M00.672S" calcext:value-type="time">
            <text:p>00:00:00,672</text:p>
          </table:table-cell>
          <table:table-cell table:style-name="ce3" office:value-type="float" office:value="209459" calcext:value-type="float">
            <text:p>209459</text:p>
          </table:table-cell>
          <table:table-cell table:style-name="ce3" office:value-type="float" office:value="16547" calcext:value-type="float">
            <text:p>16547</text:p>
          </table:table-cell>
          <table:table-cell table:style-name="ce6" office:value-type="float" office:value="10" calcext:value-type="float">
            <text:p>10</text:p>
          </table:table-cell>
          <table:table-cell table:style-name="ce29" table:formula="of:=[.L5]/86400/1000" office:value-type="time" office:time-value="PT00H00M00.01S" calcext:value-type="time">
            <text:p>00:00:00,010</text:p>
          </table:table-cell>
          <table:table-cell table:style-name="ce3" office:value-type="float" office:value="16547" calcext:value-type="float">
            <text:p>16547</text:p>
          </table:table-cell>
          <table:table-cell table:style-name="ce3" office:value-type="float" office:value="209459" calcext:value-type="float">
            <text:p>209459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formula="of:=[.P5]/86400/1000" office:value-type="time" office:time-value="PT00H00M00.004S" calcext:value-type="time">
            <text:p>00:00:00,004</text:p>
          </table:table-cell>
          <table:table-cell table:style-name="ce25"/>
        </table:table-row>
        <table:table-row table:style-name="ro2">
          <table:table-cell table:style-name="ce2" office:value-type="float" office:value="13869217547" calcext:value-type="float">
            <text:p>1,387E+10</text:p>
          </table:table-cell>
          <table:table-cell table:style-name="ce3" office:value-type="float" office:value="33107" calcext:value-type="float">
            <text:p>33107</text:p>
          </table:table-cell>
          <table:table-cell table:style-name="ce3" office:value-type="float" office:value="418921" calcext:value-type="float">
            <text:p>418921</text:p>
          </table:table-cell>
          <table:table-cell table:style-name="ce6" office:value-type="float" office:value="1925" calcext:value-type="float">
            <text:p>1925</text:p>
          </table:table-cell>
          <table:table-cell table:style-name="ce29" table:formula="of:=[.D6]/86400/1000" office:value-type="time" office:time-value="PT00H00M01.925S" calcext:value-type="time">
            <text:p>00:00:01,925</text:p>
          </table:table-cell>
          <table:table-cell table:style-name="ce3" office:value-type="float" office:value="33107" calcext:value-type="float">
            <text:p>33107</text:p>
          </table:table-cell>
          <table:table-cell table:style-name="ce3" office:value-type="float" office:value="418921" calcext:value-type="float">
            <text:p>418921</text:p>
          </table:table-cell>
          <table:table-cell table:style-name="ce6" office:value-type="float" office:value="1889" calcext:value-type="float">
            <text:p>1889</text:p>
          </table:table-cell>
          <table:table-cell table:style-name="ce29" table:formula="of:=[.H6]/86400/1000" office:value-type="time" office:time-value="PT00H00M01.889S" calcext:value-type="time">
            <text:p>00:00:01,889</text:p>
          </table:table-cell>
          <table:table-cell table:style-name="ce3" office:value-type="float" office:value="418921" calcext:value-type="float">
            <text:p>418921</text:p>
          </table:table-cell>
          <table:table-cell table:style-name="ce3" office:value-type="float" office:value="33107" calcext:value-type="float">
            <text:p>33107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L6]/86400/1000" office:value-type="time" office:time-value="PT00H00M00.02S" calcext:value-type="time">
            <text:p>00:00:00,020</text:p>
          </table:table-cell>
          <table:table-cell table:style-name="ce3" office:value-type="float" office:value="418921" calcext:value-type="float">
            <text:p>418921</text:p>
          </table:table-cell>
          <table:table-cell table:style-name="ce3" office:value-type="float" office:value="33107" calcext:value-type="float">
            <text:p>33107</text:p>
          </table:table-cell>
          <table:table-cell table:style-name="ce34" office:value-type="float" office:value="88" calcext:value-type="float">
            <text:p>88</text:p>
          </table:table-cell>
          <table:table-cell table:style-name="ce29" table:formula="of:=[.P6]/86400/1000" office:value-type="time" office:time-value="PT00H00M00.088S" calcext:value-type="time">
            <text:p>00:00:00,088</text:p>
          </table:table-cell>
          <table:table-cell table:style-name="ce25"/>
        </table:table-row>
        <table:table-row table:style-name="ro2">
          <table:table-cell table:style-name="ce2" office:value-type="float" office:value="55483066187" calcext:value-type="float">
            <text:p>5,548E+10</text:p>
          </table:table-cell>
          <table:table-cell table:style-name="ce3" office:value-type="float" office:value="66221" calcext:value-type="float">
            <text:p>66221</text:p>
          </table:table-cell>
          <table:table-cell table:style-name="ce3" office:value-type="float" office:value="837847" calcext:value-type="float">
            <text:p>837847</text:p>
          </table:table-cell>
          <table:table-cell table:style-name="ce6" office:value-type="float" office:value="5424" calcext:value-type="float">
            <text:p>5424</text:p>
          </table:table-cell>
          <table:table-cell table:style-name="ce29" table:formula="of:=[.D7]/86400/1000" office:value-type="time" office:time-value="PT00H00M05.424S" calcext:value-type="time">
            <text:p>00:00:05,424</text:p>
          </table:table-cell>
          <table:table-cell table:style-name="ce3" office:value-type="float" office:value="66221" calcext:value-type="float">
            <text:p>66221</text:p>
          </table:table-cell>
          <table:table-cell table:style-name="ce3" office:value-type="float" office:value="837847" calcext:value-type="float">
            <text:p>837847</text:p>
          </table:table-cell>
          <table:table-cell table:style-name="ce6" office:value-type="float" office:value="5328" calcext:value-type="float">
            <text:p>5328</text:p>
          </table:table-cell>
          <table:table-cell table:style-name="ce29" table:formula="of:=[.H7]/86400/1000" office:value-type="time" office:time-value="PT00H00M05.328S" calcext:value-type="time">
            <text:p>00:00:05,328</text:p>
          </table:table-cell>
          <table:table-cell table:style-name="ce3" office:value-type="float" office:value="837847" calcext:value-type="float">
            <text:p>837847</text:p>
          </table:table-cell>
          <table:table-cell table:style-name="ce3" office:value-type="float" office:value="66221" calcext:value-type="float">
            <text:p>66221</text:p>
          </table:table-cell>
          <table:table-cell table:style-name="ce6" office:value-type="float" office:value="40" calcext:value-type="float">
            <text:p>40</text:p>
          </table:table-cell>
          <table:table-cell table:style-name="ce29" table:formula="of:=[.L7]/86400/1000" office:value-type="time" office:time-value="PT00H00M00.04S" calcext:value-type="time">
            <text:p>00:00:00,040</text:p>
          </table:table-cell>
          <table:table-cell table:style-name="ce3" office:value-type="float" office:value="66221" calcext:value-type="float">
            <text:p>66221</text:p>
          </table:table-cell>
          <table:table-cell table:style-name="ce3" office:value-type="float" office:value="837847" calcext:value-type="float">
            <text:p>837847</text:p>
          </table:table-cell>
          <table:table-cell table:style-name="ce34" office:value-type="float" office:value="99" calcext:value-type="float">
            <text:p>99</text:p>
          </table:table-cell>
          <table:table-cell table:style-name="ce29" table:formula="of:=[.P7]/86400/1000" office:value-type="time" office:time-value="PT00H00M00.099S" calcext:value-type="time">
            <text:p>00:00:00,099</text:p>
          </table:table-cell>
          <table:table-cell table:style-name="ce25"/>
        </table:table-row>
        <table:table-row table:style-name="ro2">
          <table:table-cell table:style-name="ce2" office:value-type="float" office:value="221977905893" calcext:value-type="float">
            <text:p>2,220E+11</text:p>
          </table:table-cell>
          <table:table-cell table:style-name="ce3" office:value-type="float" office:value="132469" calcext:value-type="float">
            <text:p>132469</text:p>
          </table:table-cell>
          <table:table-cell table:style-name="ce3" office:value-type="float" office:value="1675697" calcext:value-type="float">
            <text:p>1675697</text:p>
          </table:table-cell>
          <table:table-cell table:style-name="ce6" office:value-type="float" office:value="15264" calcext:value-type="float">
            <text:p>15264</text:p>
          </table:table-cell>
          <table:table-cell table:style-name="ce29" table:formula="of:=[.D8]/86400/1000" office:value-type="time" office:time-value="PT00H00M15.264S" calcext:value-type="time">
            <text:p>00:00:15,264</text:p>
          </table:table-cell>
          <table:table-cell table:style-name="ce3" office:value-type="float" office:value="132469" calcext:value-type="float">
            <text:p>132469</text:p>
          </table:table-cell>
          <table:table-cell table:style-name="ce3" office:value-type="float" office:value="1675697" calcext:value-type="float">
            <text:p>1675697</text:p>
          </table:table-cell>
          <table:table-cell table:style-name="ce6" office:value-type="float" office:value="15009" calcext:value-type="float">
            <text:p>15009</text:p>
          </table:table-cell>
          <table:table-cell table:style-name="ce29" table:formula="of:=[.H8]/86400/1000" office:value-type="time" office:time-value="PT00H00M15.009S" calcext:value-type="time">
            <text:p>00:00:15,009</text:p>
          </table:table-cell>
          <table:table-cell table:style-name="ce3" office:value-type="float" office:value="1675697" calcext:value-type="float">
            <text:p>1675697</text:p>
          </table:table-cell>
          <table:table-cell table:style-name="ce3" office:value-type="float" office:value="132469" calcext:value-type="float">
            <text:p>132469</text:p>
          </table:table-cell>
          <table:table-cell table:style-name="ce6" office:value-type="float" office:value="81" calcext:value-type="float">
            <text:p>81</text:p>
          </table:table-cell>
          <table:table-cell table:style-name="ce29" table:formula="of:=[.L8]/86400/1000" office:value-type="time" office:time-value="PT00H00M00.081S" calcext:value-type="time">
            <text:p>00:00:00,081</text:p>
          </table:table-cell>
          <table:table-cell table:style-name="ce3" office:value-type="float" office:value="1675697" calcext:value-type="float">
            <text:p>1675697</text:p>
          </table:table-cell>
          <table:table-cell table:style-name="ce3" office:value-type="float" office:value="132469" calcext:value-type="float">
            <text:p>132469</text:p>
          </table:table-cell>
          <table:table-cell table:style-name="ce34" office:value-type="float" office:value="2536" calcext:value-type="float">
            <text:p>2536</text:p>
          </table:table-cell>
          <table:table-cell table:style-name="ce29" table:formula="of:=[.P8]/86400/1000" office:value-type="time" office:time-value="PT00H00M02.536S" calcext:value-type="time">
            <text:p>00:00:02,536</text:p>
          </table:table-cell>
          <table:table-cell table:style-name="ce25"/>
        </table:table-row>
        <table:table-row table:style-name="ro2">
          <table:table-cell table:style-name="ce2" office:value-type="float" office:value="887955112631" calcext:value-type="float">
            <text:p>8,880E+11</text:p>
          </table:table-cell>
          <table:table-cell table:style-name="ce3" office:value-type="float" office:value="264949" calcext:value-type="float">
            <text:p>264949</text:p>
          </table:table-cell>
          <table:table-cell table:style-name="ce3" office:value-type="float" office:value="3351419" calcext:value-type="float">
            <text:p>3351419</text:p>
          </table:table-cell>
          <table:table-cell table:style-name="ce6" office:value-type="float" office:value="43740" calcext:value-type="float">
            <text:p>43740</text:p>
          </table:table-cell>
          <table:table-cell table:style-name="ce29" table:formula="of:=[.D9]/86400/1000" office:value-type="time" office:time-value="PT00H00M43.74S" calcext:value-type="time">
            <text:p>00:00:43,740</text:p>
          </table:table-cell>
          <table:table-cell table:style-name="ce3" office:value-type="float" office:value="264949" calcext:value-type="float">
            <text:p>264949</text:p>
          </table:table-cell>
          <table:table-cell table:style-name="ce3" office:value-type="float" office:value="3351419" calcext:value-type="float">
            <text:p>3351419</text:p>
          </table:table-cell>
          <table:table-cell table:style-name="ce6" office:value-type="float" office:value="42542" calcext:value-type="float">
            <text:p>42542</text:p>
          </table:table-cell>
          <table:table-cell table:style-name="ce29" table:formula="of:=[.H9]/86400/1000" office:value-type="time" office:time-value="PT00H00M42.542S" calcext:value-type="time">
            <text:p>00:00:42,542</text:p>
          </table:table-cell>
          <table:table-cell table:style-name="ce3" office:value-type="float" office:value="3351419" calcext:value-type="float">
            <text:p>3351419</text:p>
          </table:table-cell>
          <table:table-cell table:style-name="ce3" office:value-type="float" office:value="264949" calcext:value-type="float">
            <text:p>264949</text:p>
          </table:table-cell>
          <table:table-cell table:style-name="ce6" office:value-type="float" office:value="162" calcext:value-type="float">
            <text:p>162</text:p>
          </table:table-cell>
          <table:table-cell table:style-name="ce29" table:formula="of:=[.L9]/86400/1000" office:value-type="time" office:time-value="PT00H00M00.162S" calcext:value-type="time">
            <text:p>00:00:00,162</text:p>
          </table:table-cell>
          <table:table-cell table:style-name="ce3" office:value-type="float" office:value="3351419" calcext:value-type="float">
            <text:p>3351419</text:p>
          </table:table-cell>
          <table:table-cell table:style-name="ce3" office:value-type="float" office:value="264949" calcext:value-type="float">
            <text:p>264949</text:p>
          </table:table-cell>
          <table:table-cell table:style-name="ce34" office:value-type="float" office:value="66147" calcext:value-type="float">
            <text:p>66147</text:p>
          </table:table-cell>
          <table:table-cell table:style-name="ce29" table:formula="of:=[.P9]/86400/1000" office:value-type="time" office:time-value="PT00H01M06.147S" calcext:value-type="time">
            <text:p>00:01:06,147</text:p>
          </table:table-cell>
          <table:table-cell table:style-name="ce25"/>
        </table:table-row>
        <table:table-row table:style-name="ro2">
          <table:table-cell table:style-name="ce2" office:value-type="float" office:value="3552016422607" calcext:value-type="float">
            <text:p>3,552E+12</text:p>
          </table:table-cell>
          <table:table-cell table:style-name="ce3" office:value-type="float" office:value="529927" calcext:value-type="float">
            <text:p>529927</text:p>
          </table:table-cell>
          <table:table-cell table:style-name="ce3" office:value-type="float" office:value="6702841" calcext:value-type="float">
            <text:p>6702841</text:p>
          </table:table-cell>
          <table:table-cell table:style-name="ce6" office:value-type="float" office:value="123344" calcext:value-type="float">
            <text:p>123344</text:p>
          </table:table-cell>
          <table:table-cell table:style-name="ce29" table:formula="of:=[.D10]/86400/1000" office:value-type="time" office:time-value="PT00H02M03.344S" calcext:value-type="time">
            <text:p>00:02:03,344</text:p>
          </table:table-cell>
          <table:table-cell table:style-name="ce3" office:value-type="float" office:value="529927" calcext:value-type="float">
            <text:p>529927</text:p>
          </table:table-cell>
          <table:table-cell table:style-name="ce3" office:value-type="float" office:value="6702841" calcext:value-type="float">
            <text:p>6702841</text:p>
          </table:table-cell>
          <table:table-cell table:style-name="ce6" office:value-type="float" office:value="121632" calcext:value-type="float">
            <text:p>121632</text:p>
          </table:table-cell>
          <table:table-cell table:style-name="ce29" table:formula="of:=[.H10]/86400/1000" office:value-type="time" office:time-value="PT00H02M01.632S" calcext:value-type="time">
            <text:p>00:02:01,632</text:p>
          </table:table-cell>
          <table:table-cell table:style-name="ce3" office:value-type="float" office:value="6702841" calcext:value-type="float">
            <text:p>6702841</text:p>
          </table:table-cell>
          <table:table-cell table:style-name="ce3" office:value-type="float" office:value="529927" calcext:value-type="float">
            <text:p>529927</text:p>
          </table:table-cell>
          <table:table-cell table:style-name="ce6" office:value-type="float" office:value="327" calcext:value-type="float">
            <text:p>327</text:p>
          </table:table-cell>
          <table:table-cell table:style-name="ce29" table:formula="of:=[.L10]/86400/1000" office:value-type="time" office:time-value="PT00H00M00.327S" calcext:value-type="time">
            <text:p>00:00:00,327</text:p>
          </table:table-cell>
          <table:table-cell table:style-name="ce3" office:value-type="float" office:value="529927" calcext:value-type="float">
            <text:p>529927</text:p>
          </table:table-cell>
          <table:table-cell table:style-name="ce3" office:value-type="float" office:value="6702841" calcext:value-type="float">
            <text:p>6702841</text:p>
          </table:table-cell>
          <table:table-cell table:style-name="ce34" office:value-type="float" office:value="8" calcext:value-type="float">
            <text:p>8</text:p>
          </table:table-cell>
          <table:table-cell table:style-name="ce29" table:formula="of:=[.P10]/86400/1000" office:value-type="time" office:time-value="PT00H00M00.008S" calcext:value-type="time">
            <text:p>00:00:00,008</text:p>
          </table:table-cell>
          <table:table-cell table:style-name="ce25"/>
        </table:table-row>
        <table:table-row table:style-name="ro2">
          <table:table-cell table:style-name="ce2" office:value-type="float" office:value="14208111206759" calcext:value-type="float">
            <text:p>1,421E+13</text:p>
          </table:table-cell>
          <table:table-cell table:style-name="ce3" office:value-type="float" office:value="1059857" calcext:value-type="float">
            <text:p>1059857</text:p>
          </table:table-cell>
          <table:table-cell table:style-name="ce3" office:value-type="float" office:value="13405687" calcext:value-type="float">
            <text:p>13405687</text:p>
          </table:table-cell>
          <table:table-cell table:style-name="ce6" office:value-type="float" office:value="347800" calcext:value-type="float">
            <text:p>347800</text:p>
          </table:table-cell>
          <table:table-cell table:style-name="ce29" table:formula="of:=[.D11]/86400/1000" office:value-type="time" office:time-value="PT00H05M47.8S" calcext:value-type="time">
            <text:p>00:05:47,800</text:p>
          </table:table-cell>
          <table:table-cell table:style-name="ce3" office:value-type="float" office:value="1059857" calcext:value-type="float">
            <text:p>1059857</text:p>
          </table:table-cell>
          <table:table-cell table:style-name="ce3" office:value-type="float" office:value="13405687" calcext:value-type="float">
            <text:p>13405687</text:p>
          </table:table-cell>
          <table:table-cell table:style-name="ce6" office:value-type="float" office:value="343062" calcext:value-type="float">
            <text:p>343062</text:p>
          </table:table-cell>
          <table:table-cell table:style-name="ce29" table:formula="of:=[.H11]/86400/1000" office:value-type="time" office:time-value="PT00H05M43.062S" calcext:value-type="time">
            <text:p>00:05:43,062</text:p>
          </table:table-cell>
          <table:table-cell table:style-name="ce3" office:value-type="float" office:value="13405687" calcext:value-type="float">
            <text:p>13405687</text:p>
          </table:table-cell>
          <table:table-cell table:style-name="ce3" office:value-type="float" office:value="1059857" calcext:value-type="float">
            <text:p>1059857</text:p>
          </table:table-cell>
          <table:table-cell table:style-name="ce14" office:value-type="float" office:value="652" calcext:value-type="float">
            <text:p>652</text:p>
          </table:table-cell>
          <table:table-cell table:style-name="ce29" table:formula="of:=[.L11]/86400/1000" office:value-type="time" office:time-value="PT00H00M00.652S" calcext:value-type="time">
            <text:p>00:00:00,652</text:p>
          </table:table-cell>
          <table:table-cell table:style-name="ce3" office:value-type="float" office:value="1059857" calcext:value-type="float">
            <text:p>1059857</text:p>
          </table:table-cell>
          <table:table-cell table:style-name="ce3" office:value-type="float" office:value="13405687" calcext:value-type="float">
            <text:p>13405687</text:p>
          </table:table-cell>
          <table:table-cell table:style-name="ce34" office:value-type="float" office:value="29" calcext:value-type="float">
            <text:p>29</text:p>
          </table:table-cell>
          <table:table-cell table:style-name="ce29" table:formula="of:=[.P11]/86400/1000" office:value-type="time" office:time-value="PT00H00M00.029S" calcext:value-type="time">
            <text:p>00:00:00,029</text:p>
          </table:table-cell>
          <table:table-cell table:style-name="ce25"/>
        </table:table-row>
        <table:table-row table:style-name="ro2">
          <table:table-cell table:style-name="ce2" office:value-type="float" office:value="56832582493517" calcext:value-type="float">
            <text:p>5,683E+13</text:p>
          </table:table-cell>
          <table:table-cell table:style-name="ce10"/>
          <table:table-cell table:style-name="ce40"/>
          <table:table-cell table:style-name="ce6" office:value-type="float" office:value="984045" calcext:value-type="float">
            <text:p>984045</text:p>
          </table:table-cell>
          <table:table-cell table:style-name="ce29" table:formula="of:=[.D12]/86400/1000" office:value-type="time" office:time-value="PT00H16M24.045S" calcext:value-type="time">
            <text:p>00:16:24,045</text:p>
          </table:table-cell>
          <table:table-cell table:style-name="ce40" table:number-columns-repeated="2"/>
          <table:table-cell table:style-name="ce6" office:value-type="float" office:value="971104" calcext:value-type="float">
            <text:p>971104</text:p>
          </table:table-cell>
          <table:table-cell table:style-name="ce29" table:formula="of:=[.H12]/86400/1000" office:value-type="time" office:time-value="PT00H16M11.104S" calcext:value-type="time">
            <text:p>00:16:11,104</text:p>
          </table:table-cell>
          <table:table-cell table:style-name="ce3" office:value-type="float" office:value="26811401" calcext:value-type="float">
            <text:p>26811401</text:p>
          </table:table-cell>
          <table:table-cell table:style-name="ce3" office:value-type="float" office:value="2119717" calcext:value-type="float">
            <text:p>2119717</text:p>
          </table:table-cell>
          <table:table-cell table:style-name="ce6" office:value-type="float" office:value="1306" calcext:value-type="float">
            <text:p>1306</text:p>
          </table:table-cell>
          <table:table-cell table:style-name="ce29" table:formula="of:=[.L12]/86400/1000" office:value-type="time" office:time-value="PT00H00M01.306S" calcext:value-type="time">
            <text:p>00:00:01,306</text:p>
          </table:table-cell>
          <table:table-cell table:style-name="ce3" office:value-type="float" office:value="2119717" calcext:value-type="float">
            <text:p>2119717</text:p>
          </table:table-cell>
          <table:table-cell table:style-name="ce3" office:value-type="float" office:value="26811401" calcext:value-type="float">
            <text:p>26811401</text:p>
          </table:table-cell>
          <table:table-cell table:style-name="ce34" office:value-type="float" office:value="328" calcext:value-type="float">
            <text:p>328</text:p>
          </table:table-cell>
          <table:table-cell table:style-name="ce29" table:formula="of:=[.P12]/86400/1000" office:value-type="time" office:time-value="PT00H00M00.328S" calcext:value-type="time">
            <text:p>00:00:00,328</text:p>
          </table:table-cell>
          <table:table-cell table:style-name="ce25"/>
        </table:table-row>
        <table:table-row table:style-name="ro2">
          <table:table-cell table:style-name="ce2" office:value-type="float" office:value="227331223344527" calcext:value-type="float">
            <text:p>2,273E+14</text:p>
          </table:table-cell>
          <table:table-cell table:style-name="ce10"/>
          <table:table-cell table:style-name="ce40"/>
          <table:table-cell table:style-name="ce6" office:value-type="float" office:value="2781131" calcext:value-type="float">
            <text:p>2781131</text:p>
          </table:table-cell>
          <table:table-cell table:style-name="ce29" table:formula="of:=[.D13]/86400/1000" office:value-type="time" office:time-value="PT00H46M21.131S" calcext:value-type="time">
            <text:p>00:46:21,131</text:p>
          </table:table-cell>
          <table:table-cell table:style-name="ce40" table:number-columns-repeated="2"/>
          <table:table-cell table:style-name="ce6" office:value-type="float" office:value="2745535" calcext:value-type="float">
            <text:p>2745535</text:p>
          </table:table-cell>
          <table:table-cell table:style-name="ce29" table:formula="of:=[.H13]/86400/1000" office:value-type="time" office:time-value="PT00H45M45.535S" calcext:value-type="time">
            <text:p>00:45:45,535</text:p>
          </table:table-cell>
          <table:table-cell table:style-name="ce3" office:value-type="float" office:value="53622823" calcext:value-type="float">
            <text:p>53622823</text:p>
          </table:table-cell>
          <table:table-cell table:style-name="ce3" office:value-type="float" office:value="4239449" calcext:value-type="float">
            <text:p>4239449</text:p>
          </table:table-cell>
          <table:table-cell table:style-name="ce6" office:value-type="float" office:value="2615" calcext:value-type="float">
            <text:p>2615</text:p>
          </table:table-cell>
          <table:table-cell table:style-name="ce29" table:formula="of:=[.L13]/86400/1000" office:value-type="time" office:time-value="PT00H00M02.615S" calcext:value-type="time">
            <text:p>00:00:02,615</text:p>
          </table:table-cell>
          <table:table-cell table:style-name="ce3" office:value-type="float" office:value="4239449" calcext:value-type="float">
            <text:p>4239449</text:p>
          </table:table-cell>
          <table:table-cell table:style-name="ce3" office:value-type="float" office:value="53622823" calcext:value-type="float">
            <text:p>53622823</text:p>
          </table:table-cell>
          <table:table-cell table:style-name="ce34" office:value-type="float" office:value="176" calcext:value-type="float">
            <text:p>176</text:p>
          </table:table-cell>
          <table:table-cell table:style-name="ce29" table:formula="of:=[.P13]/86400/1000" office:value-type="time" office:time-value="PT00H00M00.176S" calcext:value-type="time">
            <text:p>00:00:00,176</text:p>
          </table:table-cell>
          <table:table-cell table:style-name="ce25"/>
        </table:table-row>
        <table:table-row table:style-name="ro2">
          <table:table-cell table:style-name="ce2" office:value-type="float" office:value="909326053603783" calcext:value-type="float">
            <text:p>9,093E+14</text:p>
          </table:table-cell>
          <table:table-cell table:style-name="ce10"/>
          <table:table-cell table:style-name="ce40"/>
          <table:table-cell table:style-name="ce6" office:value-type="float" office:value="7868170" calcext:value-type="float">
            <text:p>7868170</text:p>
          </table:table-cell>
          <table:table-cell table:style-name="ce29" table:formula="of:=[.D14]/86400/1000" office:value-type="time" office:time-value="PT02H11M08.17S" calcext:value-type="time">
            <text:p>02:11:08,170</text:p>
          </table:table-cell>
          <table:table-cell table:style-name="ce40" table:number-columns-repeated="2"/>
          <table:table-cell table:style-name="ce6" office:value-type="float" office:value="7768373" calcext:value-type="float">
            <text:p>7768373</text:p>
          </table:table-cell>
          <table:table-cell table:style-name="ce29" table:formula="of:=[.H14]/86400/1000" office:value-type="time" office:time-value="PT02H09M28.373S" calcext:value-type="time">
            <text:p>02:09:28,373</text:p>
          </table:table-cell>
          <table:table-cell table:style-name="ce3" office:value-type="float" office:value="107245669" calcext:value-type="float">
            <text:p>107245669</text:p>
          </table:table-cell>
          <table:table-cell table:style-name="ce3" office:value-type="float" office:value="8478907" calcext:value-type="float">
            <text:p>8478907</text:p>
          </table:table-cell>
          <table:table-cell table:style-name="ce6" office:value-type="float" office:value="5228" calcext:value-type="float">
            <text:p>5228</text:p>
          </table:table-cell>
          <table:table-cell table:style-name="ce29" table:formula="of:=[.L14]/86400/1000" office:value-type="time" office:time-value="PT00H00M05.228S" calcext:value-type="time">
            <text:p>00:00:05,228</text:p>
          </table:table-cell>
          <table:table-cell table:style-name="ce3" office:value-type="float" office:value="8478907" calcext:value-type="float">
            <text:p>8478907</text:p>
          </table:table-cell>
          <table:table-cell table:style-name="ce3" office:value-type="float" office:value="107245669" calcext:value-type="float">
            <text:p>107245669</text:p>
          </table:table-cell>
          <table:table-cell table:style-name="ce34" office:value-type="float" office:value="27" calcext:value-type="float">
            <text:p>27</text:p>
          </table:table-cell>
          <table:table-cell table:style-name="ce29" table:formula="of:=[.P14]/86400/1000" office:value-type="time" office:time-value="PT00H00M00.027S" calcext:value-type="time">
            <text:p>00:00:00,027</text:p>
          </table:table-cell>
          <table:table-cell table:style-name="ce25"/>
        </table:table-row>
        <table:table-row table:style-name="ro2">
          <table:table-cell table:style-name="ce2" office:value-type="float" office:value="3637310700952739" calcext:value-type="float">
            <text:p>3,637E+15</text:p>
          </table:table-cell>
          <table:table-cell table:style-name="ce40" table:number-columns-repeated="2"/>
          <table:table-cell table:style-name="ce6" office:value-type="float" office:value="22229088" calcext:value-type="float">
            <text:p>22229088</text:p>
          </table:table-cell>
          <table:table-cell table:style-name="ce29" table:formula="of:=[.D15]/86400/1000" office:value-type="time" office:time-value="PT06H10M29.088S" calcext:value-type="time">
            <text:p>06:10:29,088</text:p>
          </table:table-cell>
          <table:table-cell table:style-name="ce40" table:number-columns-repeated="2"/>
          <table:table-cell table:style-name="ce6" office:value-type="float" office:value="21957590" calcext:value-type="float">
            <text:p>21957590</text:p>
          </table:table-cell>
          <table:table-cell table:style-name="ce29" table:formula="of:=[.H15]/86400/1000" office:value-type="time" office:time-value="PT06H05M57.59S" calcext:value-type="time">
            <text:p>06:05:57,590</text:p>
          </table:table-cell>
          <table:table-cell table:style-name="ce3" office:value-type="float" office:value="214491379" calcext:value-type="float">
            <text:p>214491379</text:p>
          </table:table-cell>
          <table:table-cell table:style-name="ce3" office:value-type="float" office:value="16957841" calcext:value-type="float">
            <text:p>16957841</text:p>
          </table:table-cell>
          <table:table-cell table:style-name="ce6" office:value-type="float" office:value="10463" calcext:value-type="float">
            <text:p>10463</text:p>
          </table:table-cell>
          <table:table-cell table:style-name="ce29" table:formula="of:=[.L15]/86400/1000" office:value-type="time" office:time-value="PT00H00M10.463S" calcext:value-type="time">
            <text:p>00:00:10,463</text:p>
          </table:table-cell>
          <table:table-cell table:style-name="ce3" office:value-type="float" office:value="214491379" calcext:value-type="float">
            <text:p>214491379</text:p>
          </table:table-cell>
          <table:table-cell table:style-name="ce3" office:value-type="float" office:value="16957841" calcext:value-type="float">
            <text:p>16957841</text:p>
          </table:table-cell>
          <table:table-cell table:style-name="ce34" office:value-type="float" office:value="431" calcext:value-type="float">
            <text:p>431</text:p>
          </table:table-cell>
          <table:table-cell table:style-name="ce29" table:formula="of:=[.P15]/86400/1000" office:value-type="time" office:time-value="PT00H00M00.431S" calcext:value-type="time">
            <text:p>00:00:00,431</text:p>
          </table:table-cell>
          <table:table-cell table:style-name="ce25"/>
        </table:table-row>
        <table:table-row table:style-name="ro2">
          <table:table-cell table:style-name="ce2" office:value-type="float" office:value="1.45492519380387E+016" calcext:value-type="float">
            <text:p>1,455E+16</text:p>
          </table:table-cell>
          <table:table-cell table:style-name="ce40" table:number-columns-repeated="2"/>
          <table:table-cell table:style-name="ce6" office:value-type="float" office:value="62851369" calcext:value-type="float">
            <text:p>62851369</text:p>
          </table:table-cell>
          <table:table-cell table:style-name="ce29" table:formula="of:=[.D16]/86400/1000" office:value-type="time" office:time-value="PT17H27M31.369S" calcext:value-type="time">
            <text:p>17:27:31,369</text:p>
          </table:table-cell>
          <table:table-cell table:style-name="ce40" table:number-columns-repeated="2"/>
          <table:table-cell table:style-name="ce6" office:value-type="float" office:value="62075613" calcext:value-type="float">
            <text:p>62075613</text:p>
          </table:table-cell>
          <table:table-cell table:style-name="ce29" table:formula="of:=[.H16]/86400/1000" office:value-type="time" office:time-value="PT17H14M35.613S" calcext:value-type="time">
            <text:p>17:14:35,613</text:p>
          </table:table-cell>
          <table:table-cell table:style-name="ce3" office:value-type="float" office:value="428982787" calcext:value-type="float">
            <text:p>428982787</text:p>
          </table:table-cell>
          <table:table-cell table:style-name="ce3" office:value-type="float" office:value="33915701" calcext:value-type="float">
            <text:p>33915701</text:p>
          </table:table-cell>
          <table:table-cell table:style-name="ce6" office:value-type="float" office:value="20891" calcext:value-type="float">
            <text:p>20891</text:p>
          </table:table-cell>
          <table:table-cell table:style-name="ce29" table:formula="of:=[.L16]/86400/1000" office:value-type="time" office:time-value="PT00H00M20.891S" calcext:value-type="time">
            <text:p>00:00:20,891</text:p>
          </table:table-cell>
          <table:table-cell table:style-name="ce3" office:value-type="float" office:value="428982787" calcext:value-type="float">
            <text:p>428982787</text:p>
          </table:table-cell>
          <table:table-cell table:style-name="ce3" office:value-type="float" office:value="33915701" calcext:value-type="float">
            <text:p>33915701</text:p>
          </table:table-cell>
          <table:table-cell table:style-name="ce34" office:value-type="float" office:value="472" calcext:value-type="float">
            <text:p>472</text:p>
          </table:table-cell>
          <table:table-cell table:style-name="ce29" table:formula="of:=[.P16]/86400/1000" office:value-type="time" office:time-value="PT00H00M00.472S" calcext:value-type="time">
            <text:p>00:00:00,472</text:p>
          </table:table-cell>
          <table:table-cell table:style-name="ce25"/>
        </table:table-row>
        <table:table-row table:style-name="ro2">
          <table:table-cell table:style-name="ce2" office:value-type="float" office:value="5.81970153180362E+016" calcext:value-type="float">
            <text:p>5,820E+16</text:p>
          </table:table-cell>
          <table:table-cell table:style-name="ce40" table:number-columns-repeated="2"/>
          <table:table-cell table:style-name="ce6" office:value-type="float" office:value="177701403" calcext:value-type="float">
            <text:p>177701403</text:p>
          </table:table-cell>
          <table:table-cell table:style-name="ce29" table:formula="of:=[.D17]/86400/1000" office:value-type="time" office:time-value="PT49H21M41.403S" calcext:value-type="time">
            <text:p>49:21:41,403</text:p>
          </table:table-cell>
          <table:table-cell table:style-name="ce40" table:number-columns-repeated="2"/>
          <table:table-cell table:style-name="ce6" office:value-type="float" office:value="175457184" calcext:value-type="float">
            <text:p>175457184</text:p>
          </table:table-cell>
          <table:table-cell table:style-name="ce29" table:formula="of:=[.H17]/86400/1000" office:value-type="time" office:time-value="PT48H44M17.184S" calcext:value-type="time">
            <text:p>48:44:17,184</text:p>
          </table:table-cell>
          <table:table-cell table:style-name="ce3" office:value-type="float" office:value="857965597" calcext:value-type="float">
            <text:p>857965597</text:p>
          </table:table-cell>
          <table:table-cell table:style-name="ce3" office:value-type="float" office:value="67831409" calcext:value-type="float">
            <text:p>67831409</text:p>
          </table:table-cell>
          <table:table-cell table:style-name="ce6" office:value-type="float" office:value="41812" calcext:value-type="float">
            <text:p>41812</text:p>
          </table:table-cell>
          <table:table-cell table:style-name="ce29" table:formula="of:=[.L17]/86400/1000" office:value-type="time" office:time-value="PT00H00M41.812S" calcext:value-type="time">
            <text:p>00:00:41,812</text:p>
          </table:table-cell>
          <table:table-cell table:style-name="ce3" office:value-type="float" office:value="857965597" calcext:value-type="float">
            <text:p>857965597</text:p>
          </table:table-cell>
          <table:table-cell table:style-name="ce3" office:value-type="float" office:value="67831409" calcext:value-type="float">
            <text:p>67831409</text:p>
          </table:table-cell>
          <table:table-cell table:style-name="ce34" office:value-type="float" office:value="44874" calcext:value-type="float">
            <text:p>44874</text:p>
          </table:table-cell>
          <table:table-cell table:style-name="ce29" table:formula="of:=[.P17]/86400/1000" office:value-type="time" office:time-value="PT00H00M44.874S" calcext:value-type="time">
            <text:p>00:00:44,874</text:p>
          </table:table-cell>
          <table:table-cell table:style-name="ce25"/>
        </table:table-row>
        <table:table-row table:style-name="ro2">
          <table:table-cell table:style-name="ce8" office:value-type="float" office:value="2.32788077122514E+017" calcext:value-type="float">
            <text:p>2,328E+17</text:p>
          </table:table-cell>
          <table:table-cell table:style-name="ce26" table:number-columns-repeated="2"/>
          <table:table-cell table:style-name="ce38" office:value-type="float" office:value="511508749" calcext:value-type="float">
            <text:p>511508749</text:p>
          </table:table-cell>
          <table:table-cell table:style-name="ce43" table:formula="of:=[.D18]/86400/1000" office:value-type="time" office:time-value="PT142H05M08.749S" calcext:value-type="time">
            <text:p>142:05:08,749</text:p>
          </table:table-cell>
          <table:table-cell table:style-name="ce26" table:number-columns-repeated="2"/>
          <table:table-cell table:style-name="ce38" office:value-type="float" office:value="516681561" calcext:value-type="float">
            <text:p>516681561</text:p>
          </table:table-cell>
          <table:table-cell table:style-name="ce43" table:formula="of:=[.H18]/86400/1000" office:value-type="time" office:time-value="PT143H31M21.561S" calcext:value-type="time">
            <text:p>143:31:21,561</text:p>
          </table:table-cell>
          <table:table-cell table:style-name="ce3" office:value-type="float" office:value="1715931197" calcext:value-type="float">
            <text:p>1715931197</text:p>
          </table:table-cell>
          <table:table-cell table:style-name="ce3" office:value-type="float" office:value="135662827" calcext:value-type="float">
            <text:p>135662827</text:p>
          </table:table-cell>
          <table:table-cell table:style-name="ce6" office:value-type="float" office:value="83552" calcext:value-type="float">
            <text:p>83552</text:p>
          </table:table-cell>
          <table:table-cell table:style-name="ce29" table:formula="of:=[.L18]/86400/1000" office:value-type="time" office:time-value="PT00H01M23.552S" calcext:value-type="time">
            <text:p>00:01:23,552</text:p>
          </table:table-cell>
          <table:table-cell table:style-name="ce3" office:value-type="float" office:value="1715931197" calcext:value-type="float">
            <text:p>1715931197</text:p>
          </table:table-cell>
          <table:table-cell table:style-name="ce3" office:value-type="float" office:value="135662827" calcext:value-type="float">
            <text:p>135662827</text:p>
          </table:table-cell>
          <table:table-cell table:style-name="ce34" office:value-type="float" office:value="1272" calcext:value-type="float">
            <text:p>1272</text:p>
          </table:table-cell>
          <table:table-cell table:style-name="ce29" table:formula="of:=[.P18]/86400/1000" office:value-type="time" office:time-value="PT00H00M01.272S" calcext:value-type="time">
            <text:p>00:00:01,272</text:p>
          </table:table-cell>
          <table:table-cell table:style-name="ce25"/>
        </table:table-row>
        <table:table-row table:style-name="ro2">
          <table:table-cell table:style-name="ce2" office:value-type="float" office:value="9.31152408828042E+017" calcext:value-type="float">
            <text:p>9,312E+17</text:p>
          </table:table-cell>
          <table:table-cell table:style-name="ce40" table:number-columns-repeated="2"/>
          <table:table-cell table:style-name="ce6"/>
          <table:table-cell table:style-name="ce31"/>
          <table:table-cell table:style-name="ce40" table:number-columns-repeated="2"/>
          <table:table-cell table:style-name="ce6"/>
          <table:table-cell table:style-name="ce31"/>
          <table:table-cell table:style-name="ce3" office:value-type="float" office:value="3431862397" calcext:value-type="float">
            <text:p>3431862397</text:p>
          </table:table-cell>
          <table:table-cell table:style-name="ce3" office:value-type="float" office:value="271325683" calcext:value-type="float">
            <text:p>271325683</text:p>
          </table:table-cell>
          <table:table-cell table:style-name="ce6" office:value-type="float" office:value="166845" calcext:value-type="float">
            <text:p>166845</text:p>
          </table:table-cell>
          <table:table-cell table:style-name="ce29" table:formula="of:=[.L19]/86400/1000" office:value-type="time" office:time-value="PT00H02M46.845S" calcext:value-type="time">
            <text:p>00:02:46,845</text:p>
          </table:table-cell>
          <table:table-cell table:style-name="ce3" office:value-type="float" office:value="271325683" calcext:value-type="float">
            <text:p>271325683</text:p>
          </table:table-cell>
          <table:table-cell table:style-name="ce3" office:value-type="float" office:value="3431862397" calcext:value-type="float">
            <text:p>3431862397</text:p>
          </table:table-cell>
          <table:table-cell table:style-name="ce34" office:value-type="float" office:value="212" calcext:value-type="float">
            <text:p>212</text:p>
          </table:table-cell>
          <table:table-cell table:style-name="ce29" table:formula="of:=[.P19]/86400/1000" office:value-type="time" office:time-value="PT00H00M00.212S" calcext:value-type="time">
            <text:p>00:00:00,212</text:p>
          </table:table-cell>
          <table:table-cell table:style-name="ce25"/>
        </table:table-row>
        <table:table-row table:style-name="ro2">
          <table:table-cell table:style-name="ce3" office:value-type="float" office:value="3.72460968211177E+018" calcext:value-type="float">
            <text:p>3,72460968211177E+018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" office:value-type="float" office:value="6863724817" calcext:value-type="float">
            <text:p>6863724817</text:p>
          </table:table-cell>
          <table:table-cell table:style-name="ce3" office:value-type="float" office:value="542651371" calcext:value-type="float">
            <text:p>542651371</text:p>
          </table:table-cell>
          <table:table-cell table:style-name="ce6" office:value-type="float" office:value="332711" calcext:value-type="float">
            <text:p>332711</text:p>
          </table:table-cell>
          <table:table-cell table:style-name="ce29" table:formula="of:=[.L20]/86400/1000" office:value-type="time" office:time-value="PT00H05M32.711S" calcext:value-type="time">
            <text:p>00:05:32,711</text:p>
          </table:table-cell>
          <table:table-cell table:style-name="ce3" office:value-type="float" office:value="542651371" calcext:value-type="float">
            <text:p>542651371</text:p>
          </table:table-cell>
          <table:table-cell table:style-name="ce3" office:value-type="float" office:value="6863724817" calcext:value-type="float">
            <text:p>6863724817</text:p>
          </table:table-cell>
          <table:table-cell table:style-name="ce34" office:value-type="float" office:value="710" calcext:value-type="float">
            <text:p>710</text:p>
          </table:table-cell>
          <table:table-cell table:style-name="ce29" table:formula="of:=[.P20]/86400/1000" office:value-type="time" office:time-value="PT00H00M00.71S" calcext:value-type="time">
            <text:p>00:00:00,710</text:p>
          </table:table-cell>
          <table:table-cell table:style-name="ce25"/>
        </table:table-row>
        <table:table-row table:style-name="ro2">
          <table:table-cell table:style-name="ce3" office:value-type="float" office:value="1.48984391609505E+019" calcext:value-type="float">
            <text:p>1,48984391609505E+019</text:p>
          </table:table-cell>
          <table:table-cell table:style-name="ce39" table:number-columns-repeated="2"/>
          <table:table-cell table:style-name="ce17" office:value-type="string" calcext:value-type="string">
            <text:p><text:s/></text:p>
          </table:table-cell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709348" calcext:value-type="float">
            <text:p>709348</text:p>
          </table:table-cell>
          <table:table-cell table:style-name="ce29" table:formula="of:=[.L21]/86400/1000" office:value-type="time" office:time-value="PT00H11M49.348S" calcext:value-type="time">
            <text:p>00:11:49,348</text:p>
          </table:table-cell>
          <table:table-cell table:style-name="ce3" office:value-type="float" office:value="13727449691" calcext:value-type="float">
            <text:p>13727449691</text:p>
          </table:table-cell>
          <table:table-cell table:style-name="ce3" office:value-type="float" office:value="1085302769" calcext:value-type="float">
            <text:p>1085302769</text:p>
          </table:table-cell>
          <table:table-cell table:style-name="ce34" office:value-type="float" office:value="799" calcext:value-type="float">
            <text:p>799</text:p>
          </table:table-cell>
          <table:table-cell table:style-name="ce29" table:formula="of:=[.P21]/86400/1000" office:value-type="time" office:time-value="PT00H00M00.799S" calcext:value-type="time">
            <text:p>00:00:00,799</text:p>
          </table:table-cell>
          <table:table-cell table:style-name="ce25"/>
        </table:table-row>
        <table:table-row table:style-name="ro2">
          <table:table-cell table:style-name="ce3" office:value-type="float" office:value="5.95937570462984E+019" calcext:value-type="float">
            <text:p>5,95937570462984E+019</text:p>
          </table:table-cell>
          <table:table-cell table:style-name="ce35" office:value-type="date" office:date-value="2024-05-04" calcext:value-type="date">
            <text:p>2024-05-04</text:p>
          </table:table-cell>
          <table:table-cell table:style-name="ce47" office:value-type="time" office:time-value="PT01H56M00S" calcext:value-type="time">
            <text:p>01:56:00</text:p>
          </table:table-cell>
          <table:table-cell table:style-name="ce35" office:value-type="date" office:date-value="2025-05-18" calcext:value-type="date">
            <text:p>2025-05-18</text:p>
          </table:table-cell>
          <table:table-cell table:style-name="ce47" office:value-type="time" office:time-value="PT09H13M00S" calcext:value-type="time">
            <text:p>09:13:00</text:p>
          </table:table-cell>
          <table:table-cell table:style-name="ce35" office:value-type="date" office:date-value="2025-05-04" calcext:value-type="date">
            <text:p>2025-05-04</text:p>
          </table:table-cell>
          <table:table-cell table:style-name="ce47" office:value-type="time" office:time-value="PT02H25M00S" calcext:value-type="time">
            <text:p>02:25:00</text:p>
          </table:table-cell>
          <table:table-cell table:style-name="ce35" office:value-type="date" office:date-value="2025-05-18" calcext:value-type="date">
            <text:p>2025-05-18</text:p>
          </table:table-cell>
          <table:table-cell table:style-name="ce47" office:value-type="time" office:time-value="PT09H13M00S" calcext:value-type="time">
            <text:p>09:13:00</text:p>
          </table:table-cell>
          <table:table-cell table:style-name="ce39" table:number-columns-repeated="2"/>
          <table:table-cell table:style-name="ce6" office:value-type="float" office:value="1470535" calcext:value-type="float">
            <text:p>1470535</text:p>
          </table:table-cell>
          <table:table-cell table:style-name="ce29" table:formula="of:=[.L22]/86400/1000" office:value-type="time" office:time-value="PT00H24M30.535S" calcext:value-type="time">
            <text:p>00:24:30,535</text:p>
          </table:table-cell>
          <table:table-cell table:style-name="ce3" office:value-type="float" office:value="2170605551" calcext:value-type="float">
            <text:p>2170605551</text:p>
          </table:table-cell>
          <table:table-cell table:style-name="ce3" office:value-type="float" office:value="27454899403" calcext:value-type="float">
            <text:p>27454899403</text:p>
          </table:table-cell>
          <table:table-cell table:style-name="ce34" office:value-type="float" office:value="1597" calcext:value-type="float">
            <text:p>1597</text:p>
          </table:table-cell>
          <table:table-cell table:style-name="ce29" table:formula="of:=[.P22]/86400/1000" office:value-type="time" office:time-value="PT00H00M01.597S" calcext:value-type="time">
            <text:p>00:00:01,597</text:p>
          </table:table-cell>
          <table:table-cell table:style-name="ce25"/>
        </table:table-row>
        <table:table-row table:style-name="ro2">
          <table:table-cell table:style-name="ce3" office:value-type="float" office:value="2.38375030391794E+020" calcext:value-type="float">
            <text:p>2,38375030391794E+020</text:p>
          </table:table-cell>
          <table:table-cell table:style-name="ce36" office:value-type="string" calcext:value-type="string" table:number-columns-spanned="2" table:number-rows-spanned="1">
            <text:p>Paragem forçada após</text:p>
          </table:table-cell>
          <table:covered-table-cell table:style-name="ce49"/>
          <table:table-cell table:style-name="ce38" office:value-type="string" calcext:value-type="string">
            <text:p>14 dias</text:p>
          </table:table-cell>
          <table:table-cell table:style-name="ce53"/>
          <table:table-cell table:style-name="ce36" office:value-type="string" calcext:value-type="string" table:number-columns-spanned="2" table:number-rows-spanned="1">
            <text:p>Paragem forçada após</text:p>
          </table:table-cell>
          <table:covered-table-cell table:style-name="ce49"/>
          <table:table-cell table:style-name="ce38" office:value-type="string" calcext:value-type="string">
            <text:p>14 dias</text:p>
          </table:table-cell>
          <table:table-cell table:style-name="ce26"/>
          <table:table-cell table:style-name="ce39" table:number-columns-repeated="2"/>
          <table:table-cell table:style-name="ce6" office:value-type="float" office:value="2972001" calcext:value-type="float">
            <text:p>2972001</text:p>
          </table:table-cell>
          <table:table-cell table:style-name="ce29" table:formula="of:=[.L23]/86400/1000" office:value-type="time" office:time-value="PT00H49M32.001S" calcext:value-type="time">
            <text:p>00:49:32,001</text:p>
          </table:table-cell>
          <table:table-cell table:style-name="ce3" office:value-type="float" office:value="4341211141" calcext:value-type="float">
            <text:p>4341211141</text:p>
          </table:table-cell>
          <table:table-cell table:style-name="ce3" office:value-type="float" office:value="54909798821" calcext:value-type="float">
            <text:p>54909798821</text:p>
          </table:table-cell>
          <table:table-cell table:style-name="ce34" office:value-type="float" office:value="359" calcext:value-type="float">
            <text:p>359</text:p>
          </table:table-cell>
          <table:table-cell table:style-name="ce29" table:formula="of:=[.P23]/86400/1000" office:value-type="time" office:time-value="PT00H00M00.359S" calcext:value-type="time">
            <text:p>00:00:00,359</text:p>
          </table:table-cell>
          <table:table-cell table:style-name="ce25"/>
        </table:table-row>
        <table:table-row table:style-name="ro2">
          <table:table-cell table:style-name="ce3" office:value-type="float" office:value="9.53500122957522E+020" calcext:value-type="float">
            <text:p>9,53500122957522E+020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5956400" calcext:value-type="float">
            <text:p>5956400</text:p>
          </table:table-cell>
          <table:table-cell table:style-name="ce29" table:formula="of:=[.L24]/86400/1000" office:value-type="time" office:time-value="PT01H39M16.4S" calcext:value-type="time">
            <text:p>01:39:16,400</text:p>
          </table:table-cell>
          <table:table-cell table:style-name="ce3" office:value-type="float" office:value="109819597663" calcext:value-type="float">
            <text:p>109819597663</text:p>
          </table:table-cell>
          <table:table-cell table:style-name="ce3" office:value-type="float" office:value="8682422293" calcext:value-type="float">
            <text:p>8682422293</text:p>
          </table:table-cell>
          <table:table-cell table:style-name="ce34" office:value-type="float" office:value="855" calcext:value-type="float">
            <text:p>855</text:p>
          </table:table-cell>
          <table:table-cell table:style-name="ce29" table:formula="of:=[.P24]/86400/1000" office:value-type="time" office:time-value="PT00H00M00.855S" calcext:value-type="time">
            <text:p>00:00:00,855</text:p>
          </table:table-cell>
          <table:table-cell table:style-name="ce25"/>
        </table:table-row>
        <table:table-row table:style-name="ro2">
          <table:table-cell table:style-name="ce3" office:value-type="float" office:value="3.81400049575497E+021" calcext:value-type="float">
            <text:p>3,81400049575497E+021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11910957" calcext:value-type="float">
            <text:p>11910957</text:p>
          </table:table-cell>
          <table:table-cell table:style-name="ce29" table:formula="of:=[.L25]/86400/1000" office:value-type="time" office:time-value="PT03H18M30.957S" calcext:value-type="time">
            <text:p>03:18:30,957</text:p>
          </table:table-cell>
          <table:table-cell table:style-name="ce3" office:value-type="float" office:value="219639195337" calcext:value-type="float">
            <text:p>219639195337</text:p>
          </table:table-cell>
          <table:table-cell table:style-name="ce3" office:value-type="float" office:value="17364844603" calcext:value-type="float">
            <text:p>17364844603</text:p>
          </table:table-cell>
          <table:table-cell table:style-name="ce34" office:value-type="float" office:value="11515" calcext:value-type="float">
            <text:p>11515</text:p>
          </table:table-cell>
          <table:table-cell table:style-name="ce29" table:formula="of:=[.P25]/86400/1000" office:value-type="time" office:time-value="PT00H00M11.515S" calcext:value-type="time">
            <text:p>00:00:11,515</text:p>
          </table:table-cell>
          <table:table-cell table:style-name="ce25"/>
        </table:table-row>
        <table:table-row table:style-name="ro2">
          <table:table-cell table:style-name="ce3" office:value-type="float" office:value="1.52560019914948E+022" calcext:value-type="float">
            <text:p>1,52560019914948E+022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23831055" calcext:value-type="float">
            <text:p>23831055</text:p>
          </table:table-cell>
          <table:table-cell table:style-name="ce29" table:formula="of:=[.L26]/86400/1000" office:value-type="time" office:time-value="PT06H37M11.055S" calcext:value-type="time">
            <text:p>06:37:11,055</text:p>
          </table:table-cell>
          <table:table-cell table:style-name="ce3" office:value-type="float" office:value="439278390703" calcext:value-type="float">
            <text:p>439278390703</text:p>
          </table:table-cell>
          <table:table-cell table:style-name="ce3" office:value-type="float" office:value="34729689223" calcext:value-type="float">
            <text:p>34729689223</text:p>
          </table:table-cell>
          <table:table-cell table:style-name="ce34" office:value-type="float" office:value="3689" calcext:value-type="float">
            <text:p>3689</text:p>
          </table:table-cell>
          <table:table-cell table:style-name="ce29" table:formula="of:=[.P26]/86400/1000" office:value-type="time" office:time-value="PT00H00M03.689S" calcext:value-type="time">
            <text:p>00:00:03,689</text:p>
          </table:table-cell>
          <table:table-cell table:style-name="ce25"/>
        </table:table-row>
        <table:table-row table:style-name="ro2">
          <table:table-cell table:style-name="ce3" office:value-type="float" office:value="6.10240080078063E+022" calcext:value-type="float">
            <text:p>6,10240080078063E+022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47627596" calcext:value-type="float">
            <text:p>47627596</text:p>
          </table:table-cell>
          <table:table-cell table:style-name="ce29" table:formula="of:=[.L27]/86400/1000" office:value-type="time" office:time-value="PT13H13M47.596S" calcext:value-type="time">
            <text:p>13:13:47,596</text:p>
          </table:table-cell>
          <table:table-cell table:style-name="ce3" office:value-type="float" office:value="69459378491" calcext:value-type="float">
            <text:p>69459378491</text:p>
          </table:table-cell>
          <table:table-cell table:style-name="ce3" office:value-type="float" office:value="878556781439" calcext:value-type="float">
            <text:p>878556781439</text:p>
          </table:table-cell>
          <table:table-cell table:style-name="ce34" office:value-type="float" office:value="11702" calcext:value-type="float">
            <text:p>11702</text:p>
          </table:table-cell>
          <table:table-cell table:style-name="ce29" table:formula="of:=[.P27]/86400/1000" office:value-type="time" office:time-value="PT00H00M11.702S" calcext:value-type="time">
            <text:p>00:00:11,702</text:p>
          </table:table-cell>
          <table:table-cell table:style-name="ce25"/>
        </table:table-row>
        <table:table-row table:style-name="ro2">
          <table:table-cell table:style-name="ce3" office:value-type="float" office:value="2.4409603205311E+023" calcext:value-type="float">
            <text:p>2,4409603205311E+023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95144813" calcext:value-type="float">
            <text:p>95144813</text:p>
          </table:table-cell>
          <table:table-cell table:style-name="ce29" table:formula="of:=[.L28]/86400/1000" office:value-type="time" office:time-value="PT26H25M44.813S" calcext:value-type="time">
            <text:p>26:25:44,813</text:p>
          </table:table-cell>
          <table:table-cell table:style-name="ce3" office:value-type="float" office:value="1757113562947" calcext:value-type="float">
            <text:p>1757113562947</text:p>
          </table:table-cell>
          <table:table-cell table:style-name="ce3" office:value-type="float" office:value="138918756989" calcext:value-type="float">
            <text:p>138918756989</text:p>
          </table:table-cell>
          <table:table-cell table:style-name="ce34" office:value-type="float" office:value="9221" calcext:value-type="float">
            <text:p>9221</text:p>
          </table:table-cell>
          <table:table-cell table:style-name="ce29" table:formula="of:=[.P28]/86400/1000" office:value-type="time" office:time-value="PT00H00M09.221S" calcext:value-type="time">
            <text:p>00:00:09,221</text:p>
          </table:table-cell>
          <table:table-cell table:style-name="ce39"/>
        </table:table-row>
        <table:table-row table:style-name="ro2">
          <table:table-cell table:style-name="ce3" office:value-type="float" office:value="9.76384128233459E+023" calcext:value-type="float">
            <text:p>9,76384128233459E+023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190135075" calcext:value-type="float">
            <text:p>190135075</text:p>
          </table:table-cell>
          <table:table-cell table:style-name="ce29" table:formula="of:=[.L29]/86400/1000" office:value-type="time" office:time-value="PT52H48M55.075S" calcext:value-type="time">
            <text:p>52:48:55,075</text:p>
          </table:table-cell>
          <table:table-cell table:style-name="ce3" office:value-type="float" office:value="277837513979" calcext:value-type="float">
            <text:p>277837513979</text:p>
          </table:table-cell>
          <table:table-cell table:style-name="ce3" office:value-type="float" office:value="3514227125957" calcext:value-type="float">
            <text:p>3514227125957</text:p>
          </table:table-cell>
          <table:table-cell table:style-name="ce34" office:value-type="float" office:value="9122" calcext:value-type="float">
            <text:p>9122</text:p>
          </table:table-cell>
          <table:table-cell table:style-name="ce29" table:formula="of:=[.P29]/86400/1000" office:value-type="time" office:time-value="PT00H00M09.122S" calcext:value-type="time">
            <text:p>00:00:09,122</text:p>
          </table:table-cell>
          <table:table-cell table:style-name="ce39"/>
        </table:table-row>
        <table:table-row table:style-name="ro2">
          <table:table-cell table:style-name="ce3" office:value-type="float" office:value="3.90553651324295E+024" calcext:value-type="float">
            <text:p>3,90553651324295E+024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6" office:value-type="float" office:value="389571562" calcext:value-type="float">
            <text:p>389571562</text:p>
          </table:table-cell>
          <table:table-cell table:style-name="ce29" table:formula="of:=[.L30]/86400/1000" office:value-type="time" office:time-value="PT108H12M51.562S" calcext:value-type="time">
            <text:p>108:12:51,562</text:p>
          </table:table-cell>
          <table:table-cell table:style-name="ce3" office:value-type="float" office:value="555675027997" calcext:value-type="float">
            <text:p>555675027997</text:p>
          </table:table-cell>
          <table:table-cell table:style-name="ce3" office:value-type="float" office:value="7028454251977" calcext:value-type="float">
            <text:p>7028454251977</text:p>
          </table:table-cell>
          <table:table-cell table:style-name="ce34" office:value-type="float" office:value="37301" calcext:value-type="float">
            <text:p>37301</text:p>
          </table:table-cell>
          <table:table-cell table:style-name="ce29" table:formula="of:=[.P30]/86400/1000" office:value-type="time" office:time-value="PT00H00M37.301S" calcext:value-type="time">
            <text:p>00:00:37,301</text:p>
          </table:table-cell>
          <table:table-cell table:style-name="ce39"/>
        </table:table-row>
        <table:table-row table:style-name="ro2">
          <table:table-cell table:style-name="ce9" office:value-type="float" office:value="1.5622146053368E+025" calcext:value-type="float">
            <text:p>1,5622146053368E+025</text:p>
          </table:table-cell>
          <table:table-cell table:style-name="ce18" table:number-columns-repeated="3"/>
          <table:table-cell table:style-name="ce15"/>
          <table:table-cell table:style-name="ce18" table:number-columns-repeated="3"/>
          <table:table-cell table:style-name="ce15"/>
          <table:table-cell table:style-name="ce18" table:number-columns-repeated="2"/>
          <table:table-cell table:style-name="ce18" office:value-type="float" office:value="760543506" calcext:value-type="float">
            <text:p>760543506</text:p>
          </table:table-cell>
          <table:table-cell table:style-name="ce30" table:formula="of:=[.L31]/86400/1000" office:value-type="time" office:time-value="PT211H15M43.506S" calcext:value-type="time">
            <text:p>211:15:43,506</text:p>
          </table:table-cell>
          <table:table-cell table:style-name="ce3" office:value-type="float" office:value="1111350056021" calcext:value-type="float">
            <text:p>1111350056021</text:p>
          </table:table-cell>
          <table:table-cell table:style-name="ce3" office:value-type="float" office:value="14056908503969" calcext:value-type="float">
            <text:p>14056908503969</text:p>
          </table:table-cell>
          <table:table-cell table:style-name="ce34" office:value-type="float" office:value="29588" calcext:value-type="float">
            <text:p>29588</text:p>
          </table:table-cell>
          <table:table-cell table:style-name="ce29" table:formula="of:=[.P31]/86400/1000" office:value-type="time" office:time-value="PT00H00M29.588S" calcext:value-type="time">
            <text:p>00:00:29,588</text:p>
          </table:table-cell>
          <table:table-cell table:style-name="ce39"/>
        </table:table-row>
        <table:table-row table:style-name="ro2">
          <table:table-cell table:style-name="ce39" office:value-type="float" office:value="6.24885842137645E+025" calcext:value-type="float">
            <text:p>6,24885842137645E+025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3" office:value-type="float" office:value="2222700112049" calcext:value-type="float">
            <text:p>2222700112049</text:p>
          </table:table-cell>
          <table:table-cell table:style-name="ce3" office:value-type="float" office:value="28113817007981" calcext:value-type="float">
            <text:p>28113817007981</text:p>
          </table:table-cell>
          <table:table-cell table:style-name="ce34" office:value-type="float" office:value="62857" calcext:value-type="float">
            <text:p>62857</text:p>
          </table:table-cell>
          <table:table-cell table:style-name="ce29" table:formula="of:=[.P32]/86400/1000" office:value-type="time" office:time-value="PT00H01M02.857S" calcext:value-type="time">
            <text:p>00:01:02,857</text:p>
          </table:table-cell>
          <table:table-cell table:style-name="ce39"/>
        </table:table-row>
        <table:table-row table:style-name="ro2">
          <table:table-cell table:style-name="ce39" office:value-type="float" office:value="2.49954336855568E+026" calcext:value-type="float">
            <text:p>2,49954336855568E+026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3" office:value-type="float" office:value="56227634015963" calcext:value-type="float">
            <text:p>56227634015963</text:p>
          </table:table-cell>
          <table:table-cell table:style-name="ce3" office:value-type="float" office:value="4445400224107" calcext:value-type="float">
            <text:p>4445400224107</text:p>
          </table:table-cell>
          <table:table-cell table:style-name="ce34" office:value-type="float" office:value="17848" calcext:value-type="float">
            <text:p>17848</text:p>
          </table:table-cell>
          <table:table-cell table:style-name="ce29" table:formula="of:=[.P33]/86400/1000" office:value-type="time" office:time-value="PT00H00M17.848S" calcext:value-type="time">
            <text:p>00:00:17,848</text:p>
          </table:table-cell>
          <table:table-cell table:style-name="ce39"/>
        </table:table-row>
        <table:table-row table:style-name="ro2">
          <table:table-cell table:style-name="ce39" office:value-type="float" office:value="9.99817347425959E+026" calcext:value-type="float">
            <text:p>9,99817347425959E+026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2"/>
          <table:table-cell table:style-name="ce17"/>
          <table:table-cell table:style-name="ce13"/>
          <table:table-cell table:style-name="ce75" office:value-type="date" office:date-value="2024-05-12" calcext:value-type="date">
            <text:p>2024-05-12</text:p>
          </table:table-cell>
          <table:table-cell table:style-name="ce77" office:value-type="time" office:time-value="PT16H38M00S" calcext:value-type="time">
            <text:p>16:38:00</text:p>
          </table:table-cell>
          <table:table-cell table:style-name="ce75" office:value-type="date" office:date-value="2025-05-18" calcext:value-type="date">
            <text:p>2025-05-18</text:p>
          </table:table-cell>
          <table:table-cell table:style-name="ce77" office:value-type="time" office:time-value="PT09H13M00S" calcext:value-type="time">
            <text:p>09:13:00</text:p>
          </table:table-cell>
          <table:table-cell table:style-name="ce3" office:value-type="float" office:value="112455268031999" calcext:value-type="float">
            <text:p>112455268031999</text:p>
          </table:table-cell>
          <table:table-cell table:style-name="ce3" office:value-type="float" office:value="8890800448241" calcext:value-type="float">
            <text:p>8890800448241</text:p>
          </table:table-cell>
          <table:table-cell table:style-name="ce34" office:value-type="float" office:value="135406" calcext:value-type="float">
            <text:p>135406</text:p>
          </table:table-cell>
          <table:table-cell table:style-name="ce29" table:formula="of:=[.P34]/86400/1000" office:value-type="time" office:time-value="PT00H02M15.406S" calcext:value-type="time">
            <text:p>00:02:15,406</text:p>
          </table:table-cell>
          <table:table-cell table:style-name="ce39"/>
        </table:table-row>
        <table:table-row table:style-name="ro2">
          <table:table-cell table:style-name="ce39" office:value-type="float" office:value="3.99926938972464E+027" calcext:value-type="float">
            <text:p>3,99926938972464E+027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76" office:value-type="string" calcext:value-type="string" table:number-columns-spanned="2" table:number-rows-spanned="1">
            <text:p>Paragem forçada após</text:p>
          </table:table-cell>
          <table:covered-table-cell table:style-name="ce18"/>
          <table:table-cell table:style-name="ce18" office:value-type="string" calcext:value-type="string">
            <text:p>6 dias</text:p>
          </table:table-cell>
          <table:table-cell table:style-name="ce15"/>
          <table:table-cell table:style-name="ce3" office:value-type="float" office:value="17781600896573" calcext:value-type="float">
            <text:p>17781600896573</text:p>
          </table:table-cell>
          <table:table-cell table:style-name="ce3" office:value-type="float" office:value="224910536064017" calcext:value-type="float">
            <text:p>224910536064017</text:p>
          </table:table-cell>
          <table:table-cell table:style-name="ce34" office:value-type="float" office:value="169298" calcext:value-type="float">
            <text:p>169298</text:p>
          </table:table-cell>
          <table:table-cell table:style-name="ce29" table:formula="of:=[.P35]/86400/1000" office:value-type="time" office:time-value="PT00H02M49.298S" calcext:value-type="time">
            <text:p>00:02:49,298</text:p>
          </table:table-cell>
          <table:table-cell table:style-name="ce39"/>
        </table:table-row>
        <table:table-row table:style-name="ro2">
          <table:table-cell table:style-name="ce39" office:value-type="float" office:value="1.59970775589108E+028" calcext:value-type="float">
            <text:p>1,59970775589108E+028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449821072128037" calcext:value-type="float">
            <text:p>449821072128037</text:p>
          </table:table-cell>
          <table:table-cell table:style-name="ce3" office:value-type="float" office:value="35563201793173" calcext:value-type="float">
            <text:p>35563201793173</text:p>
          </table:table-cell>
          <table:table-cell table:style-name="ce34" office:value-type="float" office:value="127537" calcext:value-type="float">
            <text:p>127537</text:p>
          </table:table-cell>
          <table:table-cell table:style-name="ce29" table:formula="of:=[.P36]/86400/1000" office:value-type="time" office:time-value="PT00H02M07.537S" calcext:value-type="time">
            <text:p>00:02:07,537</text:p>
          </table:table-cell>
          <table:table-cell table:style-name="ce39"/>
        </table:table-row>
        <table:table-row table:style-name="ro2">
          <table:table-cell table:style-name="ce39" office:value-type="float" office:value="6.39883102356484E+028" calcext:value-type="float">
            <text:p>6,39883102356484E+028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71126403586349" calcext:value-type="float">
            <text:p>71126403586349</text:p>
          </table:table-cell>
          <table:table-cell table:style-name="ce3" office:value-type="float" office:value="899642144256109" calcext:value-type="float">
            <text:p>899642144256109</text:p>
          </table:table-cell>
          <table:table-cell table:style-name="ce34" office:value-type="float" office:value="122199" calcext:value-type="float">
            <text:p>122199</text:p>
          </table:table-cell>
          <table:table-cell table:style-name="ce29" table:formula="of:=[.P37]/86400/1000" office:value-type="time" office:time-value="PT00H02M02.199S" calcext:value-type="time">
            <text:p>00:02:02,199</text:p>
          </table:table-cell>
          <table:table-cell table:style-name="ce39"/>
        </table:table-row>
        <table:table-row table:style-name="ro2">
          <table:table-cell table:style-name="ce39" office:value-type="float" office:value="2.55953240942624E+029" calcext:value-type="float">
            <text:p>2,55953240942624E+029</text:p>
          </table:table-cell>
          <table:table-cell table:style-name="ce39" table:number-columns-repeated="2"/>
          <table:table-cell table:style-name="ce17"/>
          <table:table-cell table:style-name="ce13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142252807172713" calcext:value-type="float">
            <text:p>142252807172713</text:p>
          </table:table-cell>
          <table:table-cell table:style-name="ce3" office:value-type="float" office:value="1799284288512241" calcext:value-type="float">
            <text:p>1799284288512241</text:p>
          </table:table-cell>
          <table:table-cell table:style-name="ce34" office:value-type="float" office:value="119634" calcext:value-type="float">
            <text:p>119634</text:p>
          </table:table-cell>
          <table:table-cell table:style-name="ce29" table:formula="of:=[.P38]/86400/1000" office:value-type="time" office:time-value="PT00H01M59.634S" calcext:value-type="time">
            <text:p>00:01:59,634</text:p>
          </table:table-cell>
          <table:table-cell table:style-name="ce39"/>
        </table:table-row>
        <table:table-row table:style-name="ro2">
          <table:table-cell table:style-name="ce39" office:value-type="float" office:value="1.02381296377063E+030" calcext:value-type="float">
            <text:p>1,02381296377063E+030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3598568577024503" calcext:value-type="float">
            <text:p>3598568577024503</text:p>
          </table:table-cell>
          <table:table-cell table:style-name="ce3" office:value-type="float" office:value="284505614345461" calcext:value-type="float">
            <text:p>284505614345461</text:p>
          </table:table-cell>
          <table:table-cell table:style-name="ce34" office:value-type="float" office:value="702670" calcext:value-type="float">
            <text:p>702670</text:p>
          </table:table-cell>
          <table:table-cell table:style-name="ce29" table:formula="of:=[.P39]/86400/1000" office:value-type="time" office:time-value="PT00H11M42.67S" calcext:value-type="time">
            <text:p>00:11:42,670</text:p>
          </table:table-cell>
          <table:table-cell table:style-name="ce39"/>
        </table:table-row>
        <table:table-row table:style-name="ro2">
          <table:table-cell table:style-name="ce39" office:value-type="float" office:value="4.09525185508317E+030" calcext:value-type="float">
            <text:p>4,09525185508317E+030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569011228691011" calcext:value-type="float">
            <text:p>569011228691011</text:p>
          </table:table-cell>
          <table:table-cell table:style-name="ce3" office:value-type="float" office:value="7197137154049043" calcext:value-type="float">
            <text:p>7197137154049043</text:p>
          </table:table-cell>
          <table:table-cell table:style-name="ce34" office:value-type="float" office:value="470673" calcext:value-type="float">
            <text:p>470673</text:p>
          </table:table-cell>
          <table:table-cell table:style-name="ce29" table:formula="of:=[.P40]/86400/1000" office:value-type="time" office:time-value="PT00H07M50.673S" calcext:value-type="time">
            <text:p>00:07:50,673</text:p>
          </table:table-cell>
          <table:table-cell table:style-name="ce39"/>
        </table:table-row>
        <table:table-row table:style-name="ro2">
          <table:table-cell table:style-name="ce39" office:value-type="float" office:value="1.63810074203332E+031" calcext:value-type="float">
            <text:p>1,63810074203332E+031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1138022457382051" calcext:value-type="float">
            <text:p>1138022457382051</text:p>
          </table:table-cell>
          <table:table-cell table:style-name="ce3" office:value-type="float" office:value="1.43942743080981E+016" calcext:value-type="float">
            <text:p>1,43942743080981E+016</text:p>
          </table:table-cell>
          <table:table-cell table:style-name="ce34" office:value-type="float" office:value="319689" calcext:value-type="float">
            <text:p>319689</text:p>
          </table:table-cell>
          <table:table-cell table:style-name="ce29" table:formula="of:=[.P41]/86400/1000" office:value-type="time" office:time-value="PT00H05M19.689S" calcext:value-type="time">
            <text:p>00:05:19,689</text:p>
          </table:table-cell>
          <table:table-cell table:style-name="ce39"/>
        </table:table-row>
        <table:table-row table:style-name="ro2">
          <table:table-cell table:style-name="ce40" office:value-type="float" office:value="6.55240296813329E+031" calcext:value-type="float">
            <text:p>6,55240296813329E+031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2.87885486161963E+016" calcext:value-type="float">
            <text:p>2,87885486161963E+016</text:p>
          </table:table-cell>
          <table:table-cell table:style-name="ce3" office:value-type="float" office:value="2276044914764107" calcext:value-type="float">
            <text:p>2276044914764107</text:p>
          </table:table-cell>
          <table:table-cell table:style-name="ce34" office:value-type="float" office:value="326914" calcext:value-type="float">
            <text:p>326914</text:p>
          </table:table-cell>
          <table:table-cell table:style-name="ce29" table:formula="of:=[.P42]/86400/1000" office:value-type="time" office:time-value="PT00H05M26.914S" calcext:value-type="time">
            <text:p>00:05:26,914</text:p>
          </table:table-cell>
          <table:table-cell table:style-name="ce39"/>
        </table:table-row>
        <table:table-row table:style-name="ro2">
          <table:table-cell table:style-name="ce40" office:value-type="float" office:value="2.62096118725334E+032" calcext:value-type="float">
            <text:p>2,62096118725334E+032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4552089829528243" calcext:value-type="float">
            <text:p>4552089829528243</text:p>
          </table:table-cell>
          <table:table-cell table:style-name="ce3" office:value-type="float" office:value="5.75770972323927E+016" calcext:value-type="float">
            <text:p>5,75770972323927E+016</text:p>
          </table:table-cell>
          <table:table-cell table:style-name="ce34" office:value-type="float" office:value="771645" calcext:value-type="float">
            <text:p>771645</text:p>
          </table:table-cell>
          <table:table-cell table:style-name="ce29" table:formula="of:=[.P43]/86400/1000" office:value-type="time" office:time-value="PT00H12M51.645S" calcext:value-type="time">
            <text:p>00:12:51,645</text:p>
          </table:table-cell>
          <table:table-cell table:style-name="ce39"/>
        </table:table-row>
        <table:table-row table:style-name="ro2">
          <table:table-cell table:style-name="ce40" office:value-type="float" office:value="1.04838447490134E+033" calcext:value-type="float">
            <text:p>1,04838447490134E+033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9.10417965905654E+015" calcext:value-type="float">
            <text:p>9,10417965905654E+015</text:p>
          </table:table-cell>
          <table:table-cell table:style-name="ce3" office:value-type="float" office:value="1.15154194464786E+017" calcext:value-type="float">
            <text:p>1,15154194464786E+017</text:p>
          </table:table-cell>
          <table:table-cell table:style-name="ce34" office:value-type="float" office:value="3978355" calcext:value-type="float">
            <text:p>3978355</text:p>
          </table:table-cell>
          <table:table-cell table:style-name="ce29" table:formula="of:=[.P44]/86400/1000" office:value-type="time" office:time-value="PT01H06M18.355S" calcext:value-type="time">
            <text:p>01:06:18,355</text:p>
          </table:table-cell>
          <table:table-cell table:style-name="ce39"/>
        </table:table-row>
        <table:table-row table:style-name="ro2">
          <table:table-cell table:style-name="ce40" office:value-type="float" office:value="4.19353789960538E+033" calcext:value-type="float">
            <text:p>4,19353789960538E+033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" office:value-type="float" office:value="2.30308388929571E+017" calcext:value-type="float">
            <text:p>2,30308388929571E+017</text:p>
          </table:table-cell>
          <table:table-cell table:style-name="ce3" office:value-type="float" office:value="1.82083593181131E+016" calcext:value-type="float">
            <text:p>1,82083593181131E+016</text:p>
          </table:table-cell>
          <table:table-cell table:style-name="ce34" office:value-type="float" office:value="3561989" calcext:value-type="float">
            <text:p>3561989</text:p>
          </table:table-cell>
          <table:table-cell table:style-name="ce29" table:formula="of:=[.P45]/86400/1000" office:value-type="time" office:time-value="PT00H59M21.989S" calcext:value-type="time">
            <text:p>00:59:21,989</text:p>
          </table:table-cell>
          <table:table-cell table:style-name="ce39"/>
        </table:table-row>
        <table:table-row table:style-name="ro2">
          <table:table-cell table:style-name="ce13" office:value-type="float" office:value="1.67741515984215E+034" calcext:value-type="float">
            <text:p>1,67741515984215E+034</text:p>
          </table:table-cell>
          <table:table-cell table:style-name="ce17" table:number-columns-repeated="3"/>
          <table:table-cell table:style-name="ce13"/>
          <table:table-cell table:style-name="ce17" table:number-columns-repeated="3"/>
          <table:table-cell table:style-name="ce13"/>
          <table:table-cell table:style-name="ce17" table:number-columns-repeated="3"/>
          <table:table-cell table:style-name="ce13"/>
          <table:table-cell table:style-name="ce37" office:value-type="float" office:value="4.60616777859142E+017" calcext:value-type="float">
            <text:p>4,60616777859142E+017</text:p>
          </table:table-cell>
          <table:table-cell table:style-name="ce37" office:value-type="float" office:value="3.64167186362263E+016" calcext:value-type="float">
            <text:p>3,64167186362263E+016</text:p>
          </table:table-cell>
          <table:table-cell table:style-name="ce34" office:value-type="float" office:value="5495427" calcext:value-type="float">
            <text:p>5495427</text:p>
          </table:table-cell>
          <table:table-cell table:style-name="ce29" table:formula="of:=[.P46]/86400/1000" office:value-type="time" office:time-value="PT01H31M35.427S" calcext:value-type="time">
            <text:p>01:31:35,427</text:p>
          </table:table-cell>
          <table:table-cell table:style-name="ce39"/>
        </table:table-row>
        <table:table-row table:style-name="ro2">
          <table:table-cell table:style-name="ce13" office:value-type="float" office:value="6.70966063936861E+034" calcext:value-type="float">
            <text:p>6,70966063936861E+034</text:p>
          </table:table-cell>
          <table:table-cell table:style-name="ce33" table:number-columns-repeated="3"/>
          <table:table-cell table:style-name="ce13"/>
          <table:table-cell table:style-name="ce17" table:number-columns-repeated="3"/>
          <table:table-cell table:style-name="ce13"/>
          <table:table-cell table:style-name="ce17" table:number-columns-repeated="3"/>
          <table:table-cell table:style-name="ce13"/>
          <table:table-cell table:style-name="ce13" office:value-type="float" office:value="9.21233555718284E+017" calcext:value-type="float">
            <text:p>9,21233555718284E+017</text:p>
          </table:table-cell>
          <table:table-cell table:style-name="ce13" office:value-type="float" office:value="7.28334372724525E+016" calcext:value-type="float">
            <text:p>7,28334372724525E+016</text:p>
          </table:table-cell>
          <table:table-cell table:style-name="ce34" office:value-type="float" office:value="5726932" calcext:value-type="float">
            <text:p>5726932</text:p>
          </table:table-cell>
          <table:table-cell table:style-name="ce29" table:formula="of:=[.P47]/86400/1000" office:value-type="time" office:time-value="PT01H35M26.932S" calcext:value-type="time">
            <text:p>01:35:26,932</text:p>
          </table:table-cell>
          <table:table-cell table:style-name="ce25"/>
        </table:table-row>
        <table:table-row table:style-name="ro2">
          <table:table-cell table:style-name="ce40" office:value-type="float" office:value="2.68386425574744E+035" calcext:value-type="float">
            <text:p>2,68386425574744E+035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40" office:value-type="float" office:value="1.84246711143657E+018" calcext:value-type="float">
            <text:p>1,84246711143657E+018</text:p>
          </table:table-cell>
          <table:table-cell table:style-name="ce40" office:value-type="float" office:value="1.45666874544905E+017" calcext:value-type="float">
            <text:p>1,45666874544905E+017</text:p>
          </table:table-cell>
          <table:table-cell table:style-name="ce34" office:value-type="float" office:value="4291306" calcext:value-type="float">
            <text:p>4291306</text:p>
          </table:table-cell>
          <table:table-cell table:style-name="ce29" table:formula="of:=[.P48]/86400/1000" office:value-type="time" office:time-value="PT01H11M31.306S" calcext:value-type="time">
            <text:p>01:11:31,306</text:p>
          </table:table-cell>
          <table:table-cell table:style-name="ce39"/>
        </table:table-row>
        <table:table-row table:style-name="ro2">
          <table:table-cell table:style-name="ce40" office:value-type="float" office:value="1.07354570229898E+036" calcext:value-type="float">
            <text:p>1,07354570229898E+036</text:p>
          </table:table-cell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40" office:value-type="float" office:value="3.68493422287314E+018" calcext:value-type="float">
            <text:p>3,68493422287314E+018</text:p>
          </table:table-cell>
          <table:table-cell table:style-name="ce40" office:value-type="float" office:value="2.9133374908981E+017" calcext:value-type="float">
            <text:p>2,9133374908981E+017</text:p>
          </table:table-cell>
          <table:table-cell table:style-name="ce34" office:value-type="float" office:value="10293705" calcext:value-type="float">
            <text:p>10293705</text:p>
          </table:table-cell>
          <table:table-cell table:style-name="ce29" table:formula="of:=[.P49]/86400/1000" office:value-type="time" office:time-value="PT02H51M33.705S" calcext:value-type="time">
            <text:p>02:51:33,705</text:p>
          </table:table-cell>
          <table:table-cell table:style-name="ce39"/>
        </table:table-row>
        <table:table-row table:style-name="ro2">
          <table:table-cell table:style-name="ce40" office:value-type="float" office:value="4.29418280919591E+036" calcext:value-type="float">
            <text:p>4,29418280919591E+036</text:p>
          </table:table-cell>
          <table:table-cell/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40" office:value-type="float" office:value="5.82667498179621E+017" calcext:value-type="float">
            <text:p>5,82667498179621E+017</text:p>
          </table:table-cell>
          <table:table-cell table:style-name="ce40" office:value-type="float" office:value="7.36986844574628E+018" calcext:value-type="float">
            <text:p>7,36986844574628E+018</text:p>
          </table:table-cell>
          <table:table-cell table:style-name="ce34" office:value-type="float" office:value="6122832" calcext:value-type="float">
            <text:p>6122832</text:p>
          </table:table-cell>
          <table:table-cell table:style-name="ce29" table:formula="of:=[.P50]/86400/1000" office:value-type="time" office:time-value="PT01H42M02.832S" calcext:value-type="time">
            <text:p>01:42:02,832</text:p>
          </table:table-cell>
          <table:table-cell table:style-name="ce39"/>
        </table:table-row>
        <table:table-row table:style-name="ro2">
          <table:table-cell table:style-name="ce40" office:value-type="float" office:value="1.71767312367836E+037" calcext:value-type="float">
            <text:p>1,71767312367836E+037</text:p>
          </table:table-cell>
          <table:table-cell/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40" office:value-type="float" office:value="1.16533499635924E+018" calcext:value-type="float">
            <text:p>1,16533499635924E+018</text:p>
          </table:table-cell>
          <table:table-cell table:style-name="ce40" office:value-type="float" office:value="1.47397368914926E+019" calcext:value-type="float">
            <text:p>1,47397368914926E+019</text:p>
          </table:table-cell>
          <table:table-cell table:style-name="ce34" office:value-type="float" office:value="7293988" calcext:value-type="float">
            <text:p>7293988</text:p>
          </table:table-cell>
          <table:table-cell table:style-name="ce29" table:formula="of:=[.P51]/86400/1000" office:value-type="time" office:time-value="PT02H01M33.988S" calcext:value-type="time">
            <text:p>02:01:33,988</text:p>
          </table:table-cell>
          <table:table-cell table:style-name="ce39"/>
        </table:table-row>
        <table:table-row table:style-name="ro2">
          <table:table-cell table:style-name="ce40" office:value-type="float" office:value="6.87069249471346E+037" calcext:value-type="float">
            <text:p>6,87069249471346E+037</text:p>
          </table:table-cell>
          <table:table-cell/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40" office:value-type="float" office:value="2.33066999271848E+018" calcext:value-type="float">
            <text:p>2,33066999271848E+018</text:p>
          </table:table-cell>
          <table:table-cell table:style-name="ce40" office:value-type="float" office:value="2.94794737829851E+019" calcext:value-type="float">
            <text:p>2,94794737829851E+019</text:p>
          </table:table-cell>
          <table:table-cell table:style-name="ce34" office:value-type="float" office:value="7255347" calcext:value-type="float">
            <text:p>7255347</text:p>
          </table:table-cell>
          <table:table-cell table:style-name="ce29" table:formula="of:=[.P52]/86400/1000" office:value-type="time" office:time-value="PT02H00M55.347S" calcext:value-type="time">
            <text:p>02:00:55,347</text:p>
          </table:table-cell>
          <table:table-cell table:style-name="ce39"/>
        </table:table-row>
        <table:table-row table:style-name="ro2">
          <table:table-cell table:style-name="ce17" office:value-type="float" office:value="2.74827699788538E+038" calcext:value-type="float">
            <text:p>2,74827699788538E+038</text:p>
          </table:table-cell>
          <table:table-cell table:style-name="ce17" table:number-columns-repeated="3"/>
          <table:table-cell table:style-name="ce33" table:number-columns-repeated="2"/>
          <table:table-cell table:style-name="ce17" table:number-columns-repeated="2"/>
          <table:table-cell table:style-name="ce13"/>
          <table:table-cell table:style-name="ce17" table:number-columns-repeated="3"/>
          <table:table-cell table:style-name="ce13"/>
          <table:table-cell table:style-name="ce13" office:value-type="float" office:value="5.89589475659702E+019" calcext:value-type="float">
            <text:p>5,89589475659702E+019</text:p>
          </table:table-cell>
          <table:table-cell table:style-name="ce13" office:value-type="float" office:value="4.66133998543697E+018" calcext:value-type="float">
            <text:p>4,66133998543697E+018</text:p>
          </table:table-cell>
          <table:table-cell table:style-name="ce34" office:value-type="float" office:value="23189218" calcext:value-type="float">
            <text:p>23189218</text:p>
          </table:table-cell>
          <table:table-cell table:style-name="ce29" table:formula="of:=[.P53]/86400/1000" office:value-type="time" office:time-value="PT06H26M29.218S" calcext:value-type="time">
            <text:p>06:26:29,218</text:p>
          </table:table-cell>
          <table:table-cell table:style-name="ce39"/>
        </table:table-row>
        <table:table-row table:style-name="ro2">
          <table:table-cell table:style-name="ce45" office:value-type="float" office:value="1.09931079915415E+039" calcext:value-type="float">
            <text:p>1,09931079915415E+039</text:p>
          </table:table-cell>
          <table:table-cell table:style-name="ce21" table:number-columns-repeated="7"/>
          <table:table-cell table:style-name="ce45"/>
          <table:table-cell table:style-name="ce21" table:number-columns-repeated="3"/>
          <table:table-cell table:style-name="ce45"/>
          <table:table-cell table:style-name="ce45" office:value-type="float" office:value="9.32267997087393E+018" calcext:value-type="float">
            <text:p>9,32267997087393E+018</text:p>
          </table:table-cell>
          <table:table-cell table:style-name="ce45" office:value-type="float" office:value="1.1791789513194E+020" calcext:value-type="float">
            <text:p>1,1791789513194E+020</text:p>
          </table:table-cell>
          <table:table-cell table:style-name="ce70" office:value-type="float" office:value="139622110" calcext:value-type="float">
            <text:p>139622110</text:p>
          </table:table-cell>
          <table:table-cell table:style-name="ce71" table:formula="of:=[.P54]/86400/1000" office:value-type="time" office:time-value="PT38H47M02.11S" calcext:value-type="time">
            <text:p>38:47:02,110</text:p>
          </table:table-cell>
          <table:table-cell table:style-name="ce89" table:formula="of:=[.Q54]+1" office:value-type="date" office:date-value="1900-01-01T14:47:02.11" calcext:value-type="date">
            <text:p>01:14:47:02,110</text:p>
          </table:table-cell>
        </table:table-row>
        <table:table-row table:style-name="ro2">
          <table:table-cell table:style-name="ce39" table:number-columns-repeated="8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5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8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5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2" table:number-columns-repeated="2"/>
          <table:table-cell table:style-name="ce34"/>
          <table:table-cell table:style-name="ce57" table:formula="of:=[.P5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2" table:number-columns-repeated="2"/>
          <table:table-cell table:style-name="ce34"/>
          <table:table-cell table:style-name="ce57" table:formula="of:=[.P5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8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5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/>
          <table:table-cell/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3]/86400/1000" office:value-type="time" office:time-value="PT00H00M00S" calcext:value-type="time">
            <text:p>00:00:00,000</text:p>
          </table:table-cell>
          <table:table-cell table:style-name="ce25" table:formula="of:=[.Q63]+1" office:value-type="date" office:date-value="1899-12-31" calcext:value-type="date">
            <text:p>31:00:00:00,000</text:p>
          </table:table-cell>
        </table:table-row>
        <table:table-row table:style-name="ro2">
          <table:table-cell table:style-name="ce39"/>
          <table:table-cell/>
          <table:table-cell table:style-name="ce39" table:number-columns-repeated="2"/>
          <table:table-cell table:style-name="ce31" office:value-type="string" calcext:value-type="string">
            <text:p>bits</text:p>
          </table:table-cell>
          <table:table-cell table:style-name="ce6" office:value-type="string" calcext:value-type="string">
            <text:p><text:s/>decimais</text:p>
          </table:table-cell>
          <table:table-cell table:style-name="ce39" office:value-type="string" calcext:value-type="string">
            <text:p>n bits x 0,301 decimais</text:p>
          </table:table-cell>
          <table:table-cell table:style-name="ce39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4]/86400/1000" office:value-type="time" office:time-value="PT00H00M00S" calcext:value-type="time">
            <text:p>00:00:00,000</text:p>
          </table:table-cell>
          <table:table-cell table:style-name="ce25" table:formula="of:=[.Q64]+1" office:value-type="date" office:date-value="1899-12-31" calcext:value-type="date">
            <text:p>31:00:00:00,000</text:p>
          </table:table-cell>
        </table:table-row>
        <table:table-row table:style-name="ro2">
          <table:table-cell table:style-name="ce39"/>
          <table:table-cell/>
          <table:table-cell table:style-name="ce39" table:number-columns-repeated="2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8" calcext:value-type="float">
            <text:p>18</text:p>
          </table:table-cell>
          <table:table-cell table:style-name="ce53" office:value-type="string" calcext:value-type="string">
            <text:p>Método da divisão e Euclides</text:p>
          </table:table-cell>
          <table:table-cell table:style-name="ce39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5]/86400/1000" office:value-type="time" office:time-value="PT00H00M00S" calcext:value-type="time">
            <text:p>00:00:00,000</text:p>
          </table:table-cell>
          <table:table-cell table:style-name="ce25" table:formula="of:=[.Q65]+1" office:value-type="date" office:date-value="1899-12-31" calcext:value-type="date">
            <text:p>31:00:00:00,000</text:p>
          </table:table-cell>
        </table:table-row>
        <table:table-row table:style-name="ro2">
          <table:table-cell table:style-name="ce39"/>
          <table:table-cell/>
          <table:table-cell table:style-name="ce39" table:number-columns-repeated="2"/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26" calcext:value-type="float">
            <text:p>26</text:p>
          </table:table-cell>
          <table:table-cell table:style-name="ce62" office:value-type="string" calcext:value-type="string">
            <text:p>Método de Fermat</text:p>
          </table:table-cell>
          <table:table-cell table:style-name="ce39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/>
          <table:table-cell/>
          <table:table-cell table:style-name="ce39" table:number-columns-repeated="2"/>
          <table:table-cell table:style-name="ce45" office:value-type="float" office:value="128" calcext:value-type="float">
            <text:p>128</text:p>
          </table:table-cell>
          <table:table-cell table:style-name="ce45" office:value-type="float" office:value="39" calcext:value-type="float">
            <text:p>39</text:p>
          </table:table-cell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/>
          <table:table-cell/>
          <table:table-cell table:style-name="ce39"/>
          <table:table-cell table:style-name="ce6" office:value-type="string" calcext:value-type="string">
            <text:p>lista SaltosX2</text:p>
          </table:table-cell>
          <table:table-cell table:style-name="ce46" office:value-type="float" office:value="229" calcext:value-type="float">
            <text:p>229</text:p>
          </table:table-cell>
          <table:table-cell table:style-name="ce46" office:value-type="float" office:value="69" calcext:value-type="float">
            <text:p>69</text:p>
          </table:table-cell>
          <table:table-cell/>
          <table:table-cell table:style-name="ce39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77" calcext:value-type="float">
            <text:p>77</text:p>
          </table:table-cell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6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154" calcext:value-type="float">
            <text:p>154</text:p>
          </table:table-cell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308" calcext:value-type="float">
            <text:p>308</text:p>
          </table:table-cell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31" office:value-type="float" office:value="2048" calcext:value-type="float">
            <text:p>2048</text:p>
          </table:table-cell>
          <table:table-cell table:style-name="ce31" office:value-type="float" office:value="616" calcext:value-type="float">
            <text:p>616</text:p>
          </table:table-cell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1232" calcext:value-type="float">
            <text:p>1232</text:p>
          </table:table-cell>
          <table:table-cell table:style-name="ce39" table:number-columns-repeated="2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7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8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9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10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39" table:number-columns-repeated="4"/>
          <table:table-cell table:style-name="ce40"/>
          <table:table-cell table:style-name="ce39" table:number-columns-repeated="3"/>
          <table:table-cell table:style-name="ce40"/>
          <table:table-cell table:style-name="ce39" table:number-columns-repeated="3"/>
          <table:table-cell table:style-name="ce40"/>
          <table:table-cell table:style-name="ce22" table:number-columns-repeated="2"/>
          <table:table-cell table:style-name="ce34"/>
          <table:table-cell table:style-name="ce57" table:formula="of:=[.P10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 table:number-rows-repeated="104847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Método Divisão" table:style-name="ta1">
        <table:table-column table:style-name="co11" table:number-columns-repeated="3" table:default-cell-style-name="Default"/>
        <table:table-column table:style-name="co11" table:default-cell-style-name="ce56"/>
        <table:table-column table:style-name="co12" table:default-cell-style-name="ce58"/>
        <table:table-column table:style-name="co13" table:default-cell-style-name="ce59"/>
        <table:table-column table:style-name="co6" table:default-cell-style-name="ce56"/>
        <table:table-row table:style-name="ro2">
          <table:table-cell office:value-type="string" calcext:value-type="string">
            <text:p><text:s/></text:p>
          </table:table-cell>
          <table:table-cell table:style-name="ce55" office:value-type="string" calcext:value-type="string">
            <text:p><text:s text:c="2"/>Método da Divisão <text:s/></text:p>
          </table:table-cell>
          <table:table-cell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2">
          <table:table-cell table:style-name="ce54" office:value-type="string" calcext:value-type="string">
            <text:p>n </text:p>
          </table:table-cell>
          <table:table-cell table:style-name="ce54" office:value-type="string" calcext:value-type="string">
            <text:p><text:s/>p </text:p>
          </table:table-cell>
          <table:table-cell table:style-name="ce54" office:value-type="string" calcext:value-type="string">
            <text:p><text:s/>q </text:p>
          </table:table-cell>
          <table:table-cell table:style-name="ce54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51" office:value-type="string" calcext:value-type="string">
            <text:p>DD:HH:MM:SS</text:p>
          </table:table-cell>
          <table:table-cell table:style-name="Default"/>
        </table:table-row>
        <table:table-row table:style-name="ro2">
          <table:table-cell table:style-name="ce40" office:value-type="float" office:value="866423017" calcext:value-type="float">
            <text:p>866423017</text:p>
          </table:table-cell>
          <table:table-cell table:style-name="ce40" office:value-type="float" office:value="8273" calcext:value-type="float">
            <text:p>8273</text:p>
          </table:table-cell>
          <table:table-cell table:style-name="ce40" office:value-type="float" office:value="104729" calcext:value-type="float">
            <text:p>104729</text:p>
          </table:table-cell>
          <table:table-cell table:style-name="ce40" office:value-type="float" office:value="243" calcext:value-type="float">
            <text:p>243</text:p>
          </table:table-cell>
          <table:table-cell table:style-name="ce57" table:formula="of:=[.D3]/86400/1000" office:value-type="time" office:time-value="PT00H00M00.243S" calcext:value-type="time">
            <text:p>00:00:00,243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3465918073" calcext:value-type="float">
            <text:p>3465918073</text:p>
          </table:table-cell>
          <table:table-cell table:style-name="ce40" office:value-type="float" office:value="16547" calcext:value-type="float">
            <text:p>16547</text:p>
          </table:table-cell>
          <table:table-cell table:style-name="ce40" office:value-type="float" office:value="209459" calcext:value-type="float">
            <text:p>209459</text:p>
          </table:table-cell>
          <table:table-cell table:style-name="ce40" office:value-type="float" office:value="684" calcext:value-type="float">
            <text:p>684</text:p>
          </table:table-cell>
          <table:table-cell table:style-name="ce57" table:formula="of:=[.D4]/86400/1000" office:value-type="time" office:time-value="PT00H00M00.684S" calcext:value-type="time">
            <text:p>00:00:00,684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13869217547" calcext:value-type="float">
            <text:p>13869217547</text:p>
          </table:table-cell>
          <table:table-cell table:style-name="ce40" office:value-type="float" office:value="33107" calcext:value-type="float">
            <text:p>33107</text:p>
          </table:table-cell>
          <table:table-cell table:style-name="ce40" office:value-type="float" office:value="418921" calcext:value-type="float">
            <text:p>418921</text:p>
          </table:table-cell>
          <table:table-cell table:style-name="ce40" office:value-type="float" office:value="1925" calcext:value-type="float">
            <text:p>1925</text:p>
          </table:table-cell>
          <table:table-cell table:style-name="ce57" table:formula="of:=[.D5]/86400/1000" office:value-type="time" office:time-value="PT00H00M01.925S" calcext:value-type="time">
            <text:p>00:00:01,925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55483066187" calcext:value-type="float">
            <text:p>55483066187</text:p>
          </table:table-cell>
          <table:table-cell table:style-name="ce40" office:value-type="float" office:value="66221" calcext:value-type="float">
            <text:p>66221</text:p>
          </table:table-cell>
          <table:table-cell table:style-name="ce40" office:value-type="float" office:value="837847" calcext:value-type="float">
            <text:p>837847</text:p>
          </table:table-cell>
          <table:table-cell table:style-name="ce40" office:value-type="float" office:value="5424" calcext:value-type="float">
            <text:p>5424</text:p>
          </table:table-cell>
          <table:table-cell table:style-name="ce57" table:formula="of:=[.D6]/86400/1000" office:value-type="time" office:time-value="PT00H00M05.424S" calcext:value-type="time">
            <text:p>00:00:05,424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221977905893" calcext:value-type="float">
            <text:p>221977905893</text:p>
          </table:table-cell>
          <table:table-cell table:style-name="ce40" office:value-type="float" office:value="132469" calcext:value-type="float">
            <text:p>132469</text:p>
          </table:table-cell>
          <table:table-cell table:style-name="ce40" office:value-type="float" office:value="1675697" calcext:value-type="float">
            <text:p>1675697</text:p>
          </table:table-cell>
          <table:table-cell table:style-name="ce40" office:value-type="float" office:value="15264" calcext:value-type="float">
            <text:p>15264</text:p>
          </table:table-cell>
          <table:table-cell table:style-name="ce57" table:formula="of:=[.D7]/86400/1000" office:value-type="time" office:time-value="PT00H00M15.264S" calcext:value-type="time">
            <text:p>00:00:15,264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887955112631" calcext:value-type="float">
            <text:p>887955112631</text:p>
          </table:table-cell>
          <table:table-cell table:style-name="ce40" office:value-type="float" office:value="264949" calcext:value-type="float">
            <text:p>264949</text:p>
          </table:table-cell>
          <table:table-cell table:style-name="ce40" office:value-type="float" office:value="3351419" calcext:value-type="float">
            <text:p>3351419</text:p>
          </table:table-cell>
          <table:table-cell table:style-name="ce40" office:value-type="float" office:value="43740" calcext:value-type="float">
            <text:p>43740</text:p>
          </table:table-cell>
          <table:table-cell table:style-name="ce57" table:formula="of:=[.D8]/86400/1000" office:value-type="time" office:time-value="PT00H00M43.74S" calcext:value-type="time">
            <text:p>00:00:43,740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3552016422607" calcext:value-type="float">
            <text:p>3552016422607</text:p>
          </table:table-cell>
          <table:table-cell table:style-name="ce40" office:value-type="float" office:value="529927" calcext:value-type="float">
            <text:p>529927</text:p>
          </table:table-cell>
          <table:table-cell table:style-name="ce40" office:value-type="float" office:value="6702841" calcext:value-type="float">
            <text:p>6702841</text:p>
          </table:table-cell>
          <table:table-cell table:style-name="ce40" office:value-type="float" office:value="123344" calcext:value-type="float">
            <text:p>123344</text:p>
          </table:table-cell>
          <table:table-cell table:style-name="ce57" table:formula="of:=[.D9]/86400/1000" office:value-type="time" office:time-value="PT00H02M03.344S" calcext:value-type="time">
            <text:p>00:02:03,344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14208111206759" calcext:value-type="float">
            <text:p>14208111206759</text:p>
          </table:table-cell>
          <table:table-cell table:style-name="ce40" office:value-type="float" office:value="1059857" calcext:value-type="float">
            <text:p>1059857</text:p>
          </table:table-cell>
          <table:table-cell table:style-name="ce40" office:value-type="float" office:value="13405687" calcext:value-type="float">
            <text:p>13405687</text:p>
          </table:table-cell>
          <table:table-cell table:style-name="ce40" office:value-type="float" office:value="347800" calcext:value-type="float">
            <text:p>347800</text:p>
          </table:table-cell>
          <table:table-cell table:style-name="ce57" table:formula="of:=[.D10]/86400/1000" office:value-type="time" office:time-value="PT00H05M47.8S" calcext:value-type="time">
            <text:p>00:05:47,800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56832582493517" calcext:value-type="float">
            <text:p>56832582493517</text:p>
          </table:table-cell>
          <table:table-cell table:style-name="ce40" office:value-type="float" office:value="2119717" calcext:value-type="float">
            <text:p>2119717</text:p>
          </table:table-cell>
          <table:table-cell table:style-name="ce40" office:value-type="float" office:value="26811401" calcext:value-type="float">
            <text:p>26811401</text:p>
          </table:table-cell>
          <table:table-cell table:style-name="ce40" office:value-type="float" office:value="984045" calcext:value-type="float">
            <text:p>984045</text:p>
          </table:table-cell>
          <table:table-cell table:style-name="ce57" table:formula="of:=[.D11]/86400/1000" office:value-type="time" office:time-value="PT00H16M24.045S" calcext:value-type="time">
            <text:p>00:16:24,045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227331223344527" calcext:value-type="float">
            <text:p>227331223344527</text:p>
          </table:table-cell>
          <table:table-cell table:style-name="ce40" office:value-type="float" office:value="4239449" calcext:value-type="float">
            <text:p>4239449</text:p>
          </table:table-cell>
          <table:table-cell table:style-name="ce40" office:value-type="float" office:value="53622823" calcext:value-type="float">
            <text:p>53622823</text:p>
          </table:table-cell>
          <table:table-cell table:style-name="ce40" office:value-type="float" office:value="2781131" calcext:value-type="float">
            <text:p>2781131</text:p>
          </table:table-cell>
          <table:table-cell table:style-name="ce57" table:formula="of:=[.D12]/86400/1000" office:value-type="time" office:time-value="PT00H46M21.131S" calcext:value-type="time">
            <text:p>00:46:21,131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909326053603783" calcext:value-type="float">
            <text:p>909326053603783</text:p>
          </table:table-cell>
          <table:table-cell table:style-name="ce40" office:value-type="float" office:value="8478907" calcext:value-type="float">
            <text:p>8478907</text:p>
          </table:table-cell>
          <table:table-cell table:style-name="ce40" office:value-type="float" office:value="107245669" calcext:value-type="float">
            <text:p>107245669</text:p>
          </table:table-cell>
          <table:table-cell table:style-name="ce40" office:value-type="float" office:value="7868170" calcext:value-type="float">
            <text:p>7868170</text:p>
          </table:table-cell>
          <table:table-cell table:style-name="ce57" table:formula="of:=[.D13]/86400/1000" office:value-type="time" office:time-value="PT02H11M08.17S" calcext:value-type="time">
            <text:p>02:11:08,170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3637310700952739" calcext:value-type="float">
            <text:p>3637310700952739</text:p>
          </table:table-cell>
          <table:table-cell table:style-name="ce40" office:value-type="float" office:value="16957841" calcext:value-type="float">
            <text:p>16957841</text:p>
          </table:table-cell>
          <table:table-cell table:style-name="ce40" office:value-type="float" office:value="214491379" calcext:value-type="float">
            <text:p>214491379</text:p>
          </table:table-cell>
          <table:table-cell table:style-name="ce40" office:value-type="float" office:value="22229088" calcext:value-type="float">
            <text:p>22229088</text:p>
          </table:table-cell>
          <table:table-cell table:style-name="ce57" table:formula="of:=[.D14]/86400/1000" office:value-type="time" office:time-value="PT06H10M29.088S" calcext:value-type="time">
            <text:p>06:10:29,088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1.45492519380387E+016" calcext:value-type="float">
            <text:p>1,45492519380387E+016</text:p>
          </table:table-cell>
          <table:table-cell table:style-name="ce40" office:value-type="float" office:value="33915701" calcext:value-type="float">
            <text:p>33915701</text:p>
          </table:table-cell>
          <table:table-cell table:style-name="ce40" office:value-type="float" office:value="428982787" calcext:value-type="float">
            <text:p>428982787</text:p>
          </table:table-cell>
          <table:table-cell table:style-name="ce40" office:value-type="float" office:value="62851369" calcext:value-type="float">
            <text:p>62851369</text:p>
          </table:table-cell>
          <table:table-cell table:style-name="ce57" table:formula="of:=[.D15]/86400/1000" office:value-type="time" office:time-value="PT17H27M31.369S" calcext:value-type="time">
            <text:p>17:27:31,369</text:p>
          </table:table-cell>
          <table:table-cell/>
          <table:table-cell table:style-name="Default"/>
        </table:table-row>
        <table:table-row table:style-name="ro2">
          <table:table-cell table:style-name="ce40" office:value-type="float" office:value="5.81970153180362E+016" calcext:value-type="float">
            <text:p>5,81970153180362E+016</text:p>
          </table:table-cell>
          <table:table-cell table:style-name="ce40" office:value-type="float" office:value="67831409" calcext:value-type="float">
            <text:p>67831409</text:p>
          </table:table-cell>
          <table:table-cell table:style-name="ce40" office:value-type="float" office:value="857965597" calcext:value-type="float">
            <text:p>857965597</text:p>
          </table:table-cell>
          <table:table-cell table:style-name="ce40" office:value-type="float" office:value="177701403" calcext:value-type="float">
            <text:p>177701403</text:p>
          </table:table-cell>
          <table:table-cell table:style-name="ce57" table:formula="of:=[.D16]/86400/1000" office:value-type="time" office:time-value="PT49H21M41.403S" calcext:value-type="time">
            <text:p>49:21:41,403</text:p>
          </table:table-cell>
          <table:table-cell table:formula="of:=[.E16]+1" office:value-type="date" office:date-value="1900-01-02T01:21:41.403" calcext:value-type="date">
            <text:p>02:01:21:41,403</text:p>
          </table:table-cell>
          <table:table-cell table:style-name="Default"/>
        </table:table-row>
        <table:table-row table:style-name="ro2">
          <table:table-cell table:style-name="ce40" office:value-type="float" office:value="2.32788077122514E+017" calcext:value-type="float">
            <text:p>2,32788077122514E+017</text:p>
          </table:table-cell>
          <table:table-cell table:style-name="ce40" office:value-type="float" office:value="135662827" calcext:value-type="float">
            <text:p>135662827</text:p>
          </table:table-cell>
          <table:table-cell table:style-name="ce40" office:value-type="float" office:value="1715931197" calcext:value-type="float">
            <text:p>1715931197</text:p>
          </table:table-cell>
          <table:table-cell table:style-name="ce40" office:value-type="float" office:value="511508749" calcext:value-type="float">
            <text:p>511508749</text:p>
          </table:table-cell>
          <table:table-cell table:style-name="ce57" table:formula="of:=[.D17]/86400/1000" office:value-type="time" office:time-value="PT142H05M08.749S" calcext:value-type="time">
            <text:p>142:05:08,749</text:p>
          </table:table-cell>
          <table:table-cell table:formula="of:=[.E17]+1" office:value-type="date" office:date-value="1900-01-05T22:05:08.749" calcext:value-type="date">
            <text:p>05:22:05:08,749</text:p>
          </table:table-cell>
          <table:table-cell table:style-name="Default"/>
        </table:table-row>
        <table:table-row table:style-name="ro2" table:number-rows-repeated="9">
          <table:table-cell table:number-columns-repeated="5"/>
          <table:table-cell table:style-name="ce60"/>
          <table:table-cell/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 table:number-rows-repeated="6">
          <table:table-cell table:number-columns-repeated="5"/>
          <table:table-cell table:style-name="ce56"/>
          <table:table-cell/>
        </table:table-row>
        <table:table-row table:style-name="ro2" table:number-rows-repeated="2">
          <table:table-cell table:number-columns-repeated="4"/>
          <table:table-cell table:style-name="ce56" table:number-columns-repeated="2"/>
          <table:table-cell/>
        </table:table-row>
        <table:table-row table:style-name="ro2">
          <table:table-cell table:number-columns-repeated="4"/>
          <table:table-cell table:style-name="ce56" table:number-columns-repeated="2"/>
          <table:table-cell/>
        </table:table-row>
      </table:table>
      <table:table table:name="Método de Euclides" table:style-name="ta1">
        <table:table-column table:style-name="co14" table:number-columns-repeated="4" table:default-cell-style-name="Default"/>
        <table:table-column table:style-name="co12" table:default-cell-style-name="ce58"/>
        <table:table-column table:style-name="co13" table:default-cell-style-name="ce59"/>
        <table:table-row table:style-name="ro2">
          <table:table-cell table:style-name="ce55" office:value-type="string" calcext:value-type="string">
            <text:p><text:s/></text:p>
          </table:table-cell>
          <table:table-cell table:style-name="ce55" office:value-type="string" calcext:value-type="string">
            <text:p><text:s text:c="2"/>Método da Euclides <text:s/></text:p>
          </table:table-cell>
          <table:table-cell table:style-name="ce55" office:value-type="string" calcext:value-type="string">
            <text:p><text:s text:c="2"/></text:p>
          </table:table-cell>
          <table:table-cell table:style-name="ce55" office:value-type="string" calcext:value-type="string">
            <text:p><text:s/></text:p>
          </table:table-cell>
          <table:table-cell table:style-name="Default" table:number-columns-repeated="2"/>
        </table:table-row>
        <table:table-row table:style-name="ro2">
          <table:table-cell table:style-name="ce54" office:value-type="string" calcext:value-type="string">
            <text:p>n </text:p>
          </table:table-cell>
          <table:table-cell table:style-name="ce54" office:value-type="string" calcext:value-type="string">
            <text:p><text:s/>p </text:p>
          </table:table-cell>
          <table:table-cell table:style-name="ce54" office:value-type="string" calcext:value-type="string">
            <text:p><text:s/>q </text:p>
          </table:table-cell>
          <table:table-cell table:style-name="ce54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51" office:value-type="string" calcext:value-type="string">
            <text:p>DD:HH:MM:SS</text:p>
          </table:table-cell>
        </table:table-row>
        <table:table-row table:style-name="ro2">
          <table:table-cell table:style-name="ce40" office:value-type="float" office:value="866423017" calcext:value-type="float">
            <text:p>866423017</text:p>
          </table:table-cell>
          <table:table-cell table:style-name="ce40" office:value-type="float" office:value="8273" calcext:value-type="float">
            <text:p>8273</text:p>
          </table:table-cell>
          <table:table-cell table:style-name="ce40" office:value-type="float" office:value="104729" calcext:value-type="float">
            <text:p>104729</text:p>
          </table:table-cell>
          <table:table-cell table:style-name="ce40" office:value-type="float" office:value="239" calcext:value-type="float">
            <text:p>239</text:p>
          </table:table-cell>
          <table:table-cell table:style-name="ce57" table:formula="of:=[.D3]/86400/1000" office:value-type="time" office:time-value="PT00H00M00.239S" calcext:value-type="time">
            <text:p>00:00:00,239</text:p>
          </table:table-cell>
          <table:table-cell/>
        </table:table-row>
        <table:table-row table:style-name="ro2">
          <table:table-cell table:style-name="ce40" office:value-type="float" office:value="3465918073" calcext:value-type="float">
            <text:p>3465918073</text:p>
          </table:table-cell>
          <table:table-cell table:style-name="ce40" office:value-type="float" office:value="16547" calcext:value-type="float">
            <text:p>16547</text:p>
          </table:table-cell>
          <table:table-cell table:style-name="ce40" office:value-type="float" office:value="209459" calcext:value-type="float">
            <text:p>209459</text:p>
          </table:table-cell>
          <table:table-cell table:style-name="ce40" office:value-type="float" office:value="672" calcext:value-type="float">
            <text:p>672</text:p>
          </table:table-cell>
          <table:table-cell table:style-name="ce57" table:formula="of:=[.D4]/86400/1000" office:value-type="time" office:time-value="PT00H00M00.672S" calcext:value-type="time">
            <text:p>00:00:00,672</text:p>
          </table:table-cell>
          <table:table-cell/>
        </table:table-row>
        <table:table-row table:style-name="ro2">
          <table:table-cell table:style-name="ce40" office:value-type="float" office:value="13869217547" calcext:value-type="float">
            <text:p>13869217547</text:p>
          </table:table-cell>
          <table:table-cell table:style-name="ce40" office:value-type="float" office:value="33107" calcext:value-type="float">
            <text:p>33107</text:p>
          </table:table-cell>
          <table:table-cell table:style-name="ce40" office:value-type="float" office:value="418921" calcext:value-type="float">
            <text:p>418921</text:p>
          </table:table-cell>
          <table:table-cell table:style-name="ce40" office:value-type="float" office:value="1889" calcext:value-type="float">
            <text:p>1889</text:p>
          </table:table-cell>
          <table:table-cell table:style-name="ce57" table:formula="of:=[.D5]/86400/1000" office:value-type="time" office:time-value="PT00H00M01.889S" calcext:value-type="time">
            <text:p>00:00:01,889</text:p>
          </table:table-cell>
          <table:table-cell/>
        </table:table-row>
        <table:table-row table:style-name="ro2">
          <table:table-cell table:style-name="ce40" office:value-type="float" office:value="55483066187" calcext:value-type="float">
            <text:p>55483066187</text:p>
          </table:table-cell>
          <table:table-cell table:style-name="ce40" office:value-type="float" office:value="66221" calcext:value-type="float">
            <text:p>66221</text:p>
          </table:table-cell>
          <table:table-cell table:style-name="ce40" office:value-type="float" office:value="837847" calcext:value-type="float">
            <text:p>837847</text:p>
          </table:table-cell>
          <table:table-cell table:style-name="ce40" office:value-type="float" office:value="5328" calcext:value-type="float">
            <text:p>5328</text:p>
          </table:table-cell>
          <table:table-cell table:style-name="ce57" table:formula="of:=[.D6]/86400/1000" office:value-type="time" office:time-value="PT00H00M05.328S" calcext:value-type="time">
            <text:p>00:00:05,328</text:p>
          </table:table-cell>
          <table:table-cell/>
        </table:table-row>
        <table:table-row table:style-name="ro2">
          <table:table-cell table:style-name="ce40" office:value-type="float" office:value="221977905893" calcext:value-type="float">
            <text:p>221977905893</text:p>
          </table:table-cell>
          <table:table-cell table:style-name="ce40" office:value-type="float" office:value="132469" calcext:value-type="float">
            <text:p>132469</text:p>
          </table:table-cell>
          <table:table-cell table:style-name="ce40" office:value-type="float" office:value="1675697" calcext:value-type="float">
            <text:p>1675697</text:p>
          </table:table-cell>
          <table:table-cell table:style-name="ce40" office:value-type="float" office:value="15009" calcext:value-type="float">
            <text:p>15009</text:p>
          </table:table-cell>
          <table:table-cell table:style-name="ce57" table:formula="of:=[.D7]/86400/1000" office:value-type="time" office:time-value="PT00H00M15.009S" calcext:value-type="time">
            <text:p>00:00:15,009</text:p>
          </table:table-cell>
          <table:table-cell/>
        </table:table-row>
        <table:table-row table:style-name="ro2">
          <table:table-cell table:style-name="ce40" office:value-type="float" office:value="887955112631" calcext:value-type="float">
            <text:p>887955112631</text:p>
          </table:table-cell>
          <table:table-cell table:style-name="ce40" office:value-type="float" office:value="264949" calcext:value-type="float">
            <text:p>264949</text:p>
          </table:table-cell>
          <table:table-cell table:style-name="ce40" office:value-type="float" office:value="3351419" calcext:value-type="float">
            <text:p>3351419</text:p>
          </table:table-cell>
          <table:table-cell table:style-name="ce40" office:value-type="float" office:value="42542" calcext:value-type="float">
            <text:p>42542</text:p>
          </table:table-cell>
          <table:table-cell table:style-name="ce57" table:formula="of:=[.D8]/86400/1000" office:value-type="time" office:time-value="PT00H00M42.542S" calcext:value-type="time">
            <text:p>00:00:42,542</text:p>
          </table:table-cell>
          <table:table-cell/>
        </table:table-row>
        <table:table-row table:style-name="ro2">
          <table:table-cell table:style-name="ce40" office:value-type="float" office:value="3552016422607" calcext:value-type="float">
            <text:p>3552016422607</text:p>
          </table:table-cell>
          <table:table-cell table:style-name="ce40" office:value-type="float" office:value="529927" calcext:value-type="float">
            <text:p>529927</text:p>
          </table:table-cell>
          <table:table-cell table:style-name="ce40" office:value-type="float" office:value="6702841" calcext:value-type="float">
            <text:p>6702841</text:p>
          </table:table-cell>
          <table:table-cell table:style-name="ce40" office:value-type="float" office:value="121632" calcext:value-type="float">
            <text:p>121632</text:p>
          </table:table-cell>
          <table:table-cell table:style-name="ce57" table:formula="of:=[.D9]/86400/1000" office:value-type="time" office:time-value="PT00H02M01.632S" calcext:value-type="time">
            <text:p>00:02:01,632</text:p>
          </table:table-cell>
          <table:table-cell/>
        </table:table-row>
        <table:table-row table:style-name="ro2">
          <table:table-cell table:style-name="ce40" office:value-type="float" office:value="14208111206759" calcext:value-type="float">
            <text:p>14208111206759</text:p>
          </table:table-cell>
          <table:table-cell table:style-name="ce40" office:value-type="float" office:value="1059857" calcext:value-type="float">
            <text:p>1059857</text:p>
          </table:table-cell>
          <table:table-cell table:style-name="ce40" office:value-type="float" office:value="13405687" calcext:value-type="float">
            <text:p>13405687</text:p>
          </table:table-cell>
          <table:table-cell table:style-name="ce40" office:value-type="float" office:value="343062" calcext:value-type="float">
            <text:p>343062</text:p>
          </table:table-cell>
          <table:table-cell table:style-name="ce57" table:formula="of:=[.D10]/86400/1000" office:value-type="time" office:time-value="PT00H05M43.062S" calcext:value-type="time">
            <text:p>00:05:43,062</text:p>
          </table:table-cell>
          <table:table-cell/>
        </table:table-row>
        <table:table-row table:style-name="ro2">
          <table:table-cell table:style-name="ce40" office:value-type="float" office:value="56832582493517" calcext:value-type="float">
            <text:p>56832582493517</text:p>
          </table:table-cell>
          <table:table-cell table:style-name="ce40" office:value-type="float" office:value="2119717" calcext:value-type="float">
            <text:p>2119717</text:p>
          </table:table-cell>
          <table:table-cell table:style-name="ce40" office:value-type="float" office:value="26811401" calcext:value-type="float">
            <text:p>26811401</text:p>
          </table:table-cell>
          <table:table-cell table:style-name="ce40" office:value-type="float" office:value="971104" calcext:value-type="float">
            <text:p>971104</text:p>
          </table:table-cell>
          <table:table-cell table:style-name="ce57" table:formula="of:=[.D11]/86400/1000" office:value-type="time" office:time-value="PT00H16M11.104S" calcext:value-type="time">
            <text:p>00:16:11,104</text:p>
          </table:table-cell>
          <table:table-cell/>
        </table:table-row>
        <table:table-row table:style-name="ro2">
          <table:table-cell table:style-name="ce40" office:value-type="float" office:value="227331223344527" calcext:value-type="float">
            <text:p>227331223344527</text:p>
          </table:table-cell>
          <table:table-cell table:style-name="ce40" office:value-type="float" office:value="4239449" calcext:value-type="float">
            <text:p>4239449</text:p>
          </table:table-cell>
          <table:table-cell table:style-name="ce40" office:value-type="float" office:value="53622823" calcext:value-type="float">
            <text:p>53622823</text:p>
          </table:table-cell>
          <table:table-cell table:style-name="ce40" office:value-type="float" office:value="2745535" calcext:value-type="float">
            <text:p>2745535</text:p>
          </table:table-cell>
          <table:table-cell table:style-name="ce57" table:formula="of:=[.D12]/86400/1000" office:value-type="time" office:time-value="PT00H45M45.535S" calcext:value-type="time">
            <text:p>00:45:45,535</text:p>
          </table:table-cell>
          <table:table-cell/>
        </table:table-row>
        <table:table-row table:style-name="ro2">
          <table:table-cell table:style-name="ce40" office:value-type="float" office:value="909326053603783" calcext:value-type="float">
            <text:p>909326053603783</text:p>
          </table:table-cell>
          <table:table-cell table:style-name="ce40" office:value-type="float" office:value="8478907" calcext:value-type="float">
            <text:p>8478907</text:p>
          </table:table-cell>
          <table:table-cell table:style-name="ce40" office:value-type="float" office:value="107245669" calcext:value-type="float">
            <text:p>107245669</text:p>
          </table:table-cell>
          <table:table-cell table:style-name="ce40" office:value-type="float" office:value="7768373" calcext:value-type="float">
            <text:p>7768373</text:p>
          </table:table-cell>
          <table:table-cell table:style-name="ce57" table:formula="of:=[.D13]/86400/1000" office:value-type="time" office:time-value="PT02H09M28.373S" calcext:value-type="time">
            <text:p>02:09:28,373</text:p>
          </table:table-cell>
          <table:table-cell/>
        </table:table-row>
        <table:table-row table:style-name="ro2">
          <table:table-cell table:style-name="ce40" office:value-type="float" office:value="3637310700952739" calcext:value-type="float">
            <text:p>3637310700952739</text:p>
          </table:table-cell>
          <table:table-cell table:style-name="ce40" office:value-type="float" office:value="16957841" calcext:value-type="float">
            <text:p>16957841</text:p>
          </table:table-cell>
          <table:table-cell table:style-name="ce40" office:value-type="float" office:value="214491379" calcext:value-type="float">
            <text:p>214491379</text:p>
          </table:table-cell>
          <table:table-cell table:style-name="ce40" office:value-type="float" office:value="21957590" calcext:value-type="float">
            <text:p>21957590</text:p>
          </table:table-cell>
          <table:table-cell table:style-name="ce57" table:formula="of:=[.D14]/86400/1000" office:value-type="time" office:time-value="PT06H05M57.59S" calcext:value-type="time">
            <text:p>06:05:57,590</text:p>
          </table:table-cell>
          <table:table-cell/>
        </table:table-row>
        <table:table-row table:style-name="ro2">
          <table:table-cell table:style-name="ce40" office:value-type="float" office:value="1.45492519380387E+016" calcext:value-type="float">
            <text:p>1,45492519380387E+016</text:p>
          </table:table-cell>
          <table:table-cell table:style-name="ce40" office:value-type="float" office:value="33915701" calcext:value-type="float">
            <text:p>33915701</text:p>
          </table:table-cell>
          <table:table-cell table:style-name="ce40" office:value-type="float" office:value="428982787" calcext:value-type="float">
            <text:p>428982787</text:p>
          </table:table-cell>
          <table:table-cell table:style-name="ce40" office:value-type="float" office:value="62075613" calcext:value-type="float">
            <text:p>62075613</text:p>
          </table:table-cell>
          <table:table-cell table:style-name="ce57" table:formula="of:=[.D15]/86400/1000" office:value-type="time" office:time-value="PT17H14M35.613S" calcext:value-type="time">
            <text:p>17:14:35,613</text:p>
          </table:table-cell>
          <table:table-cell/>
        </table:table-row>
        <table:table-row table:style-name="ro2">
          <table:table-cell table:style-name="ce40" office:value-type="float" office:value="5.81970153180362E+016" calcext:value-type="float">
            <text:p>5,81970153180362E+016</text:p>
          </table:table-cell>
          <table:table-cell table:style-name="ce40" office:value-type="float" office:value="67831409" calcext:value-type="float">
            <text:p>67831409</text:p>
          </table:table-cell>
          <table:table-cell table:style-name="ce40" office:value-type="float" office:value="857965597" calcext:value-type="float">
            <text:p>857965597</text:p>
          </table:table-cell>
          <table:table-cell table:style-name="ce40" office:value-type="float" office:value="175457184" calcext:value-type="float">
            <text:p>175457184</text:p>
          </table:table-cell>
          <table:table-cell table:style-name="ce57" table:formula="of:=[.D16]/86400/1000" office:value-type="time" office:time-value="PT48H44M17.184S" calcext:value-type="time">
            <text:p>48:44:17,184</text:p>
          </table:table-cell>
          <table:table-cell table:formula="of:=[.E16]+1" office:value-type="date" office:date-value="1900-01-02T00:44:17.184" calcext:value-type="date">
            <text:p>02:00:44:17,184</text:p>
          </table:table-cell>
        </table:table-row>
        <table:table-row table:style-name="ro2">
          <table:table-cell table:style-name="ce40" office:value-type="float" office:value="2.32788077122514E+017" calcext:value-type="float">
            <text:p>2,32788077122514E+017</text:p>
          </table:table-cell>
          <table:table-cell table:style-name="ce40" office:value-type="float" office:value="135662827" calcext:value-type="float">
            <text:p>135662827</text:p>
          </table:table-cell>
          <table:table-cell table:style-name="ce40" office:value-type="float" office:value="1715931197" calcext:value-type="float">
            <text:p>1715931197</text:p>
          </table:table-cell>
          <table:table-cell table:style-name="ce40" office:value-type="float" office:value="516681561" calcext:value-type="float">
            <text:p>516681561</text:p>
          </table:table-cell>
          <table:table-cell table:style-name="ce57" table:formula="of:=[.D17]/86400/1000" office:value-type="time" office:time-value="PT143H31M21.561S" calcext:value-type="time">
            <text:p>143:31:21,561</text:p>
          </table:table-cell>
          <table:table-cell table:formula="of:=[.E17]+1" office:value-type="date" office:date-value="1900-01-05T23:31:21.561" calcext:value-type="date">
            <text:p>05:23:31:21,561</text:p>
          </table:table-cell>
        </table:table-row>
        <table:table-row table:style-name="ro2" table:number-rows-repeated="9">
          <table:table-cell table:number-columns-repeated="5"/>
          <table:table-cell table:style-name="ce60"/>
        </table:table-row>
        <table:table-row table:style-name="ro2">
          <table:table-cell table:number-columns-repeated="5"/>
          <table:table-cell table:style-name="Default"/>
        </table:table-row>
        <table:table-row table:style-name="ro2" table:number-rows-repeated="6">
          <table:table-cell table:number-columns-repeated="5"/>
          <table:table-cell table:style-name="ce56"/>
        </table:table-row>
        <table:table-row table:style-name="ro2" table:number-rows-repeated="2">
          <table:table-cell table:number-columns-repeated="4"/>
          <table:table-cell table:style-name="ce56" table:number-columns-repeated="2"/>
        </table:table-row>
        <table:table-row table:style-name="ro2">
          <table:table-cell table:number-columns-repeated="4"/>
          <table:table-cell table:style-name="ce56" table:number-columns-repeated="2"/>
        </table:table-row>
      </table:table>
      <table:table table:name="Método de Fermat" table:style-name="ta1">
        <table:table-column table:style-name="co15" table:number-columns-repeated="4" table:default-cell-style-name="ce39"/>
        <table:table-column table:style-name="co16" table:default-cell-style-name="ce57"/>
        <table:table-column table:style-name="co16" table:default-cell-style-name="ce59"/>
        <table:table-row table:style-name="ro2">
          <table:table-cell table:style-name="ce51" office:value-type="string" calcext:value-type="string">
            <text:p><text:s/></text:p>
          </table:table-cell>
          <table:table-cell table:style-name="ce51" office:value-type="string" calcext:value-type="string">
            <text:p><text:s text:c="2"/>Método de Fermat <text:s/></text:p>
          </table:table-cell>
          <table:table-cell table:style-name="ce51" office:value-type="string" calcext:value-type="string">
            <text:p><text:s text:c="2"/></text:p>
          </table:table-cell>
          <table:table-cell table:style-name="ce51" office:value-type="string" calcext:value-type="string">
            <text:p><text:s/></text:p>
          </table:table-cell>
          <table:table-cell table:style-name="Default" table:number-columns-repeated="2"/>
        </table:table-row>
        <table:table-row table:style-name="ro2">
          <table:table-cell table:style-name="ce51" office:value-type="string" calcext:value-type="string">
            <text:p>n </text:p>
          </table:table-cell>
          <table:table-cell table:style-name="ce51" office:value-type="string" calcext:value-type="string">
            <text:p><text:s/>p </text:p>
          </table:table-cell>
          <table:table-cell table:style-name="ce51" office:value-type="string" calcext:value-type="string">
            <text:p><text:s/>q </text:p>
          </table:table-cell>
          <table:table-cell table:style-name="ce51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51" office:value-type="string" calcext:value-type="string">
            <text:p>DD:HH:MM:SS</text:p>
          </table:table-cell>
        </table:table-row>
        <table:table-row table:style-name="ro2">
          <table:table-cell office:value-type="float" office:value="866423017" calcext:value-type="float">
            <text:p>866423017</text:p>
          </table:table-cell>
          <table:table-cell office:value-type="float" office:value="104729" calcext:value-type="float">
            <text:p>104729</text:p>
          </table:table-cell>
          <table:table-cell office:value-type="float" office:value="8273" calcext:value-type="float">
            <text:p>8273</text:p>
          </table:table-cell>
          <table:table-cell office:value-type="float" office:value="5" calcext:value-type="float">
            <text:p>5</text:p>
          </table:table-cell>
          <table:table-cell table:formula="of:=[.D3]/86400/1000" office:value-type="time" office:time-value="PT00H00M00.005S" calcext:value-type="time">
            <text:p>00:00:00,005</text:p>
          </table:table-cell>
          <table:table-cell/>
        </table:table-row>
        <table:table-row table:style-name="ro2">
          <table:table-cell office:value-type="float" office:value="3465918073" calcext:value-type="float">
            <text:p>3465918073</text:p>
          </table:table-cell>
          <table:table-cell office:value-type="float" office:value="209459" calcext:value-type="float">
            <text:p>209459</text:p>
          </table:table-cell>
          <table:table-cell office:value-type="float" office:value="16547" calcext:value-type="float">
            <text:p>16547</text:p>
          </table:table-cell>
          <table:table-cell office:value-type="float" office:value="10" calcext:value-type="float">
            <text:p>10</text:p>
          </table:table-cell>
          <table:table-cell table:formula="of:=[.D4]/86400/1000" office:value-type="time" office:time-value="PT00H00M00.01S" calcext:value-type="time">
            <text:p>00:00:00,010</text:p>
          </table:table-cell>
          <table:table-cell/>
        </table:table-row>
        <table:table-row table:style-name="ro2">
          <table:table-cell office:value-type="float" office:value="13869217547" calcext:value-type="float">
            <text:p>13869217547</text:p>
          </table:table-cell>
          <table:table-cell office:value-type="float" office:value="418921" calcext:value-type="float">
            <text:p>418921</text:p>
          </table:table-cell>
          <table:table-cell office:value-type="float" office:value="33107" calcext:value-type="float">
            <text:p>33107</text:p>
          </table:table-cell>
          <table:table-cell office:value-type="float" office:value="20" calcext:value-type="float">
            <text:p>20</text:p>
          </table:table-cell>
          <table:table-cell table:formula="of:=[.D5]/86400/1000" office:value-type="time" office:time-value="PT00H00M00.02S" calcext:value-type="time">
            <text:p>00:00:00,020</text:p>
          </table:table-cell>
          <table:table-cell/>
        </table:table-row>
        <table:table-row table:style-name="ro2">
          <table:table-cell office:value-type="float" office:value="55483066187" calcext:value-type="float">
            <text:p>55483066187</text:p>
          </table:table-cell>
          <table:table-cell office:value-type="float" office:value="837847" calcext:value-type="float">
            <text:p>837847</text:p>
          </table:table-cell>
          <table:table-cell office:value-type="float" office:value="66221" calcext:value-type="float">
            <text:p>66221</text:p>
          </table:table-cell>
          <table:table-cell office:value-type="float" office:value="40" calcext:value-type="float">
            <text:p>40</text:p>
          </table:table-cell>
          <table:table-cell table:formula="of:=[.D6]/86400/1000" office:value-type="time" office:time-value="PT00H00M00.04S" calcext:value-type="time">
            <text:p>00:00:00,040</text:p>
          </table:table-cell>
          <table:table-cell/>
        </table:table-row>
        <table:table-row table:style-name="ro2">
          <table:table-cell office:value-type="float" office:value="221977905893" calcext:value-type="float">
            <text:p>221977905893</text:p>
          </table:table-cell>
          <table:table-cell office:value-type="float" office:value="1675697" calcext:value-type="float">
            <text:p>1675697</text:p>
          </table:table-cell>
          <table:table-cell office:value-type="float" office:value="132469" calcext:value-type="float">
            <text:p>132469</text:p>
          </table:table-cell>
          <table:table-cell office:value-type="float" office:value="81" calcext:value-type="float">
            <text:p>81</text:p>
          </table:table-cell>
          <table:table-cell table:formula="of:=[.D7]/86400/1000" office:value-type="time" office:time-value="PT00H00M00.081S" calcext:value-type="time">
            <text:p>00:00:00,081</text:p>
          </table:table-cell>
          <table:table-cell/>
        </table:table-row>
        <table:table-row table:style-name="ro2">
          <table:table-cell office:value-type="float" office:value="887955112631" calcext:value-type="float">
            <text:p>887955112631</text:p>
          </table:table-cell>
          <table:table-cell office:value-type="float" office:value="3351419" calcext:value-type="float">
            <text:p>3351419</text:p>
          </table:table-cell>
          <table:table-cell office:value-type="float" office:value="264949" calcext:value-type="float">
            <text:p>264949</text:p>
          </table:table-cell>
          <table:table-cell office:value-type="float" office:value="162" calcext:value-type="float">
            <text:p>162</text:p>
          </table:table-cell>
          <table:table-cell table:formula="of:=[.D8]/86400/1000" office:value-type="time" office:time-value="PT00H00M00.162S" calcext:value-type="time">
            <text:p>00:00:00,162</text:p>
          </table:table-cell>
          <table:table-cell/>
        </table:table-row>
        <table:table-row table:style-name="ro2">
          <table:table-cell office:value-type="float" office:value="3552016422607" calcext:value-type="float">
            <text:p>3552016422607</text:p>
          </table:table-cell>
          <table:table-cell office:value-type="float" office:value="6702841" calcext:value-type="float">
            <text:p>6702841</text:p>
          </table:table-cell>
          <table:table-cell office:value-type="float" office:value="529927" calcext:value-type="float">
            <text:p>529927</text:p>
          </table:table-cell>
          <table:table-cell office:value-type="float" office:value="327" calcext:value-type="float">
            <text:p>327</text:p>
          </table:table-cell>
          <table:table-cell table:formula="of:=[.D9]/86400/1000" office:value-type="time" office:time-value="PT00H00M00.327S" calcext:value-type="time">
            <text:p>00:00:00,327</text:p>
          </table:table-cell>
          <table:table-cell/>
        </table:table-row>
        <table:table-row table:style-name="ro2">
          <table:table-cell office:value-type="float" office:value="14208111206759" calcext:value-type="float">
            <text:p>14208111206759</text:p>
          </table:table-cell>
          <table:table-cell office:value-type="float" office:value="13405687" calcext:value-type="float">
            <text:p>13405687</text:p>
          </table:table-cell>
          <table:table-cell office:value-type="float" office:value="1059857" calcext:value-type="float">
            <text:p>1059857</text:p>
          </table:table-cell>
          <table:table-cell office:value-type="float" office:value="652" calcext:value-type="float">
            <text:p>652</text:p>
          </table:table-cell>
          <table:table-cell table:formula="of:=[.D10]/86400/1000" office:value-type="time" office:time-value="PT00H00M00.652S" calcext:value-type="time">
            <text:p>00:00:00,652</text:p>
          </table:table-cell>
          <table:table-cell/>
        </table:table-row>
        <table:table-row table:style-name="ro2">
          <table:table-cell office:value-type="float" office:value="56832582493517" calcext:value-type="float">
            <text:p>56832582493517</text:p>
          </table:table-cell>
          <table:table-cell office:value-type="float" office:value="26811401" calcext:value-type="float">
            <text:p>26811401</text:p>
          </table:table-cell>
          <table:table-cell office:value-type="float" office:value="2119717" calcext:value-type="float">
            <text:p>2119717</text:p>
          </table:table-cell>
          <table:table-cell office:value-type="float" office:value="1306" calcext:value-type="float">
            <text:p>1306</text:p>
          </table:table-cell>
          <table:table-cell table:formula="of:=[.D11]/86400/1000" office:value-type="time" office:time-value="PT00H00M01.306S" calcext:value-type="time">
            <text:p>00:00:01,306</text:p>
          </table:table-cell>
          <table:table-cell/>
        </table:table-row>
        <table:table-row table:style-name="ro2">
          <table:table-cell office:value-type="float" office:value="227331223344527" calcext:value-type="float">
            <text:p>227331223344527</text:p>
          </table:table-cell>
          <table:table-cell office:value-type="float" office:value="53622823" calcext:value-type="float">
            <text:p>53622823</text:p>
          </table:table-cell>
          <table:table-cell office:value-type="float" office:value="4239449" calcext:value-type="float">
            <text:p>4239449</text:p>
          </table:table-cell>
          <table:table-cell office:value-type="float" office:value="2615" calcext:value-type="float">
            <text:p>2615</text:p>
          </table:table-cell>
          <table:table-cell table:formula="of:=[.D12]/86400/1000" office:value-type="time" office:time-value="PT00H00M02.615S" calcext:value-type="time">
            <text:p>00:00:02,615</text:p>
          </table:table-cell>
          <table:table-cell/>
        </table:table-row>
        <table:table-row table:style-name="ro2">
          <table:table-cell office:value-type="float" office:value="909326053603783" calcext:value-type="float">
            <text:p>909326053603783</text:p>
          </table:table-cell>
          <table:table-cell office:value-type="float" office:value="107245669" calcext:value-type="float">
            <text:p>107245669</text:p>
          </table:table-cell>
          <table:table-cell office:value-type="float" office:value="8478907" calcext:value-type="float">
            <text:p>8478907</text:p>
          </table:table-cell>
          <table:table-cell office:value-type="float" office:value="5228" calcext:value-type="float">
            <text:p>5228</text:p>
          </table:table-cell>
          <table:table-cell table:formula="of:=[.D13]/86400/1000" office:value-type="time" office:time-value="PT00H00M05.228S" calcext:value-type="time">
            <text:p>00:00:05,228</text:p>
          </table:table-cell>
          <table:table-cell/>
        </table:table-row>
        <table:table-row table:style-name="ro2">
          <table:table-cell office:value-type="float" office:value="3637310700952739" calcext:value-type="float">
            <text:p>3637310700952739</text:p>
          </table:table-cell>
          <table:table-cell office:value-type="float" office:value="214491379" calcext:value-type="float">
            <text:p>214491379</text:p>
          </table:table-cell>
          <table:table-cell office:value-type="float" office:value="16957841" calcext:value-type="float">
            <text:p>16957841</text:p>
          </table:table-cell>
          <table:table-cell office:value-type="float" office:value="10463" calcext:value-type="float">
            <text:p>10463</text:p>
          </table:table-cell>
          <table:table-cell table:formula="of:=[.D14]/86400/1000" office:value-type="time" office:time-value="PT00H00M10.463S" calcext:value-type="time">
            <text:p>00:00:10,463</text:p>
          </table:table-cell>
          <table:table-cell/>
        </table:table-row>
        <table:table-row table:style-name="ro2">
          <table:table-cell office:value-type="float" office:value="1.45492519380387E+016" calcext:value-type="float">
            <text:p>1,45492519380387E+016</text:p>
          </table:table-cell>
          <table:table-cell office:value-type="float" office:value="428982787" calcext:value-type="float">
            <text:p>428982787</text:p>
          </table:table-cell>
          <table:table-cell office:value-type="float" office:value="33915701" calcext:value-type="float">
            <text:p>33915701</text:p>
          </table:table-cell>
          <table:table-cell office:value-type="float" office:value="20891" calcext:value-type="float">
            <text:p>20891</text:p>
          </table:table-cell>
          <table:table-cell table:formula="of:=[.D15]/86400/1000" office:value-type="time" office:time-value="PT00H00M20.891S" calcext:value-type="time">
            <text:p>00:00:20,891</text:p>
          </table:table-cell>
          <table:table-cell/>
        </table:table-row>
        <table:table-row table:style-name="ro2">
          <table:table-cell office:value-type="float" office:value="5.81970153180362E+016" calcext:value-type="float">
            <text:p>5,81970153180362E+016</text:p>
          </table:table-cell>
          <table:table-cell office:value-type="float" office:value="857965597" calcext:value-type="float">
            <text:p>857965597</text:p>
          </table:table-cell>
          <table:table-cell office:value-type="float" office:value="67831409" calcext:value-type="float">
            <text:p>67831409</text:p>
          </table:table-cell>
          <table:table-cell office:value-type="float" office:value="41812" calcext:value-type="float">
            <text:p>41812</text:p>
          </table:table-cell>
          <table:table-cell table:formula="of:=[.D16]/86400/1000" office:value-type="time" office:time-value="PT00H00M41.812S" calcext:value-type="time">
            <text:p>00:00:41,812</text:p>
          </table:table-cell>
          <table:table-cell table:style-name="ce39"/>
        </table:table-row>
        <table:table-row table:style-name="ro2">
          <table:table-cell office:value-type="float" office:value="2.32788077122514E+017" calcext:value-type="float">
            <text:p>2,32788077122514E+017</text:p>
          </table:table-cell>
          <table:table-cell office:value-type="float" office:value="1715931197" calcext:value-type="float">
            <text:p>1715931197</text:p>
          </table:table-cell>
          <table:table-cell office:value-type="float" office:value="135662827" calcext:value-type="float">
            <text:p>135662827</text:p>
          </table:table-cell>
          <table:table-cell office:value-type="float" office:value="83552" calcext:value-type="float">
            <text:p>83552</text:p>
          </table:table-cell>
          <table:table-cell table:formula="of:=[.D17]/86400/1000" office:value-type="time" office:time-value="PT00H01M23.552S" calcext:value-type="time">
            <text:p>00:01:23,552</text:p>
          </table:table-cell>
          <table:table-cell table:style-name="ce39"/>
        </table:table-row>
        <table:table-row table:style-name="ro2">
          <table:table-cell office:value-type="float" office:value="9.31152408828042E+017" calcext:value-type="float">
            <text:p>9,31152408828042E+017</text:p>
          </table:table-cell>
          <table:table-cell office:value-type="float" office:value="3431862397" calcext:value-type="float">
            <text:p>3431862397</text:p>
          </table:table-cell>
          <table:table-cell office:value-type="float" office:value="271325683" calcext:value-type="float">
            <text:p>271325683</text:p>
          </table:table-cell>
          <table:table-cell office:value-type="float" office:value="166845" calcext:value-type="float">
            <text:p>166845</text:p>
          </table:table-cell>
          <table:table-cell table:formula="of:=[.D18]/86400/1000" office:value-type="time" office:time-value="PT00H02M46.845S" calcext:value-type="time">
            <text:p>00:02:46,845</text:p>
          </table:table-cell>
          <table:table-cell table:style-name="ce39"/>
        </table:table-row>
        <table:table-row table:style-name="ro2">
          <table:table-cell office:value-type="float" office:value="3.72460968211177E+018" calcext:value-type="float">
            <text:p>3,72460968211177E+018</text:p>
          </table:table-cell>
          <table:table-cell office:value-type="float" office:value="6863724817" calcext:value-type="float">
            <text:p>6863724817</text:p>
          </table:table-cell>
          <table:table-cell office:value-type="float" office:value="542651371" calcext:value-type="float">
            <text:p>542651371</text:p>
          </table:table-cell>
          <table:table-cell office:value-type="float" office:value="332711" calcext:value-type="float">
            <text:p>332711</text:p>
          </table:table-cell>
          <table:table-cell table:formula="of:=[.D19]/86400/1000" office:value-type="time" office:time-value="PT00H05M32.711S" calcext:value-type="time">
            <text:p>00:05:32,711</text:p>
          </table:table-cell>
          <table:table-cell table:style-name="ce39"/>
        </table:table-row>
        <table:table-row table:style-name="ro2">
          <table:table-cell office:value-type="float" office:value="1.48984391609505E+019" calcext:value-type="float">
            <text:p>1,48984391609505E+019</text:p>
          </table:table-cell>
          <table:table-cell office:value-type="float" office:value="13727449691" calcext:value-type="float">
            <text:p>13727449691</text:p>
          </table:table-cell>
          <table:table-cell office:value-type="float" office:value="1085302769" calcext:value-type="float">
            <text:p>1085302769</text:p>
          </table:table-cell>
          <table:table-cell office:value-type="float" office:value="709348" calcext:value-type="float">
            <text:p>709348</text:p>
          </table:table-cell>
          <table:table-cell table:formula="of:=[.D20]/86400/1000" office:value-type="time" office:time-value="PT00H11M49.348S" calcext:value-type="time">
            <text:p>00:11:49,348</text:p>
          </table:table-cell>
          <table:table-cell table:style-name="ce39"/>
        </table:table-row>
        <table:table-row table:style-name="ro2">
          <table:table-cell office:value-type="float" office:value="5.95937570462984E+019" calcext:value-type="float">
            <text:p>5,95937570462984E+019</text:p>
          </table:table-cell>
          <table:table-cell office:value-type="float" office:value="27454899403" calcext:value-type="float">
            <text:p>27454899403</text:p>
          </table:table-cell>
          <table:table-cell office:value-type="float" office:value="2170605551" calcext:value-type="float">
            <text:p>2170605551</text:p>
          </table:table-cell>
          <table:table-cell office:value-type="float" office:value="1470535" calcext:value-type="float">
            <text:p>1470535</text:p>
          </table:table-cell>
          <table:table-cell table:formula="of:=[.D21]/86400/1000" office:value-type="time" office:time-value="PT00H24M30.535S" calcext:value-type="time">
            <text:p>00:24:30,535</text:p>
          </table:table-cell>
          <table:table-cell table:style-name="ce39"/>
        </table:table-row>
        <table:table-row table:style-name="ro2">
          <table:table-cell office:value-type="float" office:value="2.38375030391794E+020" calcext:value-type="float">
            <text:p>2,38375030391794E+020</text:p>
          </table:table-cell>
          <table:table-cell office:value-type="float" office:value="54909798821" calcext:value-type="float">
            <text:p>54909798821</text:p>
          </table:table-cell>
          <table:table-cell office:value-type="float" office:value="4341211141" calcext:value-type="float">
            <text:p>4341211141</text:p>
          </table:table-cell>
          <table:table-cell office:value-type="float" office:value="2972001" calcext:value-type="float">
            <text:p>2972001</text:p>
          </table:table-cell>
          <table:table-cell table:formula="of:=[.D22]/86400/1000" office:value-type="time" office:time-value="PT00H49M32.001S" calcext:value-type="time">
            <text:p>00:49:32,001</text:p>
          </table:table-cell>
          <table:table-cell table:style-name="ce39"/>
        </table:table-row>
        <table:table-row table:style-name="ro2">
          <table:table-cell office:value-type="float" office:value="9.53500122957522E+020" calcext:value-type="float">
            <text:p>9,53500122957522E+020</text:p>
          </table:table-cell>
          <table:table-cell office:value-type="float" office:value="109819597663" calcext:value-type="float">
            <text:p>109819597663</text:p>
          </table:table-cell>
          <table:table-cell office:value-type="float" office:value="8682422293" calcext:value-type="float">
            <text:p>8682422293</text:p>
          </table:table-cell>
          <table:table-cell office:value-type="float" office:value="5956400" calcext:value-type="float">
            <text:p>5956400</text:p>
          </table:table-cell>
          <table:table-cell table:formula="of:=[.D23]/86400/1000" office:value-type="time" office:time-value="PT01H39M16.4S" calcext:value-type="time">
            <text:p>01:39:16,400</text:p>
          </table:table-cell>
          <table:table-cell table:style-name="ce39"/>
        </table:table-row>
        <table:table-row table:style-name="ro2">
          <table:table-cell office:value-type="float" office:value="3.81400049575497E+021" calcext:value-type="float">
            <text:p>3,81400049575497E+021</text:p>
          </table:table-cell>
          <table:table-cell office:value-type="float" office:value="219639195337" calcext:value-type="float">
            <text:p>219639195337</text:p>
          </table:table-cell>
          <table:table-cell office:value-type="float" office:value="17364844603" calcext:value-type="float">
            <text:p>17364844603</text:p>
          </table:table-cell>
          <table:table-cell office:value-type="float" office:value="11910957" calcext:value-type="float">
            <text:p>11910957</text:p>
          </table:table-cell>
          <table:table-cell table:formula="of:=[.D24]/86400/1000" office:value-type="time" office:time-value="PT03H18M30.957S" calcext:value-type="time">
            <text:p>03:18:30,957</text:p>
          </table:table-cell>
          <table:table-cell table:style-name="ce39"/>
        </table:table-row>
        <table:table-row table:style-name="ro2">
          <table:table-cell office:value-type="float" office:value="1.52560019914948E+022" calcext:value-type="float">
            <text:p>1,52560019914948E+022</text:p>
          </table:table-cell>
          <table:table-cell office:value-type="float" office:value="439278390703" calcext:value-type="float">
            <text:p>439278390703</text:p>
          </table:table-cell>
          <table:table-cell office:value-type="float" office:value="34729689223" calcext:value-type="float">
            <text:p>34729689223</text:p>
          </table:table-cell>
          <table:table-cell office:value-type="float" office:value="23831055" calcext:value-type="float">
            <text:p>23831055</text:p>
          </table:table-cell>
          <table:table-cell table:formula="of:=[.D25]/86400/1000" office:value-type="time" office:time-value="PT06H37M11.055S" calcext:value-type="time">
            <text:p>06:37:11,055</text:p>
          </table:table-cell>
          <table:table-cell table:style-name="ce39"/>
        </table:table-row>
        <table:table-row table:style-name="ro2">
          <table:table-cell office:value-type="float" office:value="6.10240080078063E+022" calcext:value-type="float">
            <text:p>6,10240080078063E+022</text:p>
          </table:table-cell>
          <table:table-cell office:value-type="float" office:value="878556781439" calcext:value-type="float">
            <text:p>878556781439</text:p>
          </table:table-cell>
          <table:table-cell office:value-type="float" office:value="69459378491" calcext:value-type="float">
            <text:p>69459378491</text:p>
          </table:table-cell>
          <table:table-cell office:value-type="float" office:value="47627596" calcext:value-type="float">
            <text:p>47627596</text:p>
          </table:table-cell>
          <table:table-cell table:formula="of:=[.D26]/86400/1000" office:value-type="time" office:time-value="PT13H13M47.596S" calcext:value-type="time">
            <text:p>13:13:47,596</text:p>
          </table:table-cell>
          <table:table-cell/>
        </table:table-row>
        <table:table-row table:style-name="ro2">
          <table:table-cell office:value-type="float" office:value="2.4409603205311E+023" calcext:value-type="float">
            <text:p>2,4409603205311E+023</text:p>
          </table:table-cell>
          <table:table-cell office:value-type="float" office:value="1757113562947" calcext:value-type="float">
            <text:p>1757113562947</text:p>
          </table:table-cell>
          <table:table-cell office:value-type="float" office:value="138918756989" calcext:value-type="float">
            <text:p>138918756989</text:p>
          </table:table-cell>
          <table:table-cell office:value-type="float" office:value="95144813" calcext:value-type="float">
            <text:p>95144813</text:p>
          </table:table-cell>
          <table:table-cell table:formula="of:=[.D27]/86400/1000" office:value-type="time" office:time-value="PT26H25M44.813S" calcext:value-type="time">
            <text:p>26:25:44,813</text:p>
          </table:table-cell>
          <table:table-cell table:formula="of:=[.E27]+1" office:value-type="date" office:date-value="1900-01-01T02:25:44.813" calcext:value-type="date">
            <text:p>01:02:25:44,813</text:p>
          </table:table-cell>
        </table:table-row>
        <table:table-row table:style-name="ro2">
          <table:table-cell office:value-type="float" office:value="9.76384128233459E+023" calcext:value-type="float">
            <text:p>9,76384128233459E+023</text:p>
          </table:table-cell>
          <table:table-cell office:value-type="float" office:value="3514227125957" calcext:value-type="float">
            <text:p>3514227125957</text:p>
          </table:table-cell>
          <table:table-cell office:value-type="float" office:value="277837513979" calcext:value-type="float">
            <text:p>277837513979</text:p>
          </table:table-cell>
          <table:table-cell office:value-type="float" office:value="190135075" calcext:value-type="float">
            <text:p>190135075</text:p>
          </table:table-cell>
          <table:table-cell table:formula="of:=[.D28]/86400/1000" office:value-type="time" office:time-value="PT52H48M55.075S" calcext:value-type="time">
            <text:p>52:48:55,075</text:p>
          </table:table-cell>
          <table:table-cell table:formula="of:=[.E28]+1" office:value-type="date" office:date-value="1900-01-02T04:48:55.075" calcext:value-type="date">
            <text:p>02:04:48:55,075</text:p>
          </table:table-cell>
        </table:table-row>
        <table:table-row table:style-name="ro2">
          <table:table-cell office:value-type="float" office:value="3.90553651324295E+024" calcext:value-type="float">
            <text:p>3,90553651324295E+024</text:p>
          </table:table-cell>
          <table:table-cell office:value-type="float" office:value="7028454251977" calcext:value-type="float">
            <text:p>7028454251977</text:p>
          </table:table-cell>
          <table:table-cell office:value-type="float" office:value="555675027997" calcext:value-type="float">
            <text:p>555675027997</text:p>
          </table:table-cell>
          <table:table-cell office:value-type="float" office:value="389571562" calcext:value-type="float">
            <text:p>389571562</text:p>
          </table:table-cell>
          <table:table-cell table:formula="of:=[.D29]/86400/1000" office:value-type="time" office:time-value="PT108H12M51.562S" calcext:value-type="time">
            <text:p>108:12:51,562</text:p>
          </table:table-cell>
          <table:table-cell table:formula="of:=[.E29]+1" office:value-type="date" office:date-value="1900-01-04T12:12:51.562" calcext:value-type="date">
            <text:p>04:12:12:51,562</text:p>
          </table:table-cell>
        </table:table-row>
        <table:table-row table:style-name="ro2">
          <table:table-cell office:value-type="float" office:value="1.5622146053368E+025" calcext:value-type="float">
            <text:p>1,5622146053368E+025</text:p>
          </table:table-cell>
          <table:table-cell office:value-type="float" office:value="14056908503969" calcext:value-type="float">
            <text:p>14056908503969</text:p>
          </table:table-cell>
          <table:table-cell office:value-type="float" office:value="1111350056021" calcext:value-type="float">
            <text:p>1111350056021</text:p>
          </table:table-cell>
          <table:table-cell office:value-type="float" office:value="760543506" calcext:value-type="float">
            <text:p>760543506</text:p>
          </table:table-cell>
          <table:table-cell table:formula="of:=[.D30]/86400/1000" office:value-type="time" office:time-value="PT211H15M43.506S" calcext:value-type="time">
            <text:p>211:15:43,506</text:p>
          </table:table-cell>
          <table:table-cell table:formula="of:=[.E30]+1" office:value-type="date" office:date-value="1900-01-08T19:15:43.506" calcext:value-type="date">
            <text:p>08:19:15:43,506</text:p>
          </table:table-cell>
        </table:table-row>
      </table:table>
      <table:table table:name="Método Crivo Quadrático" table:style-name="ta1">
        <table:table-column table:style-name="co17" table:default-cell-style-name="ce61"/>
        <table:table-column table:style-name="co18" table:number-columns-repeated="3" table:default-cell-style-name="ce61"/>
        <table:table-column table:style-name="co19" table:default-cell-style-name="ce61"/>
        <table:table-column table:style-name="co19" table:default-cell-style-name="Default"/>
        <table:table-row table:style-name="ro2">
          <table:table-cell table:style-name="ce51" office:value-type="string" calcext:value-type="string" table:number-columns-spanned="4" table:number-rows-spanned="1">
            <text:p><text:s/>Método Crivo Quadrático</text:p>
          </table:table-cell>
          <table:covered-table-cell table:style-name="ce51" office:value-type="string" calcext:value-type="string">
            <text:p><text:s text:c="2"/>Método Crivo Quadrático <text:s/></text:p>
          </table:covered-table-cell>
          <table:covered-table-cell table:style-name="ce51" office:value-type="string" calcext:value-type="string">
            <text:p><text:s text:c="2"/></text:p>
          </table:covered-table-cell>
          <table:covered-table-cell table:style-name="ce51" office:value-type="string" calcext:value-type="string">
            <text:p><text:s/></text:p>
          </table:covered-table-cell>
          <table:table-cell table:style-name="ce40"/>
          <table:table-cell table:style-name="ce39"/>
        </table:table-row>
        <table:table-row table:style-name="ro2">
          <table:table-cell table:style-name="ce51" office:value-type="string" calcext:value-type="string">
            <text:p>n </text:p>
          </table:table-cell>
          <table:table-cell table:style-name="ce51" office:value-type="string" calcext:value-type="string">
            <text:p><text:s/>p </text:p>
          </table:table-cell>
          <table:table-cell table:style-name="ce51" office:value-type="string" calcext:value-type="string">
            <text:p><text:s/>q </text:p>
          </table:table-cell>
          <table:table-cell table:style-name="ce51" office:value-type="string" calcext:value-type="string">
            <text:p><text:s/>tempo (ms)</text:p>
          </table:table-cell>
          <table:table-cell table:style-name="ce51" office:value-type="string" calcext:value-type="string">
            <text:p>HH:MM:SS,000</text:p>
          </table:table-cell>
          <table:table-cell table:style-name="ce51" office:value-type="string" calcext:value-type="string">
            <text:p>DD:HH:MM:SS</text:p>
          </table:table-cell>
        </table:table-row>
        <table:table-row table:style-name="ro2">
          <table:table-cell table:style-name="ce40" office:value-type="float" office:value="866423017" calcext:value-type="float">
            <text:p>866423017</text:p>
          </table:table-cell>
          <table:table-cell table:style-name="ce40" office:value-type="float" office:value="8273" calcext:value-type="float">
            <text:p>8273</text:p>
          </table:table-cell>
          <table:table-cell table:style-name="ce40" office:value-type="float" office:value="104729" calcext:value-type="float">
            <text:p>104729</text:p>
          </table:table-cell>
          <table:table-cell table:style-name="ce40" office:value-type="float" office:value="5" calcext:value-type="float">
            <text:p>5</text:p>
          </table:table-cell>
          <table:table-cell table:style-name="ce57" table:formula="of:=[.D3]/86400/1000" office:value-type="time" office:time-value="PT00H00M00.005S" calcext:value-type="time">
            <text:p>00:00:00,005</text:p>
          </table:table-cell>
          <table:table-cell table:style-name="ce59"/>
        </table:table-row>
        <table:table-row table:style-name="ro2">
          <table:table-cell table:style-name="ce40" office:value-type="float" office:value="3465918073" calcext:value-type="float">
            <text:p>3465918073</text:p>
          </table:table-cell>
          <table:table-cell table:style-name="ce40" office:value-type="float" office:value="16547" calcext:value-type="float">
            <text:p>16547</text:p>
          </table:table-cell>
          <table:table-cell table:style-name="ce40" office:value-type="float" office:value="209459" calcext:value-type="float">
            <text:p>209459</text:p>
          </table:table-cell>
          <table:table-cell table:style-name="ce40" office:value-type="float" office:value="4" calcext:value-type="float">
            <text:p>4</text:p>
          </table:table-cell>
          <table:table-cell table:style-name="ce57" table:formula="of:=[.D4]/86400/1000" office:value-type="time" office:time-value="PT00H00M00.004S" calcext:value-type="time">
            <text:p>00:00:00,004</text:p>
          </table:table-cell>
          <table:table-cell table:style-name="ce59"/>
        </table:table-row>
        <table:table-row table:style-name="ro2">
          <table:table-cell table:style-name="ce40" office:value-type="float" office:value="13869217547" calcext:value-type="float">
            <text:p>13869217547</text:p>
          </table:table-cell>
          <table:table-cell table:style-name="ce40" office:value-type="float" office:value="418921" calcext:value-type="float">
            <text:p>418921</text:p>
          </table:table-cell>
          <table:table-cell table:style-name="ce40" office:value-type="float" office:value="33107" calcext:value-type="float">
            <text:p>33107</text:p>
          </table:table-cell>
          <table:table-cell table:style-name="ce40" office:value-type="float" office:value="88" calcext:value-type="float">
            <text:p>88</text:p>
          </table:table-cell>
          <table:table-cell table:style-name="ce57" table:formula="of:=[.D5]/86400/1000" office:value-type="time" office:time-value="PT00H00M00.088S" calcext:value-type="time">
            <text:p>00:00:00,088</text:p>
          </table:table-cell>
          <table:table-cell table:style-name="ce59"/>
        </table:table-row>
        <table:table-row table:style-name="ro2">
          <table:table-cell table:style-name="ce40" office:value-type="float" office:value="55483066187" calcext:value-type="float">
            <text:p>55483066187</text:p>
          </table:table-cell>
          <table:table-cell table:style-name="ce40" office:value-type="float" office:value="66221" calcext:value-type="float">
            <text:p>66221</text:p>
          </table:table-cell>
          <table:table-cell table:style-name="ce40" office:value-type="float" office:value="837847" calcext:value-type="float">
            <text:p>837847</text:p>
          </table:table-cell>
          <table:table-cell table:style-name="ce40" office:value-type="float" office:value="99" calcext:value-type="float">
            <text:p>99</text:p>
          </table:table-cell>
          <table:table-cell table:style-name="ce57" table:formula="of:=[.D6]/86400/1000" office:value-type="time" office:time-value="PT00H00M00.099S" calcext:value-type="time">
            <text:p>00:00:00,099</text:p>
          </table:table-cell>
          <table:table-cell table:style-name="ce59"/>
        </table:table-row>
        <table:table-row table:style-name="ro2">
          <table:table-cell table:style-name="ce40" office:value-type="float" office:value="221977905893" calcext:value-type="float">
            <text:p>221977905893</text:p>
          </table:table-cell>
          <table:table-cell table:style-name="ce40" office:value-type="float" office:value="1675697" calcext:value-type="float">
            <text:p>1675697</text:p>
          </table:table-cell>
          <table:table-cell table:style-name="ce40" office:value-type="float" office:value="132469" calcext:value-type="float">
            <text:p>132469</text:p>
          </table:table-cell>
          <table:table-cell table:style-name="ce40" office:value-type="float" office:value="2536" calcext:value-type="float">
            <text:p>2536</text:p>
          </table:table-cell>
          <table:table-cell table:style-name="ce57" table:formula="of:=[.D7]/86400/1000" office:value-type="time" office:time-value="PT00H00M02.536S" calcext:value-type="time">
            <text:p>00:00:02,536</text:p>
          </table:table-cell>
          <table:table-cell table:style-name="ce59"/>
        </table:table-row>
        <table:table-row table:style-name="ro2">
          <table:table-cell table:style-name="ce40" office:value-type="float" office:value="887955112631" calcext:value-type="float">
            <text:p>887955112631</text:p>
          </table:table-cell>
          <table:table-cell table:style-name="ce40" office:value-type="float" office:value="3351419" calcext:value-type="float">
            <text:p>3351419</text:p>
          </table:table-cell>
          <table:table-cell table:style-name="ce40" office:value-type="float" office:value="264949" calcext:value-type="float">
            <text:p>264949</text:p>
          </table:table-cell>
          <table:table-cell table:style-name="ce40" office:value-type="float" office:value="66147" calcext:value-type="float">
            <text:p>66147</text:p>
          </table:table-cell>
          <table:table-cell table:style-name="ce57" table:formula="of:=[.D8]/86400/1000" office:value-type="time" office:time-value="PT00H01M06.147S" calcext:value-type="time">
            <text:p>00:01:06,147</text:p>
          </table:table-cell>
          <table:table-cell table:style-name="ce59"/>
        </table:table-row>
        <table:table-row table:style-name="ro2">
          <table:table-cell table:style-name="ce40" office:value-type="float" office:value="3552016422607" calcext:value-type="float">
            <text:p>3552016422607</text:p>
          </table:table-cell>
          <table:table-cell table:style-name="ce40" office:value-type="float" office:value="529927" calcext:value-type="float">
            <text:p>529927</text:p>
          </table:table-cell>
          <table:table-cell table:style-name="ce40" office:value-type="float" office:value="6702841" calcext:value-type="float">
            <text:p>6702841</text:p>
          </table:table-cell>
          <table:table-cell table:style-name="ce40" office:value-type="float" office:value="8" calcext:value-type="float">
            <text:p>8</text:p>
          </table:table-cell>
          <table:table-cell table:style-name="ce57" table:formula="of:=[.D9]/86400/1000" office:value-type="time" office:time-value="PT00H00M00.008S" calcext:value-type="time">
            <text:p>00:00:00,008</text:p>
          </table:table-cell>
          <table:table-cell table:style-name="ce59"/>
        </table:table-row>
        <table:table-row table:style-name="ro2">
          <table:table-cell table:style-name="ce40" office:value-type="float" office:value="14208111206759" calcext:value-type="float">
            <text:p>14208111206759</text:p>
          </table:table-cell>
          <table:table-cell table:style-name="ce40" office:value-type="float" office:value="1059857" calcext:value-type="float">
            <text:p>1059857</text:p>
          </table:table-cell>
          <table:table-cell table:style-name="ce40" office:value-type="float" office:value="13405687" calcext:value-type="float">
            <text:p>13405687</text:p>
          </table:table-cell>
          <table:table-cell table:style-name="ce40" office:value-type="float" office:value="29" calcext:value-type="float">
            <text:p>29</text:p>
          </table:table-cell>
          <table:table-cell table:style-name="ce57" table:formula="of:=[.D10]/86400/1000" office:value-type="time" office:time-value="PT00H00M00.029S" calcext:value-type="time">
            <text:p>00:00:00,029</text:p>
          </table:table-cell>
          <table:table-cell table:style-name="ce59"/>
        </table:table-row>
        <table:table-row table:style-name="ro2">
          <table:table-cell table:style-name="ce40" office:value-type="float" office:value="56832582493517" calcext:value-type="float">
            <text:p>56832582493517</text:p>
          </table:table-cell>
          <table:table-cell table:style-name="ce40" office:value-type="float" office:value="2119717" calcext:value-type="float">
            <text:p>2119717</text:p>
          </table:table-cell>
          <table:table-cell table:style-name="ce40" office:value-type="float" office:value="26811401" calcext:value-type="float">
            <text:p>26811401</text:p>
          </table:table-cell>
          <table:table-cell table:style-name="ce40" office:value-type="float" office:value="328" calcext:value-type="float">
            <text:p>328</text:p>
          </table:table-cell>
          <table:table-cell table:style-name="ce57" table:formula="of:=[.D11]/86400/1000" office:value-type="time" office:time-value="PT00H00M00.328S" calcext:value-type="time">
            <text:p>00:00:00,328</text:p>
          </table:table-cell>
          <table:table-cell table:style-name="ce59"/>
        </table:table-row>
        <table:table-row table:style-name="ro2">
          <table:table-cell table:style-name="ce40" office:value-type="float" office:value="227331223344527" calcext:value-type="float">
            <text:p>227331223344527</text:p>
          </table:table-cell>
          <table:table-cell table:style-name="ce40" office:value-type="float" office:value="4239449" calcext:value-type="float">
            <text:p>4239449</text:p>
          </table:table-cell>
          <table:table-cell table:style-name="ce40" office:value-type="float" office:value="53622823" calcext:value-type="float">
            <text:p>53622823</text:p>
          </table:table-cell>
          <table:table-cell table:style-name="ce40" office:value-type="float" office:value="176" calcext:value-type="float">
            <text:p>176</text:p>
          </table:table-cell>
          <table:table-cell table:style-name="ce57" table:formula="of:=[.D12]/86400/1000" office:value-type="time" office:time-value="PT00H00M00.176S" calcext:value-type="time">
            <text:p>00:00:00,176</text:p>
          </table:table-cell>
          <table:table-cell table:style-name="ce59"/>
        </table:table-row>
        <table:table-row table:style-name="ro2">
          <table:table-cell table:style-name="ce40" office:value-type="float" office:value="909326053603783" calcext:value-type="float">
            <text:p>909326053603783</text:p>
          </table:table-cell>
          <table:table-cell table:style-name="ce40" office:value-type="float" office:value="8478907" calcext:value-type="float">
            <text:p>8478907</text:p>
          </table:table-cell>
          <table:table-cell table:style-name="ce40" office:value-type="float" office:value="107245669" calcext:value-type="float">
            <text:p>107245669</text:p>
          </table:table-cell>
          <table:table-cell table:style-name="ce40" office:value-type="float" office:value="27" calcext:value-type="float">
            <text:p>27</text:p>
          </table:table-cell>
          <table:table-cell table:style-name="ce57" table:formula="of:=[.D13]/86400/1000" office:value-type="time" office:time-value="PT00H00M00.027S" calcext:value-type="time">
            <text:p>00:00:00,027</text:p>
          </table:table-cell>
          <table:table-cell table:style-name="ce59"/>
        </table:table-row>
        <table:table-row table:style-name="ro2">
          <table:table-cell table:style-name="ce40" office:value-type="float" office:value="3637310700952739" calcext:value-type="float">
            <text:p>3637310700952739</text:p>
          </table:table-cell>
          <table:table-cell table:style-name="ce40" office:value-type="float" office:value="214491379" calcext:value-type="float">
            <text:p>214491379</text:p>
          </table:table-cell>
          <table:table-cell table:style-name="ce40" office:value-type="float" office:value="16957841" calcext:value-type="float">
            <text:p>16957841</text:p>
          </table:table-cell>
          <table:table-cell table:style-name="ce40" office:value-type="float" office:value="431" calcext:value-type="float">
            <text:p>431</text:p>
          </table:table-cell>
          <table:table-cell table:style-name="ce57" table:formula="of:=[.D14]/86400/1000" office:value-type="time" office:time-value="PT00H00M00.431S" calcext:value-type="time">
            <text:p>00:00:00,431</text:p>
          </table:table-cell>
          <table:table-cell table:style-name="ce59"/>
        </table:table-row>
        <table:table-row table:style-name="ro2">
          <table:table-cell table:style-name="ce40" office:value-type="float" office:value="1.45492519380387E+016" calcext:value-type="float">
            <text:p>1,45492519380387E+016</text:p>
          </table:table-cell>
          <table:table-cell table:style-name="ce40" office:value-type="float" office:value="428982787" calcext:value-type="float">
            <text:p>428982787</text:p>
          </table:table-cell>
          <table:table-cell table:style-name="ce40" office:value-type="float" office:value="33915701" calcext:value-type="float">
            <text:p>33915701</text:p>
          </table:table-cell>
          <table:table-cell table:style-name="ce40" office:value-type="float" office:value="472" calcext:value-type="float">
            <text:p>472</text:p>
          </table:table-cell>
          <table:table-cell table:style-name="ce57" table:formula="of:=[.D15]/86400/1000" office:value-type="time" office:time-value="PT00H00M00.472S" calcext:value-type="time">
            <text:p>00:00:00,472</text:p>
          </table:table-cell>
          <table:table-cell table:style-name="ce59"/>
        </table:table-row>
        <table:table-row table:style-name="ro2">
          <table:table-cell table:style-name="ce40" office:value-type="float" office:value="5.81970153180362E+016" calcext:value-type="float">
            <text:p>5,81970153180362E+016</text:p>
          </table:table-cell>
          <table:table-cell table:style-name="ce40" office:value-type="float" office:value="857965597" calcext:value-type="float">
            <text:p>857965597</text:p>
          </table:table-cell>
          <table:table-cell table:style-name="ce40" office:value-type="float" office:value="67831409" calcext:value-type="float">
            <text:p>67831409</text:p>
          </table:table-cell>
          <table:table-cell table:style-name="ce40" office:value-type="float" office:value="44874" calcext:value-type="float">
            <text:p>44874</text:p>
          </table:table-cell>
          <table:table-cell table:style-name="ce57" table:formula="of:=[.D16]/86400/1000" office:value-type="time" office:time-value="PT00H00M44.874S" calcext:value-type="time">
            <text:p>00:00:44,874</text:p>
          </table:table-cell>
          <table:table-cell table:style-name="ce39"/>
        </table:table-row>
        <table:table-row table:style-name="ro2">
          <table:table-cell table:style-name="ce40" office:value-type="float" office:value="2.32788077122514E+017" calcext:value-type="float">
            <text:p>2,32788077122514E+017</text:p>
          </table:table-cell>
          <table:table-cell table:style-name="ce40" office:value-type="float" office:value="1715931197" calcext:value-type="float">
            <text:p>1715931197</text:p>
          </table:table-cell>
          <table:table-cell table:style-name="ce40" office:value-type="float" office:value="135662827" calcext:value-type="float">
            <text:p>135662827</text:p>
          </table:table-cell>
          <table:table-cell table:style-name="ce40" office:value-type="float" office:value="1272" calcext:value-type="float">
            <text:p>1272</text:p>
          </table:table-cell>
          <table:table-cell table:style-name="ce57" table:formula="of:=[.D17]/86400/1000" office:value-type="time" office:time-value="PT00H00M01.272S" calcext:value-type="time">
            <text:p>00:00:01,272</text:p>
          </table:table-cell>
          <table:table-cell table:style-name="ce39"/>
        </table:table-row>
        <table:table-row table:style-name="ro2">
          <table:table-cell table:style-name="ce40" office:value-type="float" office:value="9.31152408828042E+017" calcext:value-type="float">
            <text:p>9,31152408828042E+017</text:p>
          </table:table-cell>
          <table:table-cell table:style-name="ce40" office:value-type="float" office:value="271325683" calcext:value-type="float">
            <text:p>271325683</text:p>
          </table:table-cell>
          <table:table-cell table:style-name="ce40" office:value-type="float" office:value="3431862397" calcext:value-type="float">
            <text:p>3431862397</text:p>
          </table:table-cell>
          <table:table-cell table:style-name="ce40" office:value-type="float" office:value="212" calcext:value-type="float">
            <text:p>212</text:p>
          </table:table-cell>
          <table:table-cell table:style-name="ce57" table:formula="of:=[.D18]/86400/1000" office:value-type="time" office:time-value="PT00H00M00.212S" calcext:value-type="time">
            <text:p>00:00:00,212</text:p>
          </table:table-cell>
          <table:table-cell table:style-name="ce39"/>
        </table:table-row>
        <table:table-row table:style-name="ro2">
          <table:table-cell table:style-name="ce40" office:value-type="float" office:value="3.72460968211177E+018" calcext:value-type="float">
            <text:p>3,72460968211177E+018</text:p>
          </table:table-cell>
          <table:table-cell table:style-name="ce40" office:value-type="float" office:value="542651371" calcext:value-type="float">
            <text:p>542651371</text:p>
          </table:table-cell>
          <table:table-cell table:style-name="ce40" office:value-type="float" office:value="6863724817" calcext:value-type="float">
            <text:p>6863724817</text:p>
          </table:table-cell>
          <table:table-cell table:style-name="ce40" office:value-type="float" office:value="710" calcext:value-type="float">
            <text:p>710</text:p>
          </table:table-cell>
          <table:table-cell table:style-name="ce57" table:formula="of:=[.D19]/86400/1000" office:value-type="time" office:time-value="PT00H00M00.71S" calcext:value-type="time">
            <text:p>00:00:00,710</text:p>
          </table:table-cell>
          <table:table-cell table:style-name="ce39"/>
        </table:table-row>
        <table:table-row table:style-name="ro2">
          <table:table-cell table:style-name="ce40" office:value-type="float" office:value="1.48984391609505E+019" calcext:value-type="float">
            <text:p>1,48984391609505E+019</text:p>
          </table:table-cell>
          <table:table-cell table:style-name="ce40" office:value-type="float" office:value="13727449691" calcext:value-type="float">
            <text:p>13727449691</text:p>
          </table:table-cell>
          <table:table-cell table:style-name="ce40" office:value-type="float" office:value="1085302769" calcext:value-type="float">
            <text:p>1085302769</text:p>
          </table:table-cell>
          <table:table-cell table:style-name="ce40" office:value-type="float" office:value="799" calcext:value-type="float">
            <text:p>799</text:p>
          </table:table-cell>
          <table:table-cell table:style-name="ce57" table:formula="of:=[.D20]/86400/1000" office:value-type="time" office:time-value="PT00H00M00.799S" calcext:value-type="time">
            <text:p>00:00:00,799</text:p>
          </table:table-cell>
          <table:table-cell table:style-name="ce39"/>
        </table:table-row>
        <table:table-row table:style-name="ro2">
          <table:table-cell table:style-name="ce40" office:value-type="float" office:value="5.95937570462984E+019" calcext:value-type="float">
            <text:p>5,95937570462984E+019</text:p>
          </table:table-cell>
          <table:table-cell table:style-name="ce40" office:value-type="float" office:value="2170605551" calcext:value-type="float">
            <text:p>2170605551</text:p>
          </table:table-cell>
          <table:table-cell table:style-name="ce40" office:value-type="float" office:value="27454899403" calcext:value-type="float">
            <text:p>27454899403</text:p>
          </table:table-cell>
          <table:table-cell table:style-name="ce40" office:value-type="float" office:value="1597" calcext:value-type="float">
            <text:p>1597</text:p>
          </table:table-cell>
          <table:table-cell table:style-name="ce57" table:formula="of:=[.D21]/86400/1000" office:value-type="time" office:time-value="PT00H00M01.597S" calcext:value-type="time">
            <text:p>00:00:01,597</text:p>
          </table:table-cell>
          <table:table-cell table:style-name="ce39"/>
        </table:table-row>
        <table:table-row table:style-name="ro2">
          <table:table-cell table:style-name="ce40" office:value-type="float" office:value="2.38375030391794E+020" calcext:value-type="float">
            <text:p>2,38375030391794E+020</text:p>
          </table:table-cell>
          <table:table-cell table:style-name="ce40" office:value-type="float" office:value="4341211141" calcext:value-type="float">
            <text:p>4341211141</text:p>
          </table:table-cell>
          <table:table-cell table:style-name="ce40" office:value-type="float" office:value="54909798821" calcext:value-type="float">
            <text:p>54909798821</text:p>
          </table:table-cell>
          <table:table-cell table:style-name="ce40" office:value-type="float" office:value="359" calcext:value-type="float">
            <text:p>359</text:p>
          </table:table-cell>
          <table:table-cell table:style-name="ce57" table:formula="of:=[.D22]/86400/1000" office:value-type="time" office:time-value="PT00H00M00.359S" calcext:value-type="time">
            <text:p>00:00:00,359</text:p>
          </table:table-cell>
          <table:table-cell table:style-name="ce39"/>
        </table:table-row>
        <table:table-row table:style-name="ro2">
          <table:table-cell table:style-name="ce40" office:value-type="float" office:value="9.53500122957522E+020" calcext:value-type="float">
            <text:p>9,53500122957522E+020</text:p>
          </table:table-cell>
          <table:table-cell table:style-name="ce40" office:value-type="float" office:value="109819597663" calcext:value-type="float">
            <text:p>109819597663</text:p>
          </table:table-cell>
          <table:table-cell table:style-name="ce40" office:value-type="float" office:value="8682422293" calcext:value-type="float">
            <text:p>8682422293</text:p>
          </table:table-cell>
          <table:table-cell table:style-name="ce40" office:value-type="float" office:value="855" calcext:value-type="float">
            <text:p>855</text:p>
          </table:table-cell>
          <table:table-cell table:style-name="ce57" table:formula="of:=[.D23]/86400/1000" office:value-type="time" office:time-value="PT00H00M00.855S" calcext:value-type="time">
            <text:p>00:00:00,855</text:p>
          </table:table-cell>
          <table:table-cell table:style-name="ce39"/>
        </table:table-row>
        <table:table-row table:style-name="ro2">
          <table:table-cell table:style-name="ce40" office:value-type="float" office:value="3.81400049575497E+021" calcext:value-type="float">
            <text:p>3,81400049575497E+021</text:p>
          </table:table-cell>
          <table:table-cell table:style-name="ce40" office:value-type="float" office:value="219639195337" calcext:value-type="float">
            <text:p>219639195337</text:p>
          </table:table-cell>
          <table:table-cell table:style-name="ce40" office:value-type="float" office:value="17364844603" calcext:value-type="float">
            <text:p>17364844603</text:p>
          </table:table-cell>
          <table:table-cell table:style-name="ce40" office:value-type="float" office:value="11515" calcext:value-type="float">
            <text:p>11515</text:p>
          </table:table-cell>
          <table:table-cell table:style-name="ce57" table:formula="of:=[.D24]/86400/1000" office:value-type="time" office:time-value="PT00H00M11.515S" calcext:value-type="time">
            <text:p>00:00:11,515</text:p>
          </table:table-cell>
          <table:table-cell table:style-name="ce39"/>
        </table:table-row>
        <table:table-row table:style-name="ro2">
          <table:table-cell table:style-name="ce40" office:value-type="float" office:value="1.52560019914948E+022" calcext:value-type="float">
            <text:p>1,52560019914948E+022</text:p>
          </table:table-cell>
          <table:table-cell table:style-name="ce40" office:value-type="float" office:value="439278390703" calcext:value-type="float">
            <text:p>439278390703</text:p>
          </table:table-cell>
          <table:table-cell table:style-name="ce40" office:value-type="float" office:value="34729689223" calcext:value-type="float">
            <text:p>34729689223</text:p>
          </table:table-cell>
          <table:table-cell table:style-name="ce40" office:value-type="float" office:value="3689" calcext:value-type="float">
            <text:p>3689</text:p>
          </table:table-cell>
          <table:table-cell table:style-name="ce57" table:formula="of:=[.D25]/86400/1000" office:value-type="time" office:time-value="PT00H00M03.689S" calcext:value-type="time">
            <text:p>00:00:03,689</text:p>
          </table:table-cell>
          <table:table-cell table:style-name="ce39"/>
        </table:table-row>
        <table:table-row table:style-name="ro2">
          <table:table-cell table:style-name="ce40" office:value-type="float" office:value="6.10240080078063E+022" calcext:value-type="float">
            <text:p>6,10240080078063E+022</text:p>
          </table:table-cell>
          <table:table-cell table:style-name="ce40" office:value-type="float" office:value="69459378491" calcext:value-type="float">
            <text:p>69459378491</text:p>
          </table:table-cell>
          <table:table-cell table:style-name="ce40" office:value-type="float" office:value="878556781439" calcext:value-type="float">
            <text:p>878556781439</text:p>
          </table:table-cell>
          <table:table-cell table:style-name="ce40" office:value-type="float" office:value="11702" calcext:value-type="float">
            <text:p>11702</text:p>
          </table:table-cell>
          <table:table-cell table:style-name="ce57" table:formula="of:=[.D26]/86400/1000" office:value-type="time" office:time-value="PT00H00M11.702S" calcext:value-type="time">
            <text:p>00:00:11,702</text:p>
          </table:table-cell>
          <table:table-cell table:style-name="ce59"/>
        </table:table-row>
        <table:table-row table:style-name="ro2">
          <table:table-cell table:style-name="ce40" office:value-type="float" office:value="2.4409603205311E+023" calcext:value-type="float">
            <text:p>2,4409603205311E+023</text:p>
          </table:table-cell>
          <table:table-cell table:style-name="ce40" office:value-type="float" office:value="1757113562947" calcext:value-type="float">
            <text:p>1757113562947</text:p>
          </table:table-cell>
          <table:table-cell table:style-name="ce40" office:value-type="float" office:value="138918756989" calcext:value-type="float">
            <text:p>138918756989</text:p>
          </table:table-cell>
          <table:table-cell table:style-name="ce40" office:value-type="float" office:value="9221" calcext:value-type="float">
            <text:p>9221</text:p>
          </table:table-cell>
          <table:table-cell table:style-name="ce57" table:formula="of:=[.D27]/86400/1000" office:value-type="time" office:time-value="PT00H00M09.221S" calcext:value-type="time">
            <text:p>00:00:09,221</text:p>
          </table:table-cell>
          <table:table-cell table:style-name="ce59"/>
        </table:table-row>
        <table:table-row table:style-name="ro2">
          <table:table-cell table:style-name="ce40" office:value-type="float" office:value="9.76384128233459E+023" calcext:value-type="float">
            <text:p>9,76384128233459E+023</text:p>
          </table:table-cell>
          <table:table-cell table:style-name="ce40" office:value-type="float" office:value="277837513979" calcext:value-type="float">
            <text:p>277837513979</text:p>
          </table:table-cell>
          <table:table-cell table:style-name="ce40" office:value-type="float" office:value="3514227125957" calcext:value-type="float">
            <text:p>3514227125957</text:p>
          </table:table-cell>
          <table:table-cell table:style-name="ce40" office:value-type="float" office:value="9122" calcext:value-type="float">
            <text:p>9122</text:p>
          </table:table-cell>
          <table:table-cell table:style-name="ce57" table:formula="of:=[.D28]/86400/1000" office:value-type="time" office:time-value="PT00H00M09.122S" calcext:value-type="time">
            <text:p>00:00:09,122</text:p>
          </table:table-cell>
          <table:table-cell table:style-name="ce59"/>
        </table:table-row>
        <table:table-row table:style-name="ro2">
          <table:table-cell table:style-name="ce40" office:value-type="float" office:value="3.90553651324295E+024" calcext:value-type="float">
            <text:p>3,90553651324295E+024</text:p>
          </table:table-cell>
          <table:table-cell table:style-name="ce40" office:value-type="float" office:value="555675027997" calcext:value-type="float">
            <text:p>555675027997</text:p>
          </table:table-cell>
          <table:table-cell table:style-name="ce40" office:value-type="float" office:value="7028454251977" calcext:value-type="float">
            <text:p>7028454251977</text:p>
          </table:table-cell>
          <table:table-cell table:style-name="ce40" office:value-type="float" office:value="37301" calcext:value-type="float">
            <text:p>37301</text:p>
          </table:table-cell>
          <table:table-cell table:style-name="ce57" table:formula="of:=[.D29]/86400/1000" office:value-type="time" office:time-value="PT00H00M37.301S" calcext:value-type="time">
            <text:p>00:00:37,301</text:p>
          </table:table-cell>
          <table:table-cell table:style-name="ce59"/>
        </table:table-row>
        <table:table-row table:style-name="ro2">
          <table:table-cell table:style-name="ce40" office:value-type="float" office:value="1.5622146053368E+025" calcext:value-type="float">
            <text:p>1,5622146053368E+025</text:p>
          </table:table-cell>
          <table:table-cell table:style-name="ce40" office:value-type="float" office:value="1111350056021" calcext:value-type="float">
            <text:p>1111350056021</text:p>
          </table:table-cell>
          <table:table-cell table:style-name="ce40" office:value-type="float" office:value="14056908503969" calcext:value-type="float">
            <text:p>14056908503969</text:p>
          </table:table-cell>
          <table:table-cell table:style-name="ce40" office:value-type="float" office:value="29588" calcext:value-type="float">
            <text:p>29588</text:p>
          </table:table-cell>
          <table:table-cell table:style-name="ce57" table:formula="of:=[.D30]/86400/1000" office:value-type="time" office:time-value="PT00H00M29.588S" calcext:value-type="time">
            <text:p>00:00:29,588</text:p>
          </table:table-cell>
          <table:table-cell table:style-name="ce59"/>
        </table:table-row>
        <table:table-row table:style-name="ro2">
          <table:table-cell table:style-name="ce40" office:value-type="float" office:value="6.24885842137645E+025" calcext:value-type="float">
            <text:p>6,24885842137645E+025</text:p>
          </table:table-cell>
          <table:table-cell table:style-name="ce40" office:value-type="float" office:value="2222700112049" calcext:value-type="float">
            <text:p>2222700112049</text:p>
          </table:table-cell>
          <table:table-cell table:style-name="ce40" office:value-type="float" office:value="28113817007981" calcext:value-type="float">
            <text:p>28113817007981</text:p>
          </table:table-cell>
          <table:table-cell table:style-name="ce40" office:value-type="float" office:value="62857" calcext:value-type="float">
            <text:p>62857</text:p>
          </table:table-cell>
          <table:table-cell table:style-name="ce57" table:formula="of:=[.D31]/86400/1000" office:value-type="time" office:time-value="PT00H01M02.857S" calcext:value-type="time">
            <text:p>00:01:02,857</text:p>
          </table:table-cell>
          <table:table-cell table:style-name="ce39"/>
        </table:table-row>
        <table:table-row table:style-name="ro2">
          <table:table-cell table:style-name="ce40" office:value-type="float" office:value="2.49954336855568E+026" calcext:value-type="float">
            <text:p>2,49954336855568E+026</text:p>
          </table:table-cell>
          <table:table-cell table:style-name="ce40" office:value-type="float" office:value="56227634015963" calcext:value-type="float">
            <text:p>56227634015963</text:p>
          </table:table-cell>
          <table:table-cell table:style-name="ce40" office:value-type="float" office:value="4445400224107" calcext:value-type="float">
            <text:p>4445400224107</text:p>
          </table:table-cell>
          <table:table-cell table:style-name="ce40" office:value-type="float" office:value="17848" calcext:value-type="float">
            <text:p>17848</text:p>
          </table:table-cell>
          <table:table-cell table:style-name="ce57" table:formula="of:=[.D32]/86400/1000" office:value-type="time" office:time-value="PT00H00M17.848S" calcext:value-type="time">
            <text:p>00:00:17,848</text:p>
          </table:table-cell>
          <table:table-cell table:style-name="ce39"/>
        </table:table-row>
        <table:table-row table:style-name="ro2">
          <table:table-cell table:style-name="ce40" office:value-type="float" office:value="9.99817347425959E+026" calcext:value-type="float">
            <text:p>9,99817347425959E+026</text:p>
          </table:table-cell>
          <table:table-cell table:style-name="ce40" office:value-type="float" office:value="112455268031999" calcext:value-type="float">
            <text:p>112455268031999</text:p>
          </table:table-cell>
          <table:table-cell table:style-name="ce40" office:value-type="float" office:value="8890800448241" calcext:value-type="float">
            <text:p>8890800448241</text:p>
          </table:table-cell>
          <table:table-cell table:style-name="ce40" office:value-type="float" office:value="135406" calcext:value-type="float">
            <text:p>135406</text:p>
          </table:table-cell>
          <table:table-cell table:style-name="ce57" table:formula="of:=[.D33]/86400/1000" office:value-type="time" office:time-value="PT00H02M15.406S" calcext:value-type="time">
            <text:p>00:02:15,406</text:p>
          </table:table-cell>
          <table:table-cell table:style-name="ce39"/>
        </table:table-row>
        <table:table-row table:style-name="ro2">
          <table:table-cell table:style-name="ce40" office:value-type="float" office:value="3.99926938972464E+027" calcext:value-type="float">
            <text:p>3,99926938972464E+027</text:p>
          </table:table-cell>
          <table:table-cell table:style-name="ce40" office:value-type="float" office:value="17781600896573" calcext:value-type="float">
            <text:p>17781600896573</text:p>
          </table:table-cell>
          <table:table-cell table:style-name="ce40" office:value-type="float" office:value="224910536064017" calcext:value-type="float">
            <text:p>224910536064017</text:p>
          </table:table-cell>
          <table:table-cell table:style-name="ce40" office:value-type="float" office:value="169298" calcext:value-type="float">
            <text:p>169298</text:p>
          </table:table-cell>
          <table:table-cell table:style-name="ce57" table:formula="of:=[.D34]/86400/1000" office:value-type="time" office:time-value="PT00H02M49.298S" calcext:value-type="time">
            <text:p>00:02:49,298</text:p>
          </table:table-cell>
          <table:table-cell table:style-name="ce39"/>
        </table:table-row>
        <table:table-row table:style-name="ro2">
          <table:table-cell table:style-name="ce40" office:value-type="float" office:value="1.59970775589108E+028" calcext:value-type="float">
            <text:p>1,59970775589108E+028</text:p>
          </table:table-cell>
          <table:table-cell table:style-name="ce40" office:value-type="float" office:value="449821072128037" calcext:value-type="float">
            <text:p>449821072128037</text:p>
          </table:table-cell>
          <table:table-cell table:style-name="ce40" office:value-type="float" office:value="35563201793173" calcext:value-type="float">
            <text:p>35563201793173</text:p>
          </table:table-cell>
          <table:table-cell table:style-name="ce40" office:value-type="float" office:value="127537" calcext:value-type="float">
            <text:p>127537</text:p>
          </table:table-cell>
          <table:table-cell table:style-name="ce57" table:formula="of:=[.D35]/86400/1000" office:value-type="time" office:time-value="PT00H02M07.537S" calcext:value-type="time">
            <text:p>00:02:07,537</text:p>
          </table:table-cell>
          <table:table-cell table:style-name="ce39"/>
        </table:table-row>
        <table:table-row table:style-name="ro2">
          <table:table-cell table:style-name="ce40" office:value-type="float" office:value="6.39883102356484E+028" calcext:value-type="float">
            <text:p>6,39883102356484E+028</text:p>
          </table:table-cell>
          <table:table-cell table:style-name="ce40" office:value-type="float" office:value="71126403586349" calcext:value-type="float">
            <text:p>71126403586349</text:p>
          </table:table-cell>
          <table:table-cell table:style-name="ce40" office:value-type="float" office:value="899642144256109" calcext:value-type="float">
            <text:p>899642144256109</text:p>
          </table:table-cell>
          <table:table-cell table:style-name="ce40" office:value-type="float" office:value="122199" calcext:value-type="float">
            <text:p>122199</text:p>
          </table:table-cell>
          <table:table-cell table:style-name="ce57" table:formula="of:=[.D36]/86400/1000" office:value-type="time" office:time-value="PT00H02M02.199S" calcext:value-type="time">
            <text:p>00:02:02,199</text:p>
          </table:table-cell>
          <table:table-cell table:style-name="ce39"/>
        </table:table-row>
        <table:table-row table:style-name="ro2">
          <table:table-cell table:style-name="ce40" office:value-type="float" office:value="2.55953240942624E+029" calcext:value-type="float">
            <text:p>2,55953240942624E+029</text:p>
          </table:table-cell>
          <table:table-cell table:style-name="ce40" office:value-type="float" office:value="142252807172713" calcext:value-type="float">
            <text:p>142252807172713</text:p>
          </table:table-cell>
          <table:table-cell table:style-name="ce40" office:value-type="float" office:value="1799284288512241" calcext:value-type="float">
            <text:p>1799284288512241</text:p>
          </table:table-cell>
          <table:table-cell table:style-name="ce40" office:value-type="float" office:value="119634" calcext:value-type="float">
            <text:p>119634</text:p>
          </table:table-cell>
          <table:table-cell table:style-name="ce57" table:formula="of:=[.D37]/86400/1000" office:value-type="time" office:time-value="PT00H01M59.634S" calcext:value-type="time">
            <text:p>00:01:59,634</text:p>
          </table:table-cell>
          <table:table-cell table:style-name="ce39"/>
        </table:table-row>
        <table:table-row table:style-name="ro2">
          <table:table-cell office:value-type="float" office:value="1.02381296377063E+030" calcext:value-type="float">
            <text:p>1,02381296377063E+030</text:p>
          </table:table-cell>
          <table:table-cell office:value-type="float" office:value="3598568577024503" calcext:value-type="float">
            <text:p>3598568577024503</text:p>
          </table:table-cell>
          <table:table-cell office:value-type="float" office:value="284505614345461" calcext:value-type="float">
            <text:p>284505614345461</text:p>
          </table:table-cell>
          <table:table-cell office:value-type="float" office:value="702670" calcext:value-type="float">
            <text:p>702670</text:p>
          </table:table-cell>
          <table:table-cell table:style-name="ce57" table:formula="of:=[.D38]/86400/1000" office:value-type="time" office:time-value="PT00H11M42.67S" calcext:value-type="time">
            <text:p>00:11:42,670</text:p>
          </table:table-cell>
          <table:table-cell table:style-name="ce39"/>
        </table:table-row>
        <table:table-row table:style-name="ro2">
          <table:table-cell table:style-name="ce40" office:value-type="float" office:value="4.09525185508317E+030" calcext:value-type="float">
            <text:p>4,09525185508317E+030</text:p>
          </table:table-cell>
          <table:table-cell table:style-name="ce40" office:value-type="float" office:value="569011228691011" calcext:value-type="float">
            <text:p>569011228691011</text:p>
          </table:table-cell>
          <table:table-cell table:style-name="ce40" office:value-type="float" office:value="7197137154049043" calcext:value-type="float">
            <text:p>7197137154049043</text:p>
          </table:table-cell>
          <table:table-cell table:style-name="ce40" office:value-type="float" office:value="470673" calcext:value-type="float">
            <text:p>470673</text:p>
          </table:table-cell>
          <table:table-cell table:style-name="ce57" table:formula="of:=[.D39]/86400/1000" office:value-type="time" office:time-value="PT00H07M50.673S" calcext:value-type="time">
            <text:p>00:07:50,673</text:p>
          </table:table-cell>
          <table:table-cell table:style-name="ce39"/>
        </table:table-row>
        <table:table-row table:style-name="ro2">
          <table:table-cell table:style-name="ce40" office:value-type="float" office:value="1.63810074203332E+031" calcext:value-type="float">
            <text:p>1,63810074203332E+031</text:p>
          </table:table-cell>
          <table:table-cell table:style-name="ce40" office:value-type="float" office:value="1138022457382051" calcext:value-type="float">
            <text:p>1138022457382051</text:p>
          </table:table-cell>
          <table:table-cell table:style-name="ce40" office:value-type="float" office:value="1.43942743080981E+016" calcext:value-type="float">
            <text:p>1,43942743080981E+016</text:p>
          </table:table-cell>
          <table:table-cell table:style-name="ce40" office:value-type="float" office:value="319689" calcext:value-type="float">
            <text:p>319689</text:p>
          </table:table-cell>
          <table:table-cell table:style-name="ce57" table:formula="of:=[.D40]/86400/1000" office:value-type="time" office:time-value="PT00H05M19.689S" calcext:value-type="time">
            <text:p>00:05:19,689</text:p>
          </table:table-cell>
          <table:table-cell table:style-name="ce39"/>
        </table:table-row>
        <table:table-row table:style-name="ro2">
          <table:table-cell table:style-name="ce40" office:value-type="float" office:value="6.55240296813329E+031" calcext:value-type="float">
            <text:p>6,55240296813329E+031</text:p>
          </table:table-cell>
          <table:table-cell table:style-name="ce40" office:value-type="float" office:value="2.87885486161963E+016" calcext:value-type="float">
            <text:p>2,87885486161963E+016</text:p>
          </table:table-cell>
          <table:table-cell table:style-name="ce40" office:value-type="float" office:value="2276044914764107" calcext:value-type="float">
            <text:p>2276044914764107</text:p>
          </table:table-cell>
          <table:table-cell table:style-name="ce40" office:value-type="float" office:value="326914" calcext:value-type="float">
            <text:p>326914</text:p>
          </table:table-cell>
          <table:table-cell table:style-name="ce57" table:formula="of:=[.D41]/86400/1000" office:value-type="time" office:time-value="PT00H05M26.914S" calcext:value-type="time">
            <text:p>00:05:26,914</text:p>
          </table:table-cell>
          <table:table-cell table:style-name="ce39"/>
        </table:table-row>
        <table:table-row table:style-name="ro2">
          <table:table-cell table:style-name="ce40" office:value-type="float" office:value="2.62096118725334E+032" calcext:value-type="float">
            <text:p>2,62096118725334E+032</text:p>
          </table:table-cell>
          <table:table-cell table:style-name="ce40" office:value-type="float" office:value="4552089829528243" calcext:value-type="float">
            <text:p>4552089829528243</text:p>
          </table:table-cell>
          <table:table-cell table:style-name="ce40" office:value-type="float" office:value="5.75770972323927E+016" calcext:value-type="float">
            <text:p>5,75770972323927E+016</text:p>
          </table:table-cell>
          <table:table-cell table:style-name="ce40" office:value-type="float" office:value="771645" calcext:value-type="float">
            <text:p>771645</text:p>
          </table:table-cell>
          <table:table-cell table:style-name="ce57" table:formula="of:=[.D42]/86400/1000" office:value-type="time" office:time-value="PT00H12M51.645S" calcext:value-type="time">
            <text:p>00:12:51,645</text:p>
          </table:table-cell>
          <table:table-cell table:style-name="ce39"/>
        </table:table-row>
        <table:table-row table:style-name="ro2">
          <table:table-cell table:style-name="ce40" office:value-type="float" office:value="1.04838447490134E+033" calcext:value-type="float">
            <text:p>1,04838447490134E+033</text:p>
          </table:table-cell>
          <table:table-cell table:style-name="ce40" office:value-type="float" office:value="9.10417965905654E+015" calcext:value-type="float">
            <text:p>9,10417965905654E+015</text:p>
          </table:table-cell>
          <table:table-cell table:style-name="ce40" office:value-type="float" office:value="1.15154194464786E+017" calcext:value-type="float">
            <text:p>1,15154194464786E+017</text:p>
          </table:table-cell>
          <table:table-cell table:style-name="ce40" office:value-type="float" office:value="3978355" calcext:value-type="float">
            <text:p>3978355</text:p>
          </table:table-cell>
          <table:table-cell table:style-name="ce57" table:formula="of:=[.D43]/86400/1000" office:value-type="time" office:time-value="PT01H06M18.355S" calcext:value-type="time">
            <text:p>01:06:18,355</text:p>
          </table:table-cell>
          <table:table-cell table:style-name="ce39"/>
        </table:table-row>
        <table:table-row table:style-name="ro2">
          <table:table-cell table:style-name="ce40" office:value-type="float" office:value="4.19353789960538E+033" calcext:value-type="float">
            <text:p>4,19353789960538E+033</text:p>
          </table:table-cell>
          <table:table-cell table:style-name="ce40" office:value-type="float" office:value="2.30308388929571E+017" calcext:value-type="float">
            <text:p>2,30308388929571E+017</text:p>
          </table:table-cell>
          <table:table-cell table:style-name="ce40" office:value-type="float" office:value="1.82083593181131E+016" calcext:value-type="float">
            <text:p>1,82083593181131E+016</text:p>
          </table:table-cell>
          <table:table-cell table:style-name="ce40" office:value-type="float" office:value="3561989" calcext:value-type="float">
            <text:p>3561989</text:p>
          </table:table-cell>
          <table:table-cell table:style-name="ce57" table:formula="of:=[.D44]/86400/1000" office:value-type="time" office:time-value="PT00H59M21.989S" calcext:value-type="time">
            <text:p>00:59:21,989</text:p>
          </table:table-cell>
          <table:table-cell table:style-name="ce39"/>
        </table:table-row>
        <table:table-row table:style-name="ro2">
          <table:table-cell table:style-name="ce40" office:value-type="float" office:value="1.67741515984215E+034" calcext:value-type="float">
            <text:p>1,67741515984215E+034</text:p>
          </table:table-cell>
          <table:table-cell table:style-name="ce40" office:value-type="float" office:value="4.60616777859142E+017" calcext:value-type="float">
            <text:p>4,60616777859142E+017</text:p>
          </table:table-cell>
          <table:table-cell table:style-name="ce40" office:value-type="float" office:value="3.64167186362263E+016" calcext:value-type="float">
            <text:p>3,64167186362263E+016</text:p>
          </table:table-cell>
          <table:table-cell table:style-name="ce40" office:value-type="float" office:value="5495427" calcext:value-type="float">
            <text:p>5495427</text:p>
          </table:table-cell>
          <table:table-cell table:style-name="ce57" table:formula="of:=[.D45]/86400/1000" office:value-type="time" office:time-value="PT01H31M35.427S" calcext:value-type="time">
            <text:p>01:31:35,427</text:p>
          </table:table-cell>
          <table:table-cell table:style-name="ce39"/>
        </table:table-row>
        <table:table-row table:style-name="ro2">
          <table:table-cell table:style-name="ce40" office:value-type="float" office:value="6.70966063936861E+034" calcext:value-type="float">
            <text:p>6,70966063936861E+034</text:p>
          </table:table-cell>
          <table:table-cell table:style-name="ce40" office:value-type="float" office:value="9.21233555718284E+017" calcext:value-type="float">
            <text:p>9,21233555718284E+017</text:p>
          </table:table-cell>
          <table:table-cell table:style-name="ce40" office:value-type="float" office:value="7.28334372724525E+016" calcext:value-type="float">
            <text:p>7,28334372724525E+016</text:p>
          </table:table-cell>
          <table:table-cell table:style-name="ce40" office:value-type="float" office:value="5726932" calcext:value-type="float">
            <text:p>5726932</text:p>
          </table:table-cell>
          <table:table-cell table:style-name="ce57" table:formula="of:=[.D46]/86400/1000" office:value-type="time" office:time-value="PT01H35M26.932S" calcext:value-type="time">
            <text:p>01:35:26,932</text:p>
          </table:table-cell>
          <table:table-cell table:style-name="ce39"/>
        </table:table-row>
        <table:table-row table:style-name="ro2">
          <table:table-cell table:style-name="ce40" office:value-type="float" office:value="2.68386425574744E+035" calcext:value-type="float">
            <text:p>2,68386425574744E+035</text:p>
          </table:table-cell>
          <table:table-cell table:style-name="ce40" office:value-type="float" office:value="1.84246711143657E+018" calcext:value-type="float">
            <text:p>1,84246711143657E+018</text:p>
          </table:table-cell>
          <table:table-cell table:style-name="ce40" office:value-type="float" office:value="1.45666874544905E+017" calcext:value-type="float">
            <text:p>1,45666874544905E+017</text:p>
          </table:table-cell>
          <table:table-cell table:style-name="ce40" office:value-type="float" office:value="4291306" calcext:value-type="float">
            <text:p>4291306</text:p>
          </table:table-cell>
          <table:table-cell table:style-name="ce57" table:formula="of:=[.D47]/86400/1000" office:value-type="time" office:time-value="PT01H11M31.306S" calcext:value-type="time">
            <text:p>01:11:31,306</text:p>
          </table:table-cell>
          <table:table-cell table:style-name="ce39"/>
        </table:table-row>
        <table:table-row table:style-name="ro2">
          <table:table-cell table:style-name="ce40" office:value-type="float" office:value="1.07354570229898E+036" calcext:value-type="float">
            <text:p>1,07354570229898E+036</text:p>
          </table:table-cell>
          <table:table-cell table:style-name="ce40" office:value-type="float" office:value="3.68493422287314E+018" calcext:value-type="float">
            <text:p>3,68493422287314E+018</text:p>
          </table:table-cell>
          <table:table-cell table:style-name="ce40" office:value-type="float" office:value="2.9133374908981E+017" calcext:value-type="float">
            <text:p>2,9133374908981E+017</text:p>
          </table:table-cell>
          <table:table-cell table:style-name="ce40" office:value-type="float" office:value="10293705" calcext:value-type="float">
            <text:p>10293705</text:p>
          </table:table-cell>
          <table:table-cell table:style-name="ce57" table:formula="of:=[.D48]/86400/1000" office:value-type="time" office:time-value="PT02H51M33.705S" calcext:value-type="time">
            <text:p>02:51:33,705</text:p>
          </table:table-cell>
          <table:table-cell table:style-name="ce39"/>
        </table:table-row>
        <table:table-row table:style-name="ro2">
          <table:table-cell table:style-name="ce40" office:value-type="float" office:value="4.29418280919591E+036" calcext:value-type="float">
            <text:p>4,29418280919591E+036</text:p>
          </table:table-cell>
          <table:table-cell table:style-name="ce40" office:value-type="float" office:value="5.82667498179621E+017" calcext:value-type="float">
            <text:p>5,82667498179621E+017</text:p>
          </table:table-cell>
          <table:table-cell table:style-name="ce40" office:value-type="float" office:value="7.36986844574628E+018" calcext:value-type="float">
            <text:p>7,36986844574628E+018</text:p>
          </table:table-cell>
          <table:table-cell table:style-name="ce40" office:value-type="float" office:value="6122832" calcext:value-type="float">
            <text:p>6122832</text:p>
          </table:table-cell>
          <table:table-cell table:style-name="ce57" table:formula="of:=[.D49]/86400/1000" office:value-type="time" office:time-value="PT01H42M02.832S" calcext:value-type="time">
            <text:p>01:42:02,832</text:p>
          </table:table-cell>
          <table:table-cell table:style-name="ce39"/>
        </table:table-row>
        <table:table-row table:style-name="ro2">
          <table:table-cell table:style-name="ce40" office:value-type="float" office:value="1.71767312367836E+037" calcext:value-type="float">
            <text:p>1,71767312367836E+037</text:p>
          </table:table-cell>
          <table:table-cell table:style-name="ce40" office:value-type="float" office:value="1.16533499635924E+018" calcext:value-type="float">
            <text:p>1,16533499635924E+018</text:p>
          </table:table-cell>
          <table:table-cell table:style-name="ce40" office:value-type="float" office:value="1.47397368914926E+019" calcext:value-type="float">
            <text:p>1,47397368914926E+019</text:p>
          </table:table-cell>
          <table:table-cell table:style-name="ce40" office:value-type="float" office:value="7293988" calcext:value-type="float">
            <text:p>7293988</text:p>
          </table:table-cell>
          <table:table-cell table:style-name="ce57" table:formula="of:=[.D50]/86400/1000" office:value-type="time" office:time-value="PT02H01M33.988S" calcext:value-type="time">
            <text:p>02:01:33,988</text:p>
          </table:table-cell>
          <table:table-cell table:style-name="ce39"/>
        </table:table-row>
        <table:table-row table:style-name="ro2">
          <table:table-cell table:style-name="ce40" office:value-type="float" office:value="6.87069249471346E+037" calcext:value-type="float">
            <text:p>6,87069249471346E+037</text:p>
          </table:table-cell>
          <table:table-cell table:style-name="ce40" office:value-type="float" office:value="2.33066999271848E+018" calcext:value-type="float">
            <text:p>2,33066999271848E+018</text:p>
          </table:table-cell>
          <table:table-cell table:style-name="ce40" office:value-type="float" office:value="2.94794737829851E+019" calcext:value-type="float">
            <text:p>2,94794737829851E+019</text:p>
          </table:table-cell>
          <table:table-cell table:style-name="ce40" office:value-type="float" office:value="7255347" calcext:value-type="float">
            <text:p>7255347</text:p>
          </table:table-cell>
          <table:table-cell table:style-name="ce57" table:formula="of:=[.D51]/86400/1000" office:value-type="time" office:time-value="PT02H00M55.347S" calcext:value-type="time">
            <text:p>02:00:55,347</text:p>
          </table:table-cell>
          <table:table-cell table:style-name="ce39"/>
        </table:table-row>
        <table:table-row table:style-name="ro2">
          <table:table-cell table:style-name="ce40" office:value-type="float" office:value="2.74827699788538E+038" calcext:value-type="float">
            <text:p>2,74827699788538E+038</text:p>
          </table:table-cell>
          <table:table-cell table:style-name="ce40" office:value-type="float" office:value="5.89589475659702E+019" calcext:value-type="float">
            <text:p>5,89589475659702E+019</text:p>
          </table:table-cell>
          <table:table-cell table:style-name="ce40" office:value-type="float" office:value="4.66133998543697E+018" calcext:value-type="float">
            <text:p>4,66133998543697E+018</text:p>
          </table:table-cell>
          <table:table-cell table:style-name="ce40" office:value-type="float" office:value="23189218" calcext:value-type="float">
            <text:p>23189218</text:p>
          </table:table-cell>
          <table:table-cell table:style-name="ce57" table:formula="of:=[.D52]/86400/1000" office:value-type="time" office:time-value="PT06H26M29.218S" calcext:value-type="time">
            <text:p>06:26:29,218</text:p>
          </table:table-cell>
          <table:table-cell table:style-name="ce39"/>
        </table:table-row>
        <table:table-row table:style-name="ro2">
          <table:table-cell table:style-name="ce40" office:value-type="float" office:value="1.09931079915415E+039" calcext:value-type="float">
            <text:p>1,09931079915415E+039</text:p>
          </table:table-cell>
          <table:table-cell table:style-name="ce40" office:value-type="float" office:value="9.32267997087393E+018" calcext:value-type="float">
            <text:p>9,32267997087393E+018</text:p>
          </table:table-cell>
          <table:table-cell table:style-name="ce40" office:value-type="float" office:value="1.1791789513194E+020" calcext:value-type="float">
            <text:p>1,1791789513194E+020</text:p>
          </table:table-cell>
          <table:table-cell table:style-name="ce40" office:value-type="float" office:value="139622110" calcext:value-type="float">
            <text:p>139622110</text:p>
          </table:table-cell>
          <table:table-cell table:style-name="ce57" table:formula="of:=[.D53]/86400/1000" office:value-type="time" office:time-value="PT38H47M02.11S" calcext:value-type="time">
            <text:p>38:47:02,11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5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6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7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8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3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4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5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6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7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8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99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100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101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>
          <table:table-cell table:style-name="ce40" table:number-columns-repeated="4"/>
          <table:table-cell table:style-name="ce57" table:formula="of:=[.D102]/86400/1000" office:value-type="time" office:time-value="PT00H00M00S" calcext:value-type="time">
            <text:p>00:00:00,000</text:p>
          </table:table-cell>
          <table:table-cell table:style-name="ce39"/>
        </table:table-row>
        <table:table-row table:style-name="ro2" table:number-rows-repeated="104847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number:date-style style:name="N122">
      <number:day number:style="long"/>
      <number:text>:</number:text>
      <number:hours number:style="long"/>
      <number:text>:</number:text>
      <number:minutes number:style="long"/>
      <number:text>:</number:text>
      <number:seconds number:style="long" number:decimal-places="2"/>
    </number:date-style>
    <number:time-style style:name="N123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date-style style:name="N124">
      <number:day number:style="long"/>
      <number:text>: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8T09:24:08.533700302</dc:date>
    <dc:creator>Pedro Quaresma</dc:creator>
    <meta:editing-duration>PT4H12M20S</meta:editing-duration>
    <meta:editing-cycles>62</meta:editing-cycles>
    <meta:generator>LibreOffice/7.4.7.2$Linux_X86_64 LibreOffice_project/40$Build-2</meta:generator>
    <meta:document-statistic meta:table-count="5" meta:cell-count="1205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451cm" svg:height="22.2cm" xlink:href=".." xlink:type="simple" chart:class="chart:line" chart:style-name="ch1">
        <chart:title svg:x="12.895cm" svg:y="0.58cm" chart:style-name="ch2">
          <text:p>Comparação dos Métodos de Factorização</text:p>
        </chart:title>
        <chart:subtitle svg:x="12.538cm" svg:y="1.803cm" chart:style-name="ch3">
          <text:p>Linux Suse 15 -  Intel i9 -  128GB - 10 cores - 3,7GHz</text:p>
        </chart:subtitle>
        <chart:legend chart:legend-position="end" svg:x="28.821cm" svg:y="10.054cm" style:legend-expansion="high" chart:style-name="ch4"/>
        <chart:plot-area chart:style-name="ch5" table:cell-range-address="resultadosMFSaltosX2_0.A4:resultadosMFSaltosX2_0.A54 resultadosMFSaltosX2_0.B2:resultadosMFSaltosX2_0.B2 resultadosMFSaltosX2_0.D4:resultadosMFSaltosX2_0.D31 resultadosMFSaltosX2_0.F2:resultadosMFSaltosX2_0.F2 resultadosMFSaltosX2_0.H4:resultadosMFSaltosX2_0.H31 resultadosMFSaltosX2_0.J2:resultadosMFSaltosX2_0.J2 resultadosMFSaltosX2_0.L4:resultadosMFSaltosX2_0.L31 resultadosMFSaltosX2_0.N2:resultadosMFSaltosX2_0.N2 resultadosMFSaltosX2_0.P4:resultadosMFSaltosX2_0.P54" chart:data-source-has-labels="both" svg:x="1.7cm" svg:y="2.93cm" svg:width="26.432cm" svg:height="17.845cm">
          <chart:coordinate-region svg:x="3.618cm" svg:y="3.129cm" svg:width="24.373cm" svg:height="15.936cm"/>
          <chart:axis chart:dimension="x" chart:name="primary-x" chart:style-name="ch6" chartooo:axis-type="auto">
            <chartooo:date-scale/>
            <chart:title svg:x="14.422cm" svg:y="21.219cm" chart:style-name="ch7">
              <text:p>n=p*q</text:p>
            </chart:title>
            <chart:categories table:cell-range-address="resultadosMFSaltosX2_0.A4:resultadosMFSaltosX2_0.A54"/>
          </chart:axis>
          <chart:axis chart:dimension="y" chart:name="primary-y" chart:style-name="ch8">
            <chart:title svg:x="0.451cm" svg:y="13.232cm" chart:style-name="ch9">
              <text:p>Tempos CPU (ms)</text:p>
            </chart:title>
            <chart:grid chart:style-name="ch10" chart:class="major"/>
          </chart:axis>
          <chart:series chart:style-name="ch11" chart:values-cell-range-address="resultadosMFSaltosX2_0.D4:resultadosMFSaltosX2_0.D31" chart:label-cell-address="resultadosMFSaltosX2_0.B2:resultadosMFSaltosX2_0.B2" chart:class="chart:line">
            <chart:data-point chart:repeated="28"/>
          </chart:series>
          <chart:series chart:style-name="ch12" chart:values-cell-range-address="resultadosMFSaltosX2_0.H4:resultadosMFSaltosX2_0.H31" chart:label-cell-address="resultadosMFSaltosX2_0.F2:resultadosMFSaltosX2_0.F2" chart:class="chart:line">
            <chart:data-point chart:repeated="28"/>
          </chart:series>
          <chart:series chart:style-name="ch13" chart:values-cell-range-address="resultadosMFSaltosX2_0.L4:resultadosMFSaltosX2_0.L31" chart:label-cell-address="resultadosMFSaltosX2_0.J2:resultadosMFSaltosX2_0.J2" chart:class="chart:line">
            <chart:data-point chart:repeated="28"/>
          </chart:series>
          <chart:series chart:style-name="ch14" chart:values-cell-range-address="resultadosMFSaltosX2_0.P4:resultadosMFSaltosX2_0.P54" chart:label-cell-address="resultadosMFSaltosX2_0.N2:resultadosMFSaltosX2_0.N2" chart:class="chart:line"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Método da Divisão  </text:p>
                <draw:g>
                  <svg:desc>resultadosMFSaltosX2_0.B2:resultadosMFSaltosX2_0.B2</svg:desc>
                </draw:g>
              </table:table-cell>
              <table:table-cell office:value-type="string">
                <text:p>  Método da Euclides  </text:p>
                <draw:g>
                  <svg:desc>resultadosMFSaltosX2_0.F2:resultadosMFSaltosX2_0.F2</svg:desc>
                </draw:g>
              </table:table-cell>
              <table:table-cell office:value-type="string">
                <text:p>  Método de Fermat  </text:p>
                <draw:g>
                  <svg:desc>resultadosMFSaltosX2_0.J2:resultadosMFSaltosX2_0.J2</svg:desc>
                </draw:g>
              </table:table-cell>
              <table:table-cell office:value-type="string">
                <text:p>Método do Crivo Quadrático</text:p>
                <draw:g>
                  <svg:desc>resultadosMFSaltosX2_0.N2:resultadosMFSaltosX2_0.N2</svg:desc>
                </draw:g>
              </table:table-cell>
            </table:table-row>
          </table:table-header-rows>
          <table:table-rows>
            <table:table-row>
              <table:table-cell office:value-type="float" office:value="866423017">
                <text:p>866423017</text:p>
                <draw:g>
                  <svg:desc>resultadosMFSaltosX2_0.A4:resultadosMFSaltosX2_0.A54</svg:desc>
                </draw:g>
              </table:table-cell>
              <table:table-cell office:value-type="float" office:value="243">
                <text:p>243</text:p>
                <draw:g>
                  <svg:desc>resultadosMFSaltosX2_0.D4:resultadosMFSaltosX2_0.D31</svg:desc>
                </draw:g>
              </table:table-cell>
              <table:table-cell office:value-type="float" office:value="239">
                <text:p>239</text:p>
                <draw:g>
                  <svg:desc>resultadosMFSaltosX2_0.H4:resultadosMFSaltosX2_0.H31</svg:desc>
                </draw:g>
              </table:table-cell>
              <table:table-cell office:value-type="float" office:value="5">
                <text:p>5</text:p>
                <draw:g>
                  <svg:desc>resultadosMFSaltosX2_0.L4:resultadosMFSaltosX2_0.L31</svg:desc>
                </draw:g>
              </table:table-cell>
              <table:table-cell office:value-type="float" office:value="5">
                <text:p>5</text:p>
                <draw:g>
                  <svg:desc>resultadosMFSaltosX2_0.P4:resultadosMFSaltosX2_0.P54</svg:desc>
                </draw:g>
              </table:table-cell>
            </table:table-row>
            <table:table-row>
              <table:table-cell office:value-type="float" office:value="3465918073">
                <text:p>3465918073</text:p>
              </table:table-cell>
              <table:table-cell office:value-type="float" office:value="684">
                <text:p>684</text:p>
              </table:table-cell>
              <table:table-cell office:value-type="float" office:value="672">
                <text:p>67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869217547">
                <text:p>13869217547</text:p>
              </table:table-cell>
              <table:table-cell office:value-type="float" office:value="1925">
                <text:p>1925</text:p>
              </table:table-cell>
              <table:table-cell office:value-type="float" office:value="1889">
                <text:p>1889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5483066187">
                <text:p>55483066187</text:p>
              </table:table-cell>
              <table:table-cell office:value-type="float" office:value="5424">
                <text:p>5424</text:p>
              </table:table-cell>
              <table:table-cell office:value-type="float" office:value="5328">
                <text:p>5328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1977905893">
                <text:p>221977905893</text:p>
              </table:table-cell>
              <table:table-cell office:value-type="float" office:value="15264">
                <text:p>15264</text:p>
              </table:table-cell>
              <table:table-cell office:value-type="float" office:value="15009">
                <text:p>15009</text:p>
              </table:table-cell>
              <table:table-cell office:value-type="float" office:value="81">
                <text:p>8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float" office:value="887955112631">
                <text:p>887955112631</text:p>
              </table:table-cell>
              <table:table-cell office:value-type="float" office:value="43740">
                <text:p>43740</text:p>
              </table:table-cell>
              <table:table-cell office:value-type="float" office:value="42542">
                <text:p>42542</text:p>
              </table:table-cell>
              <table:table-cell office:value-type="float" office:value="162">
                <text:p>162</text:p>
              </table:table-cell>
              <table:table-cell office:value-type="float" office:value="66147">
                <text:p>66147</text:p>
              </table:table-cell>
            </table:table-row>
            <table:table-row>
              <table:table-cell office:value-type="float" office:value="3552016422607">
                <text:p>3552016422607</text:p>
              </table:table-cell>
              <table:table-cell office:value-type="float" office:value="123344">
                <text:p>123344</text:p>
              </table:table-cell>
              <table:table-cell office:value-type="float" office:value="121632">
                <text:p>121632</text:p>
              </table:table-cell>
              <table:table-cell office:value-type="float" office:value="327">
                <text:p>3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208111206759">
                <text:p>14208111206759</text:p>
              </table:table-cell>
              <table:table-cell office:value-type="float" office:value="347800">
                <text:p>347800</text:p>
              </table:table-cell>
              <table:table-cell office:value-type="float" office:value="343062">
                <text:p>343062</text:p>
              </table:table-cell>
              <table:table-cell office:value-type="float" office:value="652">
                <text:p>6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6832582493517">
                <text:p>56832582493517</text:p>
              </table:table-cell>
              <table:table-cell office:value-type="float" office:value="984045">
                <text:p>984045</text:p>
              </table:table-cell>
              <table:table-cell office:value-type="float" office:value="971104">
                <text:p>971104</text:p>
              </table:table-cell>
              <table:table-cell office:value-type="float" office:value="1306">
                <text:p>130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27331223344527">
                <text:p>227331223344527</text:p>
              </table:table-cell>
              <table:table-cell office:value-type="float" office:value="2781131">
                <text:p>2781131</text:p>
              </table:table-cell>
              <table:table-cell office:value-type="float" office:value="2745535">
                <text:p>2745535</text:p>
              </table:table-cell>
              <table:table-cell office:value-type="float" office:value="2615">
                <text:p>26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09326053603783">
                <text:p>909326053603783</text:p>
              </table:table-cell>
              <table:table-cell office:value-type="float" office:value="7868170">
                <text:p>7868170</text:p>
              </table:table-cell>
              <table:table-cell office:value-type="float" office:value="7768373">
                <text:p>7768373</text:p>
              </table:table-cell>
              <table:table-cell office:value-type="float" office:value="5228">
                <text:p>52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637310700952739">
                <text:p>3637310700952739</text:p>
              </table:table-cell>
              <table:table-cell office:value-type="float" office:value="22229088">
                <text:p>22229088</text:p>
              </table:table-cell>
              <table:table-cell office:value-type="float" office:value="21957590">
                <text:p>21957590</text:p>
              </table:table-cell>
              <table:table-cell office:value-type="float" office:value="10463">
                <text:p>1046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1.45492519380387E+016">
                <text:p>1.45492519380387E+016</text:p>
              </table:table-cell>
              <table:table-cell office:value-type="float" office:value="62851369">
                <text:p>62851369</text:p>
              </table:table-cell>
              <table:table-cell office:value-type="float" office:value="62075613">
                <text:p>62075613</text:p>
              </table:table-cell>
              <table:table-cell office:value-type="float" office:value="20891">
                <text:p>2089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5.81970153180362E+016">
                <text:p>5.81970153180362E+016</text:p>
              </table:table-cell>
              <table:table-cell office:value-type="float" office:value="177701403">
                <text:p>177701403</text:p>
              </table:table-cell>
              <table:table-cell office:value-type="float" office:value="175457184">
                <text:p>175457184</text:p>
              </table:table-cell>
              <table:table-cell office:value-type="float" office:value="41812">
                <text:p>41812</text:p>
              </table:table-cell>
              <table:table-cell office:value-type="float" office:value="44874">
                <text:p>44874</text:p>
              </table:table-cell>
            </table:table-row>
            <table:table-row>
              <table:table-cell office:value-type="float" office:value="2.32788077122514E+017">
                <text:p>2.32788077122514E+017</text:p>
              </table:table-cell>
              <table:table-cell office:value-type="float" office:value="511508749">
                <text:p>511508749</text:p>
              </table:table-cell>
              <table:table-cell office:value-type="float" office:value="516681561">
                <text:p>516681561</text:p>
              </table:table-cell>
              <table:table-cell office:value-type="float" office:value="83552">
                <text:p>8355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9.31152408828042E+017">
                <text:p>9.31152408828042E+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845">
                <text:p>1668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.72460968211177E+018">
                <text:p>3.72460968211177E+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711">
                <text:p>33271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.48984391609505E+019">
                <text:p>1.48984391609505E+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348">
                <text:p>70934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5.95937570462984E+019">
                <text:p>5.95937570462984E+019</text:p>
              </table:table-cell>
              <table:table-cell office:value-type="float" office:value="45795">
                <text:p>45795</text:p>
              </table:table-cell>
              <table:table-cell office:value-type="float" office:value="45795">
                <text:p>45795</text:p>
              </table:table-cell>
              <table:table-cell office:value-type="float" office:value="1470535">
                <text:p>1470535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.38375030391794E+020">
                <text:p>2.38375030391794E+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2001">
                <text:p>297200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9.53500122957522E+020">
                <text:p>9.53500122957522E+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6400">
                <text:p>595640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3.81400049575497E+021">
                <text:p>3.81400049575497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10957">
                <text:p>11910957</text:p>
              </table:table-cell>
              <table:table-cell office:value-type="float" office:value="11515">
                <text:p>11515</text:p>
              </table:table-cell>
            </table:table-row>
            <table:table-row>
              <table:table-cell office:value-type="float" office:value="1.52560019914948E+022">
                <text:p>1.52560019914948E+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31055">
                <text:p>23831055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float" office:value="6.10240080078063E+022">
                <text:p>6.10240080078063E+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27596">
                <text:p>47627596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float" office:value="2.4409603205311E+023">
                <text:p>2.4409603205311E+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44813">
                <text:p>95144813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float" office:value="9.76384128233459E+023">
                <text:p>9.76384128233459E+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135075">
                <text:p>190135075</text:p>
              </table:table-cell>
              <table:table-cell office:value-type="float" office:value="9122">
                <text:p>9122</text:p>
              </table:table-cell>
            </table:table-row>
            <table:table-row>
              <table:table-cell office:value-type="float" office:value="3.90553651324295E+024">
                <text:p>3.90553651324295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571562">
                <text:p>389571562</text:p>
              </table:table-cell>
              <table:table-cell office:value-type="float" office:value="37301">
                <text:p>37301</text:p>
              </table:table-cell>
            </table:table-row>
            <table:table-row>
              <table:table-cell office:value-type="float" office:value="1.5622146053368E+025">
                <text:p>1.5622146053368E+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543506">
                <text:p>760543506</text:p>
              </table:table-cell>
              <table:table-cell office:value-type="float" office:value="29588">
                <text:p>29588</text:p>
              </table:table-cell>
            </table:table-row>
            <table:table-row>
              <table:table-cell office:value-type="float" office:value="6.24885842137645E+025">
                <text:p>6.24885842137645E+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57">
                <text:p>62857</text:p>
              </table:table-cell>
            </table:table-row>
            <table:table-row>
              <table:table-cell office:value-type="float" office:value="2.49954336855568E+026">
                <text:p>2.49954336855568E+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48">
                <text:p>17848</text:p>
              </table:table-cell>
            </table:table-row>
            <table:table-row>
              <table:table-cell office:value-type="float" office:value="9.99817347425959E+026">
                <text:p>9.99817347425959E+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406">
                <text:p>135406</text:p>
              </table:table-cell>
            </table:table-row>
            <table:table-row>
              <table:table-cell office:value-type="float" office:value="3.99926938972464E+027">
                <text:p>3.99926938972464E+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298">
                <text:p>169298</text:p>
              </table:table-cell>
            </table:table-row>
            <table:table-row>
              <table:table-cell office:value-type="float" office:value="1.59970775589108E+028">
                <text:p>1.59970775589108E+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537">
                <text:p>127537</text:p>
              </table:table-cell>
            </table:table-row>
            <table:table-row>
              <table:table-cell office:value-type="float" office:value="6.39883102356484E+028">
                <text:p>6.39883102356484E+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99">
                <text:p>122199</text:p>
              </table:table-cell>
            </table:table-row>
            <table:table-row>
              <table:table-cell office:value-type="float" office:value="2.55953240942624E+029">
                <text:p>2.55953240942624E+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634">
                <text:p>119634</text:p>
              </table:table-cell>
            </table:table-row>
            <table:table-row>
              <table:table-cell office:value-type="float" office:value="1.02381296377063E+030">
                <text:p>1.02381296377063E+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670">
                <text:p>702670</text:p>
              </table:table-cell>
            </table:table-row>
            <table:table-row>
              <table:table-cell office:value-type="float" office:value="4.09525185508317E+030">
                <text:p>4.09525185508317E+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673">
                <text:p>470673</text:p>
              </table:table-cell>
            </table:table-row>
            <table:table-row>
              <table:table-cell office:value-type="float" office:value="1.63810074203332E+031">
                <text:p>1.63810074203332E+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689">
                <text:p>319689</text:p>
              </table:table-cell>
            </table:table-row>
            <table:table-row>
              <table:table-cell office:value-type="float" office:value="6.55240296813329E+031">
                <text:p>6.55240296813329E+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914">
                <text:p>326914</text:p>
              </table:table-cell>
            </table:table-row>
            <table:table-row>
              <table:table-cell office:value-type="float" office:value="2.62096118725334E+032">
                <text:p>2.62096118725334E+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645">
                <text:p>771645</text:p>
              </table:table-cell>
            </table:table-row>
            <table:table-row>
              <table:table-cell office:value-type="float" office:value="1.04838447490134E+033">
                <text:p>1.04838447490134E+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8355">
                <text:p>3978355</text:p>
              </table:table-cell>
            </table:table-row>
            <table:table-row>
              <table:table-cell office:value-type="float" office:value="4.19353789960538E+033">
                <text:p>4.19353789960538E+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1989">
                <text:p>3561989</text:p>
              </table:table-cell>
            </table:table-row>
            <table:table-row>
              <table:table-cell office:value-type="float" office:value="1.67741515984215E+034">
                <text:p>1.67741515984215E+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5427">
                <text:p>5495427</text:p>
              </table:table-cell>
            </table:table-row>
            <table:table-row>
              <table:table-cell office:value-type="float" office:value="6.70966063936861E+034">
                <text:p>6.70966063936861E+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6932">
                <text:p>5726932</text:p>
              </table:table-cell>
            </table:table-row>
            <table:table-row>
              <table:table-cell office:value-type="float" office:value="2.68386425574744E+035">
                <text:p>2.68386425574744E+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1306">
                <text:p>4291306</text:p>
              </table:table-cell>
            </table:table-row>
            <table:table-row>
              <table:table-cell office:value-type="float" office:value="1.07354570229898E+036">
                <text:p>1.07354570229898E+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3705">
                <text:p>10293705</text:p>
              </table:table-cell>
            </table:table-row>
            <table:table-row>
              <table:table-cell office:value-type="float" office:value="4.29418280919591E+036">
                <text:p>4.29418280919591E+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2832">
                <text:p>6122832</text:p>
              </table:table-cell>
            </table:table-row>
            <table:table-row>
              <table:table-cell office:value-type="float" office:value="1.71767312367836E+037">
                <text:p>1.71767312367836E+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3988">
                <text:p>7293988</text:p>
              </table:table-cell>
            </table:table-row>
            <table:table-row>
              <table:table-cell office:value-type="float" office:value="6.87069249471346E+037">
                <text:p>6.87069249471346E+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5347">
                <text:p>7255347</text:p>
              </table:table-cell>
            </table:table-row>
            <table:table-row>
              <table:table-cell office:value-type="float" office:value="2.74827699788538E+038">
                <text:p>2.74827699788538E+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89218">
                <text:p>23189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622110">
                <text:p>1396221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